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face style:name="Gentium" svg:font-family="Gentium" style:font-pitch="variable"/>
    <style:font-face style:name="Helvetica" svg:font-family="Helvetica"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pitch="variable"/>
    <style:font-face style:name="Lucida Sans" svg:font-family="'Lucida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margin-top="0.0016in" fo:margin-bottom="0in" style:contextual-spacing="false" fo:line-height="150%" fo:text-align="justify" style:justify-single-word="false"/>
    </style:style>
    <style:style style:name="P2" style:family="paragraph" style:parent-style-name="Standard">
      <style:paragraph-properties fo:line-height="150%" fo:text-align="justify" style:justify-single-word="false"/>
      <style:text-properties style:font-name="Gentium" style:font-name-complex="Gentium"/>
    </style:style>
    <style:style style:name="P3" style:family="paragraph" style:parent-style-name="Standard">
      <style:paragraph-properties fo:line-height="150%" fo:text-align="justify"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line-height="150%" fo:text-align="justify" style:justify-single-word="false"/>
      <style:text-properties officeooo:paragraph-rsid="0014e268"/>
    </style:style>
    <style:style style:name="P6" style:family="paragraph" style:parent-style-name="Standard">
      <style:text-properties style:font-name="Gentium" style:font-name-complex="Gentium"/>
    </style:style>
    <style:style style:name="P7" style:family="paragraph" style:parent-style-name="Standard">
      <style:paragraph-properties fo:line-height="150%"/>
      <style:text-properties fo:color="#000000" loext:opacity="100%" style:font-name="Gentium" fo:background-color="#ffffff" style:font-name-asian="Times New Roman" style:font-name-complex="Times New Roman"/>
    </style:style>
    <style:style style:name="P8" style:family="paragraph" style:parent-style-name="Standard">
      <style:paragraph-properties fo:line-height="150%"/>
      <style:text-properties style:font-name="Gentium" style:font-name-asian="Times New Roman" style:font-name-complex="Times New Roman"/>
    </style:style>
    <style:style style:name="P9" style:family="paragraph" style:parent-style-name="Standard">
      <style:paragraph-properties fo:line-height="150%" fo:text-align="justify" style:justify-single-word="false"/>
      <style:text-properties style:font-name="Gentium" style:font-name-asian="Times New Roman" style:font-name-complex="Gentium"/>
    </style:style>
    <style:style style:name="P10" style:family="paragraph" style:parent-style-name="Standard">
      <style:text-properties style:font-name="Gentium" style:font-name-asian="Times New Roman" style:font-name-complex="Gentium"/>
    </style:style>
    <style:style style:name="P11" style:family="paragraph" style:parent-style-name="Standard">
      <style:paragraph-properties fo:margin-top="0.0016in" fo:margin-bottom="0in" style:contextual-spacing="false" fo:line-height="150%" fo:text-align="justify" style:justify-single-word="false"/>
      <style:text-properties style:font-name="Gentium" style:font-name-complex="Gentium"/>
    </style:style>
    <style:style style:name="P12" style:family="paragraph" style:parent-style-name="Standard">
      <style:paragraph-properties fo:line-height="150%" fo:text-align="justify" style:justify-single-word="false"/>
      <style:text-properties style:font-name="Gentium" fo:language="en" fo:country="IN" style:font-name-complex="Gentium"/>
    </style:style>
    <style:style style:name="P13" style:family="paragraph" style:parent-style-name="Footnote">
      <style:paragraph-properties fo:text-align="justify" style:justify-single-word="false"/>
      <style:text-properties style:font-name="Gentium" fo:font-size="10pt" style:font-size-asian="10pt" style:font-name-complex="Gentium" style:font-size-complex="10pt"/>
    </style:style>
    <style:style style:name="P14" style:family="paragraph" style:parent-style-name="Standard">
      <style:paragraph-properties fo:line-height="150%" fo:text-align="justify" style:justify-single-word="false"/>
      <style:text-properties style:font-name="Gentium" fo:language="fr" fo:country="FR" style:font-name-complex="Gentium"/>
    </style:style>
    <style:style style:name="P15" style:family="paragraph" style:parent-style-name="Standard">
      <style:paragraph-properties fo:line-height="150%" fo:text-align="justify" style:justify-single-word="false"/>
      <style:text-properties style:font-name="Gentium" fo:font-style="italic" style:font-style-asian="italic" style:font-name-complex="Gentium" style:font-style-complex="italic"/>
    </style:style>
    <style:style style:name="P16" style:family="paragraph" style:parent-style-name="Standard">
      <style:paragraph-properties fo:line-height="150%" fo:text-align="justify" style:justify-single-word="false"/>
      <style:text-properties style:font-name="Gentium" fo:language="en" fo:country="US" style:language-asian="en" style:country-asian="GB" style:font-name-complex="Times New Roman" style:font-style-complex="italic"/>
    </style:style>
    <style:style style:name="T1" style:family="text">
      <style:text-properties style:font-name="Gentium" style:font-name-complex="Gentium"/>
    </style:style>
    <style:style style:name="T2" style:family="text">
      <style:text-properties style:font-name="Gentium" fo:font-style="italic" style:font-style-asian="italic" style:font-name-complex="Gentium" style:font-style-complex="italic"/>
    </style:style>
    <style:style style:name="T3" style:family="text">
      <style:text-properties style:text-position="super 58%" style:font-name="Gentium" style:font-name-complex="Gentium"/>
    </style:style>
    <style:style style:name="T4" style:family="text">
      <style:text-properties fo:color="#000000" loext:opacity="100%" style:font-name="Gentium" style:font-name-complex="Gentium"/>
    </style:style>
    <style:style style:name="T5" style:family="text">
      <style:text-properties style:font-name="Gentium" fo:font-style="italic" style:font-style-asian="italic" style:font-name-complex="Gentium"/>
    </style:style>
    <style:style style:name="T6" style:family="text">
      <style:text-properties style:font-name="Gentium" style:font-name-complex="Gentium" style:font-style-complex="italic"/>
    </style:style>
    <style:style style:name="T7" style:family="text">
      <style:text-properties style:font-name="Gentium" fo:font-size="10pt" style:font-size-asian="10pt" style:font-name-complex="Gentium" style:font-size-complex="10pt"/>
    </style:style>
    <style:style style:name="T8" style:family="text">
      <style:text-properties style:font-name="Gentium" fo:font-size="10pt" fo:font-style="italic" style:font-size-asian="10pt" style:font-style-asian="italic" style:font-name-complex="Gentium" style:font-size-complex="10pt" style:font-style-complex="italic"/>
    </style:style>
    <style:style style:name="T9" style:family="text">
      <style:text-properties style:font-name="Gentium" officeooo:rsid="0014e268" style:font-name-complex="Gentium"/>
    </style:style>
    <style:style style:name="T10" style:family="text">
      <style:text-properties style:font-name="Gentium" fo:font-style="italic" style:font-name-asian="Times New Roman" style:font-style-asian="italic" style:font-name-complex="Gentium" style:font-style-complex="italic"/>
    </style:style>
    <style:style style:name="T11" style:family="text">
      <style:text-properties style:font-name="Gentium" style:font-name-asian="Times New Roman" style:font-name-complex="Gentium"/>
    </style:style>
    <style:style style:name="T12" style:family="text">
      <style:text-properties style:font-name="Gentium" fo:language="en" fo:country="IN" style:font-name-complex="Gentium"/>
    </style:style>
    <style:style style:name="T13" style:family="text">
      <style:text-properties fo:color="#000000" loext:opacity="100%" style:font-name="Gentium" fo:language="en" fo:country="IN" style:font-name-complex="Gentium"/>
    </style:style>
    <style:style style:name="T14" style:family="text">
      <style:text-properties style:font-name="Gentium" fo:language="en" fo:country="IN" fo:font-style="italic" style:font-style-asian="italic" style:font-name-complex="Gentium" style:font-style-complex="italic"/>
    </style:style>
    <style:style style:name="T15" style:family="text">
      <style:text-properties fo:color="#000000" loext:opacity="100%" style:font-name="Gentium" fo:font-style="italic" style:font-style-asian="italic" style:font-name-complex="Gentium" style:font-style-complex="italic"/>
    </style:style>
    <style:style style:name="T16" style:family="text">
      <style:text-properties fo:color="#ff0000" loext:opacity="100%" style:font-name="Gentium" style:font-name-complex="Gentium"/>
    </style:style>
    <style:style style:name="T17" style:family="text">
      <style:text-properties style:font-name="Gentium" fo:language="fr" fo:country="FR" style:font-name-complex="Gentium"/>
    </style:style>
    <style:style style:name="T18" style:family="text">
      <style:text-properties fo:color="#000000" loext:opacity="100%" style:font-name="Gentium" fo:font-size="10pt" style:font-size-asian="10pt" style:font-name-complex="Gentium" style:font-size-complex="10pt"/>
    </style:style>
    <style:style style:name="T19" style:family="text">
      <style:text-properties fo:color="#000000" loext:opacity="100%" style:text-position="super 58%" style:font-name="Gentium" fo:font-size="10pt" style:font-size-asian="10pt" style:font-name-complex="Gentium" style:font-size-complex="10pt"/>
    </style:style>
    <style:style style:name="fr1" style:family="graphic" style:parent-style-name="Frame">
      <style:graphic-properties fo:margin-left="0in" fo:margin-right="0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Hlk79260357"/><text:span text:style-name="T1">#1. a) Gaṅgājaṭādhara temple of Govindapputtūr; b) ARE 1928–29, no. 177; c) personally located; d) inscription on the lowest part of the base (</text:span><text:span text:style-name="T2">jagati</text:span><text:span text:style-name="T1">) of the southern façade of the </text:span><text:span text:style-name="T2">ardha-maṇḍapa</text:span><text:span text:style-name="T1">; e) Regnal year 22 of </text:span><text:span text:style-name="T2">matirai koṇṭa</text:span><text:span text:style-name="T1"> Kōpparakesarivarman; f) Parāntaka I (</text:span><text:span text:style-name="T2">circa</text:span><text:span text:style-name="T1"> 929 C.E.); g) the inscription does not begin with the expected </text:span><text:span text:style-name="T2">svasti śrī</text:span><text:span text:style-name="T1">; the script resembles the one of inscriptions from the 11</text:span><text:span text:style-name="T3">th</text:span><text:span text:style-name="T1"> century on this very façade, suggesting it is a copy; we cannot read the inscription entirely, but the summary of the ARE indicates that it records a gift of three plots of land, one being the gift of Kāṭaṉ Mādevaṉ of Madana Kāmīśvarapuram for providing offerings to Vijayamaṅgalattu Mahādeva, the other two being endowments by the assembly; I provide here the text I could read in spite of the many uncertainties and lacunae.</text:span></text:p>
      <text:p text:style-name="P2"/>
      <text:p text:style-name="P3"><text:span text:style-name="T1">(1) matirai koṇṭa kopparakecari[nva]kku yāṇtu 22 vatu vaṭakarai </text:span><text:span text:style-name="T2">brahma</text:span><text:span text:style-name="T1">teyam peri </text:span><text:span text:style-name="T2">śrī </text:span><text:span text:style-name="T1">vā[ṇavaṉ]mā[tevi]ccatuvetima[ṅ]kalattu ma X X ka X X put[tu kāṭaṇ mātevaṉ [</text:span><text:span text:style-name="T2">śrī</text:span><text:span text:style-name="T1">] vi[ya]maṅkalattu X X X {built over}</text:span></text:p>
      <text:p text:style-name="P3"><text:span text:style-name="T1">(2) va X vatu ˚iñceri tiruper </text:span><text:span text:style-name="T2">śrī</text:span><text:span text:style-name="T1"> ka[ṇ]ṭaṉ co[ma]ṉiṭaiyu[m] X X X X ṭai[ya] X X X X X X [ḻa]tu [teva] ku[ṭutta pa]ṅku [˚oṉṟu]m [˚iv] X X ˚a X X X X [</text:span><text:span text:style-name="T2">drā</text:span><text:span text:style-name="T1">tit] X X X X X X [˚eṟi] X ṇi ˚oṉṟu mā [vi]</text:span><text:span text:style-name="T2">ja</text:span><text:span text:style-name="T1">yamaṅkala[ttu] X {built over}</text:span></text:p>
      <text:p text:style-name="P3"><text:span text:style-name="T1">(3) ˚ivi</text:span><text:span text:style-name="T2">ja</text:span><text:span text:style-name="T1">yamaṅkalattu </text:span><text:span text:style-name="T2">mahāde</text:span><text:span text:style-name="T1">va[r] [˚arā]tikku [ma] X X X X X X X X X X X [˚ā]ṟa X X X [makaḷ] [˚iṟaiXi]li [kuṭu]tta ci[vai] [</text:span><text:span text:style-name="T2">sa</text:span><text:span text:style-name="T1">]</text:span><text:span text:style-name="T2">Xi</text:span><text:span text:style-name="T1"> </text:span><text:span text:style-name="T2">X</text:span><text:span text:style-name="T1"> </text:span><text:span text:style-name="T2">ṇya </text:span><text:span text:style-name="T1">va[ni]kku kiḻakku X X X X X X X kku X X X X [ka]ṇṇa[ṟu 1 ca] X X X meṟkaṭaiya X X X X X [ṭṭa] {built over}</text:span></text:p>
      <text:p text:style-name="P2">(4) X X ṟkku peruṅkuṟivvom perumakkaḷ ti[ru] X X [ṉāḻi] X X [ppuṟa] X X [˚iṟaiyili paṇi] X [tu]k kuṭu[tta] X X X X X X X X X m vatikku me[ku melai] [˚iraṇṭavati]kkuk kiḻa X X X ṇa[ṟṟu]kku X X [ni]lam X X X X X X {built over} </text:p>
      <text:p text:style-name="P2"/>
      <text:p text:style-name="P1"><text:span text:style-name="T1">#2. a) Gaṅgājaṭādhara temple of Govindapputtūr; b) ARE 1928–29, no. 170; SII 19, no. 272; SII 32, part 2, no. 84; c) personally located; d) lowest inscription </text:span><text:span text:style-name="T4">on the western wall section of </text:span><text:soft-page-break/><text:span text:style-name="T4">the southern façade of the shrine, engraved on a single stone block;</text:span><text:span text:style-name="T1"> e) Regnal year 10 of Kōpparakesarivarman; f) Uttamacōḻa (</text:span><text:span text:style-name="T2">circa</text:span><text:span text:style-name="T1"> 981 C.E.).</text:span></text:p>
      <text:p text:style-name="P2"/>
      <text:p text:style-name="P3"><text:span text:style-name="T1">(1) </text:span><text:span text:style-name="T5">svasti śrī</text:span><text:span text:style-name="T1"> kopparakecaripa</text:span><text:span text:style-name="T2">nma</text:span><text:span text:style-name="T1">kku yāṇṭu 10 ˚āvatu vaṭakarai</text:span></text:p>
      <text:p text:style-name="P3"><text:span text:style-name="T1">(2) </text:span><text:span text:style-name="T5">brahmade</text:span><text:span text:style-name="T1">yam periya </text:span><text:span text:style-name="T2">śrī </text:span><text:span text:style-name="T1">vāṉavaṉ</text:span><text:span text:style-name="T5">mahadevicatuve</text:span><text:span text:style-name="Footnote_20_Symbol"><text:span text:style-name="T6"><text:note text:id="ftn1" text:note-class="footnote"><text:note-citation>1</text:note-citation><text:note-body><text:p text:style-name="P4"><text:span text:style-name="T7"><text:s/>The </text:span><text:span text:style-name="T8">v</text:span><text:span text:style-name="T7"> looks like a </text:span><text:span text:style-name="T8">vu</text:span><text:span text:style-name="T7"> with a –</text:span><text:span text:style-name="T8">e</text:span><text:span text:style-name="T7"> before, which is impossible. Perhaps it is intended for a </text:span><text:span text:style-name="T8">vve</text:span><text:span text:style-name="T7">.</text:span></text:p></text:note-body></text:note></text:span></text:span><text:span text:style-name="T1">tima</text:span></text:p>
      <text:p text:style-name="P3"><text:span text:style-name="T1">(3) ṅkalattu </text:span><text:span text:style-name="T5">śrī vijai</text:span><text:span text:style-name="T1">yamaṅkalatu </text:span><text:span text:style-name="T5">mahāde</text:span><text:span text:style-name="T1">vaṟkku ˚ittiru</text:span></text:p>
      <text:p text:style-name="P3"><text:span text:style-name="T1">(4) kkaṟṟaḷi ceyvitta ˚ampalavaṉ paḻuvūraṉāṉa </text:span><text:span text:style-name="T5">śrī </text:span><text:span text:style-name="T1">vikkira</text:span></text:p>
      <text:p text:style-name="P3"><text:span text:style-name="T1">(5) macoḻamā</text:span><text:span text:style-name="T6">rā</text:span><text:span text:style-name="T1">yar </text:span><text:span text:style-name="T5">cantrā</text:span><text:span text:style-name="T1">tittavaṟ nantāviḷakku ˚oṉ</text:span></text:p>
      <text:p text:style-name="P2">(6) ṟiṉukku vaitta ˚āṭu toṉṉūṟṟāṟu || – ˚aṇṭā</text:p>
      <text:p text:style-name="P3"><text:span text:style-name="T1">(7) ṭṭu maḻavar </text:span><text:span text:style-name="T5">śrī </text:span><text:span text:style-name="T6">vi</text:span><text:span text:style-name="T5">jai</text:span><text:span text:style-name="T1">yamaṅkalatu </text:span><text:span text:style-name="T5">mahāde</text:span><text:span text:style-name="T1">vaṟku </text:span><text:span text:style-name="T5">ca</text:span></text:p>
      <text:p text:style-name="P3"><text:span text:style-name="T1">(8) </text:span><text:span text:style-name="T5">ntrā</text:span><text:span text:style-name="T1">tittavaṟ nantāviḷakkukkiraṇṭukku kuṭutta paṅkXi[ra]ṇṭu ˚ivai pa[</text:span><text:span text:style-name="T5">nma</text:span><text:span text:style-name="T6">]</text:span><text:span text:style-name="T5">heśva</text:span><text:span text:style-name="Footnote_20_Symbol"><text:span text:style-name="T6"><text:note text:id="ftn2" text:note-class="footnote"><text:note-citation>2</text:note-citation><text:note-body><text:p text:style-name="P4"><text:span text:style-name="T7"><text:s/>The </text:span><text:span text:style-name="T8">śva</text:span><text:span text:style-name="T7"> was forgotten and added above the line.</text:span></text:p></text:note-body></text:note></text:span></text:span><text:span text:style-name="T5">ra rakṣai</text:span><text:span text:style-name="T1"> ||</text:span></text:p>
      <text:p text:style-name="P2"/>
      <text:p text:style-name="P3"><text:span text:style-name="T1">Fortune! Prosperity! This is the 10</text:span><text:span text:style-name="T3">th</text:span><text:span text:style-name="T1"> year of Kōpparakesarivarman. To Mahādeva of Śrī Vijaiyamaṅgalam, of the big Śrī Vāṉavaṉ-mahādevi-caturvetimaṅgalam, a </text:span><text:span text:style-name="T2">brahmadeya</text:span><text:span text:style-name="T1"> on the northern bank, Ampalavaṉ Paḻuvūraṉ alias Śrī Vikkiramacōḻa Mārāyar, who has made (</text:span><text:span text:style-name="T2">ceyvitta</text:span><text:span text:style-name="T1">) this holy stone temple (</text:span><text:span text:style-name="T2">tirukkaṟṟaḷi</text:span><text:span text:style-name="T1">), for one perpetual lamp, as long as the sun and the moon endure, gave ninety-six goats. Aṇṭāṭṭu Maḻavar, for Mahādeva of Śrī Vijaiyamaṅgalam, for two perpetual lamps, as long as the sun and the moon endure, gave two shares. Those are under the protection of the Panmāheśvaras.</text:span></text:p>
      <text:p text:style-name="P2"/>
      <text:p text:style-name="P1"><text:span text:style-name="T1">#3. a) Gaṅgājaṭādhara temple of Govindapputtūr; b) ARE 1928–29, no. 173; SII 19, no. 273; Gillet (forthcoming: #147); c) personally located; d) lowest inscription </text:span><text:span text:style-name="T4">on the eastern wall section of the southern façade of the shrine;</text:span><text:span text:style-name="T1"> e) Regnal year 10 of Kōpparakesarivarman; f) </text:span><text:soft-page-break/><text:span text:style-name="T1">probably Uttamacōḻa (</text:span><text:span text:style-name="T2">circa</text:span><text:span text:style-name="T1"> 981 C.E.); g) I have dealt with this inscription in Gillet (forthcoming: #147), and I will thus provide only the translation here.</text:span></text:p>
      <text:p text:style-name="P2"/>
      <text:p text:style-name="P5"><text:span text:style-name="T1">&lt;&lt;&lt;</text:span><text:span text:style-name="T9">translation</text:span></text:p>
      <text:p text:style-name="P5"><text:span text:style-name="T1">Fortune! Prosperity! This is the 10</text:span><text:span text:style-name="T3">th</text:span><text:span text:style-name="T1"> year of Kōpparakesarivarman. To Mahādeva of Śrī Vijaiyamaṅkalam of the big Śrī Vāṉavaṉ-mahādevi-caturvedimaṅgalam, a </text:span><text:span text:style-name="T2">brahmadeya</text:span><text:span text:style-name="T1"> of the northern bank, for a perpetual lamp, as long as the sun and the moon endure, an officer (</text:span><text:span text:style-name="T2">kaṉmi</text:span><text:span text:style-name="T1">) of Aṭikaḷ Paḻuvēṭṭaraiyar Maṟavaṉ Kaṇṭaṉār, lord (</text:span><text:span text:style-name="T2">uṭaiya</text:span><text:span text:style-name="T1">) of Aṟaṇinallūr of Kuṉṟakūṟṟam, Maṉpperumaicūvāmi alias Kaṇṭapperuntiṇai (accountant) of Kuṉṟanāṭu, gave ninety goats. This is under the protection of the Panmāheśvaras.</text:span></text:p>
      <text:p text:style-name="P2"/>
      <text:p text:style-name="P1"><text:span text:style-name="T1">#4. a) Gaṅgājaṭādhara temple of Govindapputtūr; b) ARE 1928–29, no. 169; SII 19, no. 314; SII 32, part 2, no. 103; c) personally located; d) middle inscription </text:span><text:span text:style-name="T4">on the western wall section of the southern façade of the shrine;</text:span><text:span text:style-name="T1"> e) Regnal year 12 of Kōpparakesarivarman; f) probably Uttamacōḻa (</text:span><text:span text:style-name="T2">circa</text:span><text:span text:style-name="T1"> 983 C.E.).</text:span></text:p>
      <text:p text:style-name="P2"/>
      <text:p text:style-name="P3"><text:span text:style-name="T1">(1) </text:span><text:span text:style-name="T5">svasti śrī</text:span><text:span text:style-name="T1"> koppa[rake]</text:span><text:span text:style-name="T5">sa</text:span><text:span text:style-name="T1">ri</text:span><text:span text:style-name="T5">panma</text:span><text:span text:style-name="T1">kku y[ā]ṇṭu 12 ˚āvatu vaṭakarai </text:span><text:span text:style-name="T5">brahmade</text:span><text:span text:style-name="T1">yam periya śrīvāṉavan</text:span></text:p>
      <text:p text:style-name="P3"><text:span text:style-name="T1">(2) </text:span><text:span text:style-name="T5">mahāde</text:span><text:span text:style-name="T1">vi</text:span><text:span text:style-name="T5">catuvvedi</text:span><text:span text:style-name="T6">[</text:span><text:span text:style-name="T1">ma]ṅkalattu </text:span><text:span text:style-name="T5">śrī </text:span><text:span text:style-name="T6">vi</text:span><text:span text:style-name="T5">jai</text:span><text:span text:style-name="T1">yamaṅkalattu </text:span><text:span text:style-name="T5">mahāde</text:span><text:span text:style-name="T1">vaṟkku ˚ittirukkaṟaḷi ceyvitta</text:span></text:p>
      <text:p text:style-name="P3"><text:span text:style-name="T1">(3) ˚ammalavaṉ paḻuvūr nakkaṉāṉa </text:span><text:span text:style-name="T2">śrī</text:span><text:span text:style-name="T1"> vi[k]kiramacoḻamārāyaṉ ca</text:span><text:span text:style-name="T5">ntrādi</text:span><text:span text:style-name="T1">ttavaṟ vaitta noṉtāviḷakku 4</text:span></text:p>
      <text:p text:style-name="P2">(4) nālum ˚oru viḷakkukku nicatam ˚uḻakku [ne]ykku ˚āṭu toṇṇūṟāṟāka nālu viḷakkukku ney nicata</text:p>
      <text:p text:style-name="P3"><text:span text:style-name="T1">(5) m nāḻikku ˚āṭu muṉṉūṟṟu ˚eṇpattunālu ca</text:span><text:span text:style-name="T5">ntrādi</text:span><text:span text:style-name="T6">ttavaṟ </text:span><text:span text:style-name="T1">vaitta cāvāmūvāpperāṭu ˚ivai</text:span></text:p>
      <text:p text:style-name="P3"><text:span text:style-name="T1">(6) </text:span><text:span text:style-name="T5">panmāheśvara rakṣai</text:span><text:span text:style-name="T1"> || –</text:span></text:p>
      <text:p text:style-name="P2"><text:soft-page-break/></text:p>
      <text:p text:style-name="P3"><text:span text:style-name="T1">Fortune! Prosperity! This is the 12</text:span><text:span text:style-name="T3">th</text:span><text:span text:style-name="T1"> year of Kōpparakesarivarman. For Mahādeva of Śrī Vijaiyamaṅgalam of big Śrī Vāṉavan-mahādevi-catturvedimaṅgalam, a </text:span><text:span text:style-name="T2">brahmadeya</text:span><text:span text:style-name="T1"> on the northern bank, Ampalavaṉ Paḻuvūr Nakkaṉ alias Śrī Vikramacōḻa Mārāyaṉ, who made (</text:span><text:span text:style-name="T2">ceyvitta</text:span><text:span text:style-name="T1">) this holy stone temple (</text:span><text:span text:style-name="T2">ittirukkaṟṟaḷi</text:span><text:span text:style-name="T1">), gave [for] 4, four, perpetual lamps, as long as the sun and the moon endure; at the rate of ninety-six goats for one </text:span><text:span text:style-name="T2">uḻakku</text:span><text:span text:style-name="T1"> of </text:span><text:span text:style-name="T2">ghee</text:span><text:span text:style-name="T1"> every day for one lamp, three hundred and eighty-four goats for one </text:span><text:span text:style-name="T2">nāḻi</text:span><text:span text:style-name="T1"> of </text:span><text:span text:style-name="T2">ghee</text:span><text:span text:style-name="T1"> every day for four lamps; as long as the sun and the moon endure, [he] gave [those 384] non dying non ageing great goats. Those are under the protection of the Panmāheśvaras.</text:span></text:p>
      <text:p text:style-name="P6"/>
      <text:p text:style-name="P1"><text:span text:style-name="T1">#5. a) Gaṅgājaṭādhara temple of Govindapputtūr; b) ARE 1928–29, no. 172; SII 19, no. 358; c) personally located; d) upper inscription </text:span><text:span text:style-name="T4">on the eastern wall section of the southern façade;</text:span><text:span text:style-name="T1"> e) Regnal year 14 of Kōpparakesarivarman; f) probably Uttamacōḻa (</text:span><text:span text:style-name="T2">circa</text:span><text:span text:style-name="T1"> 985 C.E.).</text:span></text:p>
      <text:p text:style-name="P2"/>
      <text:p text:style-name="P3"><text:span text:style-name="T1">(1) </text:span><text:span text:style-name="T2">svasti śrī</text:span><text:span text:style-name="T1"> kopparake</text:span><text:span text:style-name="T2">sa</text:span><text:span text:style-name="T1">ripa</text:span><text:span text:style-name="T2">nma</text:span><text:span text:style-name="T1">kku yā[[ṇṭu]] [14] ˚āvatu vaṭa ka</text:span></text:p>
      <text:p text:style-name="P3"><text:span text:style-name="T1">(2) rai [</text:span><text:span text:style-name="T2">brahma</text:span><text:span text:style-name="T1">te]yam periya </text:span><text:span text:style-name="T2">śrī</text:span><text:span text:style-name="T1"> vāṉavan </text:span><text:span text:style-name="T2">mah</text:span><text:span text:style-name="T1">[</text:span><text:span text:style-name="T2">ā</text:span><text:span text:style-name="T1">]</text:span><text:span text:style-name="T2">devica</text:span><text:span text:style-name="T1">tu</text:span><text:span text:style-name="T2">vve</text:span><text:span text:style-name="T1">timaṅ</text:span></text:p>
      <text:p text:style-name="P3"><text:span text:style-name="T1">(3) kalattu </text:span><text:span text:style-name="T2">śrī</text:span><text:span text:style-name="T1"> koyillu ˚u[[ṭai]]y[ān] [[kā</text:span><text:span text:style-name="T2">śya</text:span><text:span text:style-name="T1">]]van [[</text:span><text:span text:style-name="T2">śtrā</text:span><text:span text:style-name="T1">]][</text:span><text:span text:style-name="T2">śe</text:span><text:span text:style-name="T1">karan mu]</text:span></text:p>
      <text:p text:style-name="P3"><text:span text:style-name="T1">(4) vāyiratt[e]ḻu [ṉū]ṟṟu va</text:span><text:span text:style-name="T2">ha</text:span><text:span text:style-name="T1">[ṭṭa]neṉ ˚i </text:span><text:span text:style-name="T2">śrī</text:span><text:span text:style-name="T1"> vi</text:span><text:span text:style-name="T2">ja</text:span><text:span text:style-name="T1">yamaṅkala</text:span><text:span text:style-name="T2">de</text:span><text:span text:style-name="T1">va[[r]]</text:span></text:p>
      <text:p text:style-name="P3"><text:span text:style-name="T1">(5) k[o]yil </text:span><text:span text:style-name="T2">śrī</text:span><text:span text:style-name="T1"> vimāna kallā eḻu[[nta]]ruḷḷuvitta kuvaḷālaiyamm uṭai</text:span></text:p>
      <text:p text:style-name="P3"><text:span text:style-name="T1">(6) yān ˚ampalavan paḻuvū[r] [[nak]]kaṉāna vi</text:span><text:span text:style-name="T2">krama</text:span><text:span text:style-name="T1">coḻa</text:span><text:span text:style-name="T2">mahā</text:span><text:span text:style-name="T1">rā</text:span><text:span text:style-name="T2">ja</text:span><text:span text:style-name="T1">r</text:span><text:span text:style-name="T2"> </text:span><text:span text:style-name="T1">ka[</text:span><text:span text:style-name="T2">mmi</text:span><text:span text:style-name="T1"> ve]</text:span></text:p>
      <text:p text:style-name="P3"><text:span text:style-name="T1">(7) [[ṇṇam]][pi]kku ˚i [</text:span><text:span text:style-name="T2">srī</text:span><text:span text:style-name="T1">]koyil kaṇ[p][[pe]]rumakkaḷ v[[i]]aravall[[i]]t t[[i]]run[[i]]la [kaṇṭa] [[</text:span><text:span text:style-name="T2">kramavi</text:span><text:span text:style-name="T1">]]</text:span></text:p>
      <text:p text:style-name="P3"><text:span text:style-name="T1">(8) tta ˚ivan </text:span><text:span text:style-name="T2">sabhai</text:span><text:span text:style-name="T1">yār kaṇkāṇiyāka p[[o]]n nikki piṭillikaivāri [</text:span><text:span text:style-name="T2">krahaṇ</text:span><text:span text:style-name="T1">] </text:span><text:span text:style-name="T2">saṅkrā</text:span><text:span text:style-name="T1">[[</text:span><text:span text:style-name="T2">nti</text:span><text:span text:style-name="T1">]]</text:span></text:p>
      <text:p text:style-name="P3"><text:span text:style-name="T1">(9) </text:span><text:span text:style-name="T2">ṣu</text:span><text:span text:style-name="T1">m ˚uḷḷiṭṭu ˚ucampotu tirunānāḻi[[yu]]m ˚a</text:span><text:span text:style-name="T2">ttha</text:span><text:span text:style-name="T1">yām nānāḻi ˚iy[u]paripārkaḷu ˚eṭṭu[[ku]]</text:span></text:p>
      <text:p text:style-name="P3"><text:span text:style-name="T1">(10) [˚a][n]tiyam pot[u] </text:span><text:span text:style-name="T2">sa</text:span><text:span text:style-name="T1">[nti] vi[ḷakku ˚ekaṭa]ven [[˚uḷ]] mu[nṟu </text:span><text:span text:style-name="T2">san</text:span><text:span text:style-name="T1">]ti[y]iy potu ˚aicu [viḷa]kk[u] [˚eṟaka][[ṭaven]]</text:span></text:p>
      <text:p text:style-name="P3"><text:soft-page-break/><text:span text:style-name="T1">(11) [nākavai]nāvum </text:span><text:span text:style-name="T2">śrī</text:span><text:span text:style-name="T1"> pall[[I po]]tu ˚iraṇṭu vi[ḷa]kku [[eṟṟa kaṭaven tiruva]]mutukku n[[icatam ˚uḻakku ney]]</text:span></text:p>
      <text:p text:style-name="P2">(12) ˚amutil paṭaikka [ka]venn[ā][[ka]][vu nicata]m ˚irunāḻi ˚uḻakku [vi][[ḷak]]eṇṇai ˚amu[[tu]]kku ˚uḻakku neyiyam ˚ā ˚irunā</text:p>
      <text:p text:style-name="P2">(13) [ṟu]ṭi neyi ˚eṇṇai ˚ippi[[ṭi]]llikaivāri ko[ṇṇṭu] māṇi[ra]ṇṭu ˚iṭṭu paṇiceykaṭaven nākavū nicatamiru</text:p>
      <text:p text:style-name="P3"><text:span text:style-name="T1">(14) [ṟu]ṭi nellalāl kaṟiyamutu ˚i X kaṭav[e]nnākavu ˚i[vi]raṇṭu </text:span><text:span text:style-name="T2">sa</text:span><text:span text:style-name="T1">[</text:span><text:span text:style-name="T2">n</text:span><text:span text:style-name="T1">]ti potu ˚aiñcu pākku ˚ākapattu ˚aṭaikkāy mu</text:span></text:p>
      <text:p text:style-name="P2">(15) pattu ˚ivaic cukku veṇṭu veṟṟi[[l]]lai ˚amutu ˚iccu[ṭṭa]paṭa ˚itaḷaiyum ˚an[ṟā]ṭ[ṭu] kaṇkāṇiyoṭu ˚ipaṭi</text:p>
      <text:p text:style-name="P2">(16) c[[e]]yakaṭavennāne</text:p>
      <text:p text:style-name="P7"/>
      <text:p text:style-name="P3"><text:span text:style-name="T1">Fortune! Prosperity! This is the 14</text:span><text:span text:style-name="T3">th</text:span><text:span text:style-name="T1"> year of Kōpparakesarivarman. I, Vahaṭṭan of the three thousand seven hundred (</text:span><text:span text:style-name="T2">muvāyiratteḻu ṉūṟṟu</text:span><text:span text:style-name="T1">), Kāśyavan Śtrāśekaran, lord of the shrine (</text:span><text:span text:style-name="T2">śrīkōyillu uṭaiyān</text:span><text:span text:style-name="T1">) of big Śrī Vāṉavan-mahādevi-caturvedimaṅgalam, a </text:span><text:span text:style-name="T2">brahmadeya</text:span><text:span text:style-name="T1"> of the northern bank; to Veṇṇampi, the officer (</text:span><text:span text:style-name="T2">kami</text:span><text:span text:style-name="T1"> &gt; </text:span><text:span text:style-name="T2">kaṉmi</text:span><text:span text:style-name="T1">) of Vikramacōḻa Mahārāja alias Ampalavam Paḻuvūr Nakkaṉ, lord (</text:span><text:span text:style-name="T2">uṭaiyāṉ</text:span><text:span text:style-name="T1">) of Kuvaḷālaiyam, who caused to raise (</text:span><text:span text:style-name="T2">eḻuntaruḷḷuvitta</text:span><text:span text:style-name="T1">) in stone (</text:span><text:span text:style-name="T2">kallā</text:span><text:span text:style-name="T1"> &gt; </text:span><text:span text:style-name="T2">kallāl</text:span><text:span text:style-name="T1">) the holy sanctuary (</text:span><text:span text:style-name="T2">śrī</text:span><text:span text:style-name="T1"> </text:span><text:span text:style-name="T2">vimāna</text:span><text:span text:style-name="T1">) of the shrine (</text:span><text:span text:style-name="T2">kōyil</text:span><text:span text:style-name="T1">) of the god (</text:span><text:span text:style-name="T2">devar</text:span><text:span text:style-name="T1">) of this Śrī Vijayamaṅgalam; the temple officer (</text:span><text:span text:style-name="T2">piṭillikaivāri</text:span><text:span text:style-name="T1">) having removed (</text:span><text:span text:style-name="T2">nīkki</text:span><text:span text:style-name="T1">) the gold (</text:span><text:span text:style-name="T2">poṉ</text:span><text:span text:style-name="T1">) as supervisor (</text:span><text:span text:style-name="T2">kaṇkāṇiyāka</text:span><text:span text:style-name="T1">) of those of the Sabhā (</text:span><text:span text:style-name="T2">sabhaiyār</text:span><text:span text:style-name="T1">), he (</text:span><text:span text:style-name="T2">ivan</text:span><text:span text:style-name="T1">) Viravalli Tirunilakaṇṭa Kramavitta, [of] the great people (</text:span><text:span text:style-name="T2">kaṇperumakkal</text:span><text:span text:style-name="T1">) of this holy shrine, four </text:span><text:span text:style-name="T2">nāḻi</text:span><text:span text:style-name="T1">s at midnight (</text:span><text:span text:style-name="T2">atthayām</text:span><text:span text:style-name="T1">) and four holy </text:span><text:span text:style-name="T2">nāḻi</text:span><text:span text:style-name="T1">s for midday (</text:span><text:span text:style-name="T2">ucampōtu</text:span><text:span text:style-name="T1">) including on Krahaṇ Saṅkrāntiṣum for these eight Brahmins (</text:span><text:span text:style-name="T2">iy</text:span><text:span text:style-name="T1">[</text:span><text:span text:style-name="T2">u</text:span><text:span text:style-name="T1">]</text:span><text:span text:style-name="T2">paripārkaḷu eṭṭukku</text:span><text:span text:style-name="T1">); I have to burn (</text:span><text:span text:style-name="T2">ekaṭavēn</text:span><text:span text:style-name="T1"> &gt; </text:span><text:span text:style-name="T2">erikaṭavēn</text:span><text:span text:style-name="T1">) one evening lamp for one time in the evening twilight (</text:span><text:span text:style-name="T2">antiyam</text:span><text:span text:style-name="T1">); I have to burn (</text:span><text:span text:style-name="T2">eṟa</text:span><text:span text:style-name="T1"> &gt; </text:span><text:span text:style-name="T2">eri</text:span><text:span text:style-name="T1">?) five lamps for three times at the juctures of the days; I have to burn (</text:span><text:span text:style-name="T2">eṟṟa</text:span><text:span text:style-name="T1"> &gt; </text:span><text:span text:style-name="T2">era</text:span><text:span text:style-name="T1">?) two lamps [for] one time of holy offering (</text:span><text:span text:style-name="T2">śrī palli</text:span><text:span text:style-name="T1"> &gt; </text:span><text:span text:style-name="T2">pali</text:span><text:span text:style-name="T1">); I have to offer </text:span><text:soft-page-break/><text:span text:style-name="T1">(</text:span><text:span text:style-name="T2">paṭaikka</text:span><text:span text:style-name="T1">) one </text:span><text:span text:style-name="T2">uḻakku</text:span><text:span text:style-name="T1"> of ghee food offering (</text:span><text:span text:style-name="T2">ney amutil</text:span><text:span text:style-name="T1">) for holy food offerings; having placed [for] two times with this temple officer (</text:span><text:span text:style-name="T2">ippiṭillikaivāri</text:span><text:span text:style-name="T1">) two </text:span><text:span text:style-name="T2">nāḻi</text:span><text:span text:style-name="T1">s (</text:span><text:span text:style-name="T2">nāṟuṭi</text:span><text:span text:style-name="T1"> &gt; </text:span><text:span text:style-name="T2">nāḻi</text:span><text:span text:style-name="T1">?) of </text:span><text:span text:style-name="T2">ghee</text:span><text:span text:style-name="T1"> and oil at the rate of one </text:span><text:span text:style-name="T2">uḻakku</text:span><text:span text:style-name="T1"> of </text:span><text:span text:style-name="T2">ghee</text:span><text:span text:style-name="T1"> for food offering (</text:span><text:span text:style-name="T2">amutukku</text:span><text:span text:style-name="T1">) and lamp oil (</text:span><text:span text:style-name="T2">viḷakkeṇṇai</text:span><text:span text:style-name="T1">) for one </text:span><text:span text:style-name="T2">uḻakku</text:span><text:span text:style-name="T1"> and two </text:span><text:span text:style-name="T2">nāḻi</text:span><text:span text:style-name="T1">s everyday, I have to place for vegetable food offering (</text:span><text:span text:style-name="T2">kaṟiyamutu</text:span><text:span text:style-name="T1">) with two </text:span><text:span text:style-name="T2">nāḻi</text:span><text:span text:style-name="T1">s of paddy everyday, ten arecanuts (</text:span><text:span text:style-name="T2">aṭaikkāy</text:span><text:span text:style-name="T1">) as five arecanuts (</text:span><text:span text:style-name="T2">pākku</text:span><text:span text:style-name="T1">) twice at the time of junctures, dry ginger (</text:span><text:span text:style-name="T2">cukku</text:span><text:span text:style-name="T1">) [for] those (</text:span><text:span text:style-name="T2">ivai</text:span><text:span text:style-name="T1">) thirty (</text:span><text:span text:style-name="T2">mūpattu</text:span><text:span text:style-name="T1">), the betel (</text:span><text:span text:style-name="T2">veṟṟilai</text:span><text:span text:style-name="T1">) food offering needed (</text:span><text:span text:style-name="T2">veṇṭu</text:span><text:span text:style-name="T1">); I have to implement this order (</text:span><text:span text:style-name="T2">ipaṭiceyakaṭavēnānē</text:span><text:span text:style-name="T1">) with the supervisors (</text:span><text:span text:style-name="T2">kaṇkāṇiyōṭu</text:span><text:span text:style-name="T1">) of that day (</text:span><text:span text:style-name="T2">aṉṟāṭṭu</text:span><text:span text:style-name="T1">) and the designated (</text:span><text:span text:style-name="T2">iccuṭṭapaṭa</text:span><text:span text:style-name="T1"> &gt; </text:span><text:span text:style-name="T2">iccuṭṭapaṭṭa</text:span><text:span text:style-name="T1">) heads (</text:span><text:span text:style-name="T2">italaiyum</text:span><text:span text:style-name="T1">).</text:span></text:p>
      <text:p text:style-name="P8"/>
      <text:p text:style-name="P9"/>
      <text:p text:style-name="P1"><text:span text:style-name="T1">#6. a) Gaṅgājaṭādhara temple of Govindapputtūr; b) ARE 1928–29, no. 168; SII 13, no. 76; c) personally located; d) upper inscription </text:span><text:span text:style-name="T4">on the western wall section of the southern façade;</text:span><text:span text:style-name="T1"> e) Regnal year 3 of Kōvirājakesarivarman; f) Rājarāja I (</text:span><text:span text:style-name="T2">circa</text:span><text:span text:style-name="T1"> 988 C.E.).</text:span></text:p>
      <text:p text:style-name="P6"/>
      <text:p text:style-name="P3"><text:span text:style-name="T1">(1) </text:span><text:span text:style-name="T2">sva</text:span><text:span text:style-name="T1">[[</text:span><text:span text:style-name="T2">sti śrī</text:span><text:span text:style-name="T1"> kovirā</text:span><text:span text:style-name="T5">ja</text:span><text:span text:style-name="T1">ke</text:span><text:span text:style-name="T5">sa</text:span><text:span text:style-name="T1">ripa</text:span><text:span text:style-name="T5">nma</text:span><text:span text:style-name="T1">kku yāṇṭu mu[n]ṟāvatu vaṭakarai </text:span><text:span text:style-name="T5">brahma</text:span><text:span text:style-name="T1">teyam periya]]</text:span></text:p>
      <text:p text:style-name="P3"><text:span text:style-name="T1">(2) </text:span><text:span text:style-name="T5">śrī</text:span><text:span text:style-name="T1">vā[[ṉa]]vaṉmātevicatu</text:span><text:span text:style-name="T5">vve</text:span><text:span text:style-name="T1">timaṅkalattu peruṅkuṟip perumakka[ḷom ˚i]</text:span></text:p>
      <text:p text:style-name="P2">(3) yāṭṭai [[tu]]lā nāyaṟṟut tiṅkaḷkiḻamaiyum nanammiyum peṟṟa tiruvoṇṇa[tti]ṉ ṉāṉ</text:p>
      <text:p text:style-name="P3"><text:span text:style-name="T1">(4) ṟu paka[[l]] </text:span><text:span text:style-name="T5">brahmatthā</text:span><text:span text:style-name="T1">ṉattey [[ta]]ṭṭaḻi koṭṭik kāḷam muti </text:span><text:span text:style-name="T5">dharmmi </text:span><text:span text:style-name="T1">ceytu naṭu[v]il </text:span><text:span text:style-name="T2">śrī</text:span><text:span text:style-name="T1"> ko[[yi]]</text:span></text:p>
      <text:p text:style-name="P3"><text:span text:style-name="T1">(5) llāṉa [</text:span><text:span text:style-name="T2">śrī</text:span><text:span text:style-name="T1">] viṉaiyā</text:span><text:span text:style-name="T5">bhara</text:span><text:span text:style-name="T1">ṇ[i?] viṇ[ṇa]karp perumāṉaṭikaḷ </text:span><text:span text:style-name="T2">śrī</text:span><text:span text:style-name="T1"> koyil[iṉ] muṉpil X kūṭatte</text:span></text:p>
      <text:p text:style-name="P3"><text:span text:style-name="T1">(6) y pe[ru]ṅkuṟi kūṭṭak kuṟaivaṟk kūṭi ˚iruntu paṇipaṇiyāl paṇittu ˚i </text:span><text:span text:style-name="T2">śrī</text:span><text:span text:style-name="T1">vi</text:span><text:span text:style-name="T5">ja</text:span><text:span text:style-name="T6">[ya</text:span><text:span text:style-name="T1">maṅ]kalam muṭai</text:span></text:p>
      <text:p text:style-name="P3"><text:soft-page-break/><text:span text:style-name="T1">(7) [ya?] </text:span><text:span text:style-name="T5">pa</text:span><text:span text:style-name="T6">[[</text:span><text:span text:style-name="T5">rama</text:span><text:span text:style-name="T6">]]</text:span><text:span text:style-name="T5">syāmi</text:span><text:span text:style-name="T1">kku ˚oṭṭi ˚iṟaik[ā]val loṭṭolai ˚iṭṭu kuṭutta [pa]ricā[[va]]t[u] ˚ip[[parama]]</text:span><text:span text:style-name="Footnote_20_Symbol"><text:span text:style-name="T1"><text:note text:id="ftn3" text:note-class="footnote"><text:note-citation>3</text:note-citation><text:note-body><text:p text:style-name="P4"><text:span text:style-name="T7"><text:s/>These letters may have been engraved above the pilaster, because we cannot see them when standing in front of the façade. Same this for the next line.</text:span></text:p></text:note-body></text:note></text:span></text:span></text:p>
      <text:p text:style-name="P3"><text:span text:style-name="T1">(8) </text:span><text:span text:style-name="T5">syām</text:span><text:span text:style-name="T6">[[</text:span><text:span text:style-name="T5">i</text:span><text:span text:style-name="T6">]]</text:span><text:span text:style-name="T1">kku </text:span><text:span text:style-name="T2">śrī</text:span><text:span text:style-name="T1"> vimāṉam kallāle ˚eḻuntaḷuvittāṉ ˚uṭaiyār </text:span><text:span text:style-name="T2">śrī</text:span><text:span text:style-name="T1">[[mumu]]</text:span></text:p>
      <text:p text:style-name="P2">(9) ṭicco[ḷa]tevar peruntarattu kuvaḷḷālammuṭaiyāṉ ˚ampalavaṉ paḻuvūr </text:p>
      <text:p text:style-name="P3"><text:span text:style-name="T1">(10) [[nakkaṉāna vi</text:span><text:span text:style-name="T2">kra</text:span><text:span text:style-name="T1">ma]]</text:span><text:span text:style-name="Footnote_20_Symbol"><text:span text:style-name="T1"><text:note text:id="ftn4" text:note-class="footnote"><text:note-citation>4</text:note-citation><text:note-body><text:p text:style-name="P4"><text:span text:style-name="T7"><text:s/>There are some letters on the ledge of the pilaster, but I cannot read them. It seems shorter though that what the edition proposes.</text:span></text:p></text:note-body></text:note></text:span></text:span><text:span text:style-name="T1">coḻa </text:span><text:span text:style-name="T5">mahā</text:span><text:span text:style-name="T6">rā</text:span><text:span text:style-name="T5">ja</text:span><text:span text:style-name="T1"> ˚ippara</text:span><text:span text:style-name="T5">masyāmi</text:span><text:span text:style-name="T1">kku ˚eperpaṭṭa tiruvārā</text:span><text:span text:style-name="T2">dhi</text:span><text:span text:style-name="T1">ṉaikaḷukku[māka] koṇ</text:span></text:p>
      <text:p text:style-name="P2">(11) ṭu kuṭutta nilamāvatu pala taṭiyāl taṉtarattu maṭakki vanta nilam ˚oṉṟekā</text:p>
      <text:p text:style-name="P3"><text:span text:style-name="T1">(12) [l] ˚ivvoṉṟekāl nilattukkum </text:span><text:span text:style-name="T5">ca</text:span><text:span text:style-name="T1">ntittaval ˚iṟaikāvallāka ˚ivvi</text:span><text:span text:style-name="T5">krama</text:span><text:span text:style-name="T1">coḻam[[ārā]]</text:span></text:p>
      <text:p text:style-name="P3"><text:span text:style-name="T1">(13) yāriṭai </text:span><text:span text:style-name="T5">mahāsabhai</text:span><text:span text:style-name="T1">y[o]ṅ koṇṭa</text:span><text:span text:style-name="Footnote_20_Symbol"><text:span text:style-name="T1"><text:note text:id="ftn5" text:note-class="footnote"><text:note-citation>5</text:note-citation><text:note-body><text:p text:style-name="P4"><text:span text:style-name="T7"><text:s/>The </text:span><text:span text:style-name="T8">ṭa</text:span><text:span text:style-name="T7"> was probably forgotten and then added under the </text:span><text:span text:style-name="T8">po</text:span><text:span text:style-name="T7">.</text:span></text:p></text:note-body></text:note></text:span></text:span><text:span text:style-name="T1"> poṉ ka[n]ti</text:span><text:span text:style-name="Footnote_20_Symbol"><text:span text:style-name="T1"><text:note text:id="ftn6" text:note-class="footnote"><text:note-citation>6</text:note-citation><text:note-body><text:p text:style-name="P4"><text:span text:style-name="T7"><text:s/>SII proposes </text:span><text:span text:style-name="T8">kaḻantir</text:span><text:span text:style-name="T7">.</text:span></text:p></text:note-body></text:note></text:span></text:span><text:span text:style-name="T1"> pertta tuṉaipoṉ k[ācu] niṟai poṉ</text:span></text:p>
      <text:p text:style-name="P2">(14) ˚irunūṟṟu kaḻaiñcu ˚ippoṉ ˚irunūṟṟu kaḻaiñcāka cellak koṇṭu ˚i[[ta]]ṉ cuṭṭappaṭṭa palata</text:p>
      <text:p text:style-name="P2">(15) ṭiyā[l*] taṉtarattu maṭakki vanta ˚ivvoṉṟekāl nilattālum vācallil pon[[ta ku]][ṭi]maiyum ˚ūriṭu varippā</text:p>
      <text:p text:style-name="P3"><text:span text:style-name="T1">(16) ṭum ˚iṟaiy[u] ˚eccoṟu cennir veṭṭiyum ˚epperpaṭṭa ˚iṟaiyu can</text:span><text:span text:style-name="T2">tra</text:span><text:span text:style-name="T1">rātitaval [[˚iṟai]] ˚iṟuttuk kuṭuppomā</text:span></text:p>
      <text:p text:style-name="P3"><text:span text:style-name="T1">(17) kavum ˚itaṟṟiṟampil peruṅkuṟi kūṭi ˚iru[ntu] ˚iṟai kāṭṭil </text:span><text:span text:style-name="T5">de</text:span><text:span text:style-name="T6">vaka</text:span><text:span text:style-name="T5">nmi</text:span><text:span text:style-name="T1">kaḷey tāṅkaḷ veṇ[[ṭi]] kaḷattu ta[ṅ]kaḷ veṇṭu po</text:span></text:p>
      <text:p text:style-name="P2">(18) ṉ [[meṉṟiṉāl maṉṟiṉa maṉṟupāṭṭup po]]ṉ maṟai ˚iṉṟiye ˚iṟuttum minnilattukku ˚iṟai ˚iṟuttu ku</text:p>
      <text:p text:style-name="P3"><text:span text:style-name="T1">(19) ṭukka ka[[ṭa]]vommākavum pa[[ṇit]]ta </text:span><text:span text:style-name="T5">brāhmaṇa</text:span><text:span text:style-name="Footnote_20_Symbol"><text:span text:style-name="T5"><text:note text:id="ftn7" text:note-class="footnote"><text:note-citation>7</text:note-citation><text:note-body><text:p text:style-name="P4"><text:span text:style-name="T7"><text:s/>The line stops here, where we see a crack between the stones. It seems then that the crack was here originally and that the engravers could not continue engraving on this line.</text:span></text:p></text:note-body></text:note></text:span></text:span></text:p>
      <text:p text:style-name="P3"><text:span text:style-name="T1">(20) ṉaiyum [[pa]]ṇi keṭṭa karaṇattāṉ[[ai]]yum ˚iṟai kāṭṭiṉa karaṇattāṉaiyum tevaka</text:span><text:span text:style-name="T5">rmi</text:span><text:span text:style-name="T1">kaḷḷe perpoṉ ˚ayampa</text:span></text:p>
      <text:p text:style-name="P3"><text:soft-page-break/><text:span text:style-name="T1">(21) yampatu poṉ maṉṟi ˚iṟuppittālum minnilam ˚oṉṟekāl nilattukku </text:span><text:span text:style-name="T5">ca</text:span><text:span text:style-name="T1">ntirātittaval ˚iṟai ˚iṟuttu</text:span></text:p>
      <text:p text:style-name="P3"><text:span text:style-name="T1">(22) kkuṭukka kaṭavomākavum mivvoṭṭolaippaṭiyey kallil veṭṭavum </text:span><text:span text:style-name="T5">śāsa</text:span><text:span text:style-name="T1">ṃ ceyvittu koḷḷavum pe</text:span></text:p>
      <text:p text:style-name="P3"><text:span text:style-name="T1">(23) [ṟu]vār ˚ā[ka] ˚oṭṭi ˚iṟaikāval loṭṭolai ˚iṭṭu kuṭuttom </text:span><text:span text:style-name="T2">śrī</text:span><text:span text:style-name="T1"> vi</text:span><text:span text:style-name="T5">ja</text:span><text:span text:style-name="T1">yamaṅkalattu </text:span><text:span text:style-name="T5">paramasvāmi</text:span><text:span text:style-name="T1">kku vaṭakarai </text:span><text:span text:style-name="T5">brahma</text:span><text:span text:style-name="T1">te</text:span></text:p>
      <text:p text:style-name="P3"><text:span text:style-name="T1">(24) peri </text:span><text:span text:style-name="T5">śrī </text:span><text:span text:style-name="T6">[</text:span><text:span text:style-name="T1">vā]ṉamātevi </text:span><text:span text:style-name="T5">ca</text:span><text:span text:style-name="T6">tu[</text:span><text:span text:style-name="T5">r</text:span><text:span text:style-name="T6">]</text:span><text:span text:style-name="T5">vve</text:span><text:span text:style-name="T1">timaṅkalattu peruṅkuṟip perumakkaḷḷom paṇiyāl ˚ivviṟaikāval ˚oṭṭolai ˚eḻu</text:span></text:p>
      <text:p text:style-name="P3"><text:span text:style-name="T1">(25) ti[ṉeṉ ˚iv]vūr </text:span><text:span text:style-name="T5">maddhyastha</text:span><text:span text:style-name="T1">ṉ [kūṭa]llur ˚iṭaiyāṉ pūtaṉ kāṭaṉṉe ˚ivai ˚eṉ ˚eḻuttu</text:span></text:p>
      <text:p text:style-name="P2"/>
      <text:p text:style-name="Standard"><text:span text:style-name="T1">Fortune! Prosperity! This is the third year of Kōvirājakesarivarman. We the great people (</text:span><text:span text:style-name="T2">perumakkaḷōm</text:span><text:span text:style-name="T1">) of the assembly (</text:span><text:span text:style-name="T2">peruṅkuṟi</text:span><text:span text:style-name="T1">) of big Śrī Vāṉavaṉ-mahādevi-caturvedimaṅgalam, a </text:span><text:span text:style-name="T2">brahmadeya</text:span><text:span text:style-name="T1"> of the northern bank, from that day of Tiruvōṇṇam that got the Navamī (</text:span><text:span text:style-name="T10">nanammi</text:span><text:span text:style-name="T11"> &gt; </text:span><text:span text:style-name="T10">navami</text:span><text:span text:style-name="T11">) and the Tiṅkaḷkiḻamai in the month of Tulā in this year, havin beaten (</text:span><text:span text:style-name="T10">koṭṭi</text:span><text:span text:style-name="T11">) the drum (</text:span><text:span text:style-name="T10">taṭṭaḻi</text:span><text:span text:style-name="T11">) of this </text:span><text:span text:style-name="T10">brahmatthāṉam</text:span><text:span text:style-name="T11"> (</text:span><text:span text:style-name="T10">brahmadeyam</text:span><text:span text:style-name="T11">), having blown (</text:span><text:span text:style-name="T10">uti</text:span><text:span text:style-name="T11"> &gt; </text:span><text:span text:style-name="T10">ūti</text:span><text:span text:style-name="T11">) the trumpet (</text:span><text:span text:style-name="T10">kāḷam</text:span><text:span text:style-name="T11">), having made this endowment (</text:span><text:span text:style-name="T10">dharmmi</text:span><text:span text:style-name="T11">), having sat, having assembled (</text:span><text:span text:style-name="T10">kūṭi</text:span><text:span text:style-name="T11">) those who have defects/the indigent ones (</text:span><text:span text:style-name="T10">kuṟaivaṟ</text:span><text:span text:style-name="T11">) convoked (</text:span><text:span text:style-name="T10">kūṭṭa</text:span><text:span text:style-name="T11">) by the assembly (</text:span><text:span text:style-name="T10">peruṅkuṟi</text:span><text:span text:style-name="T11">) of the hall (</text:span><text:span text:style-name="T10">kūṭattēy</text:span><text:span text:style-name="T11">) in front of the holy shrine of Śrī Viṉaiyābharaṉ Viṇṇakar (Vaikuntha) Perumāṉaṭikaḷ as the holy shrine (</text:span><text:span text:style-name="T10">śrī kōyillāṉa</text:span><text:span text:style-name="T11">) in the middle (</text:span><text:span text:style-name="T10">naṭuvil</text:span><text:span text:style-name="T11">), having ordered (</text:span><text:span text:style-name="T10">paṇittu</text:span><text:span text:style-name="T11">) with an order (</text:span><text:span text:style-name="T10">paṇipaṇiyāl</text:span><text:span text:style-name="T11">), having granted the palm-leaf (</text:span><text:span text:style-name="T10">ōlai</text:span><text:span text:style-name="T11">) in connection with the protection tax (</text:span><text:span text:style-name="T10">iṟaikāval</text:span><text:span text:style-name="T11">), undertaken (</text:span><text:span text:style-name="T10">oṭṭi</text:span><text:span text:style-name="T11">) for Paramasvāmi of this Śrī Vijayamaṅgalam, it was given in this manner</text:span><text:span text:style-name="T1">;</text:span><text:span text:style-name="T11"> </text:span><text:span text:style-name="T1">having taken for all the worships of whatever name for this Paramasvāmi [from?] Ampalavaṉ Paḻuvūr Nakkaṉ alias Vikramacōḻa Mahārāja, lord (</text:span><text:span text:style-name="T2">uṭaiyāṉ</text:span><text:span text:style-name="T1">) of Kuvaḷḷālam, of the </text:span><text:span text:style-name="T2">peruntaram</text:span><text:span text:style-name="T1"> of Śrī Mumuṭicōḻatēvar, who caused to raise (</text:span><text:span text:style-name="T2">eḻuntaḷuvittāṉ &gt; eḻuntaruḷuvittāṉ</text:span><text:span text:style-name="T1">) with stone (</text:span><text:span text:style-name="T2">kallālē</text:span><text:span text:style-name="T1">) the holy sanctuary (</text:span><text:span text:style-name="T2">śrī vimāṉam</text:span><text:span text:style-name="T1">) for this Paramasvāmi, this is the land given;</text:span><text:span text:style-name="T11"> </text:span><text:span text:style-name="T1">having enclosed (</text:span><text:span text:style-name="T2">maṭakki</text:span><text:span text:style-name="T1">) the earth (</text:span><text:span text:style-name="T2">taṉtarattu</text:span><text:span text:style-name="T1">) with many measuring rods (</text:span><text:span text:style-name="T2">taṭiyāl</text:span><text:span text:style-name="T1">), one quarter of land has come;</text:span><text:span text:style-name="T11"> </text:span><text:span text:style-name="T1">for this one quarter of land, as protection tax, as long as the sun and the moon endure, we the Mahāsabhai (</text:span><text:span text:style-name="T2">mahāsabhaiyōṅ</text:span><text:span text:style-name="T1">) from this Vikramacōḻa Mārāyār, [we] took two hundred </text:span><text:span text:style-name="T2">kaḻañcu</text:span><text:span text:style-name="T1">s of gold of standard weight, </text:span><text:span text:style-name="T2">kācu</text:span><text:span text:style-name="T1">s of refined gold which changed to </text:span><text:span text:style-name="T2">kaḻañcu</text:span><text:span text:style-name="T1">s (</text:span><text:span text:style-name="T2">kanti</text:span><text:span text:style-name="T1"> &gt; </text:span><text:span text:style-name="T2">kaḻañcu</text:span><text:span text:style-name="T1">?) of gold;</text:span><text:span text:style-name="T11"> </text:span><text:span text:style-name="T1">having taken these two hundred </text:span><text:span text:style-name="T2">kaḻañcu</text:span><text:span text:style-name="T1">s of gold, with this one quarter of land that has come, having enclosed the earth with many measuring rods determined (</text:span><text:span text:style-name="T2">cuṭṭapaṭṭa</text:span><text:span text:style-name="T1">) by this (</text:span><text:span text:style-name="T2">itaṉ</text:span><text:span text:style-name="T1">),</text:span><text:span text:style-name="T11"> </text:span><text:span text:style-name="T1">the </text:span><text:span text:style-name="T2">kuṭimai</text:span><text:span text:style-name="T1"> tax that goes to king’s court (</text:span><text:span text:style-name="T2">vācallil</text:span><text:span text:style-name="T1">), </text:span><text:soft-page-break/><text:span text:style-name="T1">the tax for the running of the </text:span><text:span text:style-name="T2">ūr</text:span><text:span text:style-name="T1"> (</text:span><text:span text:style-name="T2">ūriṭu varippāṭum</text:span><text:span text:style-name="T1">), the taxes </text:span><text:span text:style-name="T2">eccōṟu</text:span><text:span text:style-name="T1"> and </text:span><text:span text:style-name="T2">ceṉṉir veṭṭi</text:span><text:span text:style-name="T1">, and the taxes of whatever names, having paid the taxes for as long as the sun and the moon endure, we will have to give;</text:span><text:span text:style-name="T11"> </text:span><text:span text:style-name="T12">if one </text:span><text:span text:style-name="T13">deviates from this</text:span><text:span text:style-name="T12">, having assembled in the assembly (</text:span><text:span text:style-name="T14">peruṅkuṟi</text:span><text:span text:style-name="T12">), having sat, if one does not show the taxes, you (</text:span><text:span text:style-name="T14">tāṅkaḷ</text:span><text:span text:style-name="T12">) the temple officers (</text:span><text:span text:style-name="T14">devakaṉmikaḷēy</text:span><text:span text:style-name="T12">) who want (</text:span><text:span text:style-name="T14">veṇṭi</text:span><text:span text:style-name="T12">), saying the gold needed (</text:span><text:span text:style-name="T14">veṇṭu</text:span><text:span text:style-name="T12">) [by] you (</text:span><text:span text:style-name="T14">taṅkaḷ</text:span><text:span text:style-name="T12">) of the locality/assembly (</text:span><text:span text:style-name="T14">kaḷattu</text:span><text:span text:style-name="T12">), the gold of the tax collection (</text:span><text:span text:style-name="T14">maṉṟupāṭṭu</text:span><text:span text:style-name="T12">) which was fined (</text:span><text:span text:style-name="T14">maṉṟiṉa</text:span><text:span text:style-name="T12">), [as a result of] that which is not (</text:span><text:span text:style-name="T14">iṉṟiyē</text:span><text:span text:style-name="T12">) paid as fraud (</text:span><text:span text:style-name="T14">maṟai</text:span><text:span text:style-name="T12">); we have to give to pay the taxes for this land;</text:span><text:span text:style-name="T11"> </text:span><text:span text:style-name="T1">the Brahmin who ordered (</text:span><text:span text:style-name="T2">paṇitta</text:span><text:span text:style-name="T1">), the accountants (</text:span><text:span text:style-name="T2">karaṇattāṉaiyum</text:span><text:span text:style-name="T1">) who heard (</text:span><text:span text:style-name="T2">kēṭṭa</text:span><text:span text:style-name="T1">) the order and the accountants bound (</text:span><text:span text:style-name="T2">kāṭṭiṉa</text:span><text:span text:style-name="T1">) to the taxes, having fined (</text:span><text:span text:style-name="T2">maṉṟi</text:span><text:span text:style-name="T1">) [them for] gold, gold in the name of the Tēvakarmikaḷ with the paying (</text:span><text:span text:style-name="T2">iṟuppittālum</text:span><text:span text:style-name="T1">) [unclear passage], we will have to give, having paid the taxes for as long as the sun and the moon endure, for one quarter of land of this land;</text:span><text:span text:style-name="T11"> </text:span><text:span text:style-name="T1">as per the order on palm leaf in connection with this (</text:span><text:span text:style-name="T2">ivvoṭṭōlaippaṭiyēy</text:span><text:span text:style-name="T1">), having made the chart (</text:span><text:span text:style-name="T2">śāsaṃ</text:span><text:span text:style-name="T1"> &gt; </text:span><text:span text:style-name="T2">śāsanaṃ</text:span><text:span text:style-name="T1">) which is engraved (</text:span><text:span text:style-name="T2">veṭṭavum</text:span><text:span text:style-name="T1">) on stone (</text:span><text:span text:style-name="T2">kallil</text:span><text:span text:style-name="T1">), having undertaken to take as those who get, having granted the palm leaf in connection with the protection tax, we will give;</text:span><text:span text:style-name="T11"> </text:span><text:span text:style-name="T1">for Paramasvāmi of Śrī Vijayamaṅgalam, by the order of we the great people of the assembly of big </text:span><text:span text:style-name="T6">Śrī</text:span><text:span text:style-name="T5"> </text:span><text:span text:style-name="T6">V</text:span><text:span text:style-name="T1">āṉava-mahādevi-</text:span><text:span text:style-name="T6">caturvetimaṅgalam, a </text:span><text:span text:style-name="T5">brahmadeya</text:span><text:span text:style-name="T6"> of the northern bank, I have written the palm leaf in connection with this </text:span><text:span text:style-name="T1">protection tax, I Iṭaiyāṉ Pūtaṉ Kāṭaṉ of Kūṭallūr, the Madhyasthaṉ of this village; those are my letters.</text:span></text:p>
      <text:p text:style-name="P10"/>
      <text:p text:style-name="P1"><text:span text:style-name="T1">#7. a) Gaṅgājaṭādhara temple of Govindapputtūr; b) ARE 1929, no. 175; SII 13, no. 124; c) personally located; d) </text:span><text:span text:style-name="T4">above and around the empty niche of the southern façade of the </text:span><text:span text:style-name="T15">ardha-maṇḍapa</text:span><text:span text:style-name="T4">;</text:span><text:span text:style-name="T1"> e) Regnal year 5 of Kōvirājakesarivarman; f) Rājarāja I (</text:span><text:span text:style-name="T2">circa</text:span><text:span text:style-name="T1"> 990 C.E.); g) this long inscription is unfinished; its end may have been engraved on the eastern side of the </text:span><text:span text:style-name="T2">ardha-maṇḍapa</text:span><text:span text:style-name="T1">, now built over.</text:span></text:p>
      <text:p text:style-name="P11"/>
      <text:p text:style-name="P3"><text:span text:style-name="T1">(1) </text:span><text:span text:style-name="T2">svasti śrī</text:span><text:span text:style-name="T1"> korācake[ca]ripaṉmaṟkku yāṇṭu ˚añcāvatu vaṭakarai </text:span><text:span text:style-name="T5">bra</text:span><text:span text:style-name="T1">[</text:span><text:span text:style-name="T5">hma</text:span><text:span text:style-name="T1">teyam]</text:span></text:p>
      <text:p text:style-name="P3"><text:span text:style-name="T1">(2) [X] periya </text:span><text:span text:style-name="T2">śrī</text:span><text:span text:style-name="T1"> vāṉavaṉ</text:span><text:span text:style-name="T5">mahā</text:span><text:span text:style-name="T6">tevi</text:span><text:span text:style-name="T5">ca</text:span><text:span text:style-name="T6">tu[</text:span><text:span text:style-name="T5">r</text:span><text:span text:style-name="T6">]</text:span><text:span text:style-name="T5">vve</text:span><text:span text:style-name="T1">timaṅkalattu </text:span><text:span text:style-name="T5">śrī </text:span><text:span text:style-name="T1">vi</text:span><text:span text:style-name="T5">ja</text:span><text:span text:style-name="T1">yama[ṅ]</text:span></text:p>
      <text:p text:style-name="P2">(3) kalatevarkku ˚ampala[[va]]ṉ paḻuvūr nakkaṉṉāṉa ˚irāca˚irācap pallava[[rai]]</text:p>
      <text:p text:style-name="P3"><text:span text:style-name="T1">(4) yaṉ ˚ivvāṉavaṉ [[mā]]tevi </text:span><text:span text:style-name="T5">ca</text:span><text:span text:style-name="T6">tu</text:span><text:span text:style-name="T5">vve</text:span><text:span text:style-name="T1">timaṅkalata [˚i]tevar perāl vilai[[ko]]</text:span></text:p>
      <text:p text:style-name="P3"><text:span text:style-name="T1">(5) ṇṭu ˚iṟaiyiḻi[[cci]]ṉa nilaṅkaḷḷā vanta nellukkum ˚ivvūr </text:span><text:span text:style-name="T5">sabhai</text:span><text:span text:style-name="T1">yā</text:span></text:p>
      <text:p text:style-name="P3"><text:soft-page-break/><text:span text:style-name="T1">(6) [[rpakkal vilaikoṇṭu ˚iṟaiyiḻicciṉa vaṭapiṭākai neṭuvā]]</text:span><text:span text:style-name="Footnote_20_Symbol"><text:span text:style-name="T1"><text:note text:id="ftn8" text:note-class="footnote"><text:note-citation>8</text:note-citation><text:note-body><text:p text:style-name="P4"><text:span text:style-name="T7"><text:s/>Line lost under cement.</text:span></text:p></text:note-body></text:note></text:span></text:span></text:p>
      <text:p text:style-name="P2">(7) [[yilu]]m ˚i[[nne]]ṭuvāyil cuṟṟiṉa piṭākaikaḷum ˚itevaṟkku</text:p>
      <text:p text:style-name="P2">(8) [[˚i]]ṟukkaṭa[va] nellukkum poṉṉukkum neyyiṇṇaikku</text:p>
      <text:p text:style-name="P3"><text:span text:style-name="T1">(9) [[m]] taṟippu[ṭa]vaikkum ˚irum[pu]kkum </text:span><text:span text:style-name="T5">nibandha</text:span><text:span text:style-name="T1">m ceytapaṭi tiruva</text:span></text:p>
      <text:p text:style-name="P3"><text:span text:style-name="T1">(10) [[mu]]tu pot[u] [[nāṉā]]ḻiyāka ˚</text:span><text:span text:style-name="T2">a</text:span><text:span text:style-name="T5">tdha</text:span><text:span text:style-name="T1">yāma[m*] ˚uḷpaṭa nicatam ˚arici patakkā</text:span></text:p>
      <text:p text:style-name="P3"><text:span text:style-name="T1">(11) ka </text:span><text:span text:style-name="T5">ja</text:span><text:span text:style-name="T6">[</text:span><text:span text:style-name="T5">nti</text:span><text:span text:style-name="T6">]</text:span><text:span text:style-name="T1">raṇṭu [[vaṇṇattā]]l vanta nellu nicatam nellu ˚aiykuṟuṇiyāka ˚orāṭ[ṭ]ai [[nā]]</text:span></text:p>
      <text:p text:style-name="P3"><text:span text:style-name="T1">(12) [ḷḷaikku] vanta nellu nūṟṟu ˚aiypatiṉ kalamu paruppamutu poturiyāka ˚a</text:span><text:span text:style-name="T5">tdha</text:span><text:span text:style-name="T1">yāma</text:span></text:p>
      <text:p text:style-name="P2">(13) ˚uḷppaṭa nālu potaikku nicatam ˚iru nāḻi paruppukku nellu ˚orāṭṭaiṉāḷaikku [n]e</text:p>
      <text:p text:style-name="P2">(14) llu ˚irupattirukalaṉe tūṇippatakkum porikkaṟiyamutu ˚oṉṟu puḻukku kaṟiyamu[tu]</text:p>
      <text:p text:style-name="P2">(15) [˚oṉṟu]m ˚āka kaṟiyamutu ˚iraṇṭukku miḷakum kaṭuku cirakammu ˚uḷppaṭa nālu potaik X [˚o?]</text:p>
      <text:p text:style-name="P2">(16) [[˚orāṭ]]ṭai [nā]ḷaikku nellu ˚irupattirukalaṉe tūṇ[i]ppatakk[u]m neyamutu [patu ˚a X X X]</text:p>
      <text:p text:style-name="P2">(17) n[ā]lu potukku nicatam ˚urikku ne[llu*]p patakkāka ˚orāṭṭai nāḷḷaikku [ne]llu ˚aṟupatiṉ [[kala]]m </text:p>
      <text:p text:style-name="P3"><text:span text:style-name="T1">(18) mu [[ta]]yirammutu po[tu*] ˚uriyāka ˚a</text:span><text:span text:style-name="T5">ddha</text:span><text:span text:style-name="T1">yāma ˚uḷppaṭa nāllu po[t]aikku ˚ir[[u]][nā]ḻikku nicatam ˚ai[ñ][[ṉā]]ḻi</text:span></text:p>
      <text:p text:style-name="P2">(19) yāka ˚orāṭṭai ṉāḷḷaikku nellu patiṉ ˚eṇkala[ṉ][[ne]] [˚i]ru tūṇik kuṟuṇiyum ˚aṭaikkāyamu[[tu]]</text:p>
      <text:p text:style-name="P3"><text:span text:style-name="T1">(20) p[out] ˚aiñcu veṟuṅkāy ˚iru[pa]tum veṟṟilaip paṟṟu ˚oṉṟu[m] nicatam ˚a</text:span><text:span text:style-name="T5">ddha</text:span><text:span text:style-name="T1">yāma ˚u[ḷ*]ppaṭa nālu po[[tai]][kku]</text:span></text:p>
      <text:p text:style-name="P2">(21) [m] ˚aṭaikkāyamu[tu]kku nicatam nel ˚aiṉāḻiyāka ˚orāṭṭai nāḷḷaikku nellu patiṉ ˚eṇ kalan[e]</text:p>
      <text:p text:style-name="P2">(22) ˚i[[ru]][tū]ṇṇik kuṟuṇiyum tirumeypūccu potu ˚uḻakku canttukku nicatam ˚orupala ˚araiyāl[u] [[nica]]</text:p>
      <text:p text:style-name="P2"><text:soft-page-break/>(23) tammu muḻakku tirucca[n*]taṇakkuḻampukku ˚orāṭṭai ṉāḷḷaikku ṉellu nālppataiṅ kalammu [[ci]]</text:p>
      <text:p text:style-name="P2">(24) tāri ˚akilum ca[nta]ṇammu neriyārammu kaṟpūrammun [˚i]tanum koṇṭu muṉ[ṟu] potaikku nellu nicata[m]</text:p>
      <text:p text:style-name="P2">(25) kuṟuṇi ˚irunāḻiyāka ˚orāṭṭai nāḷḷaikku nellu muppattu [mu][[kka]]laṉne ˚irutuṇik kuṟuṇiyum [ci]</text:p>
      <text:p text:style-name="P2">(26) kāṭṭi ˚āvāṟku ˚āṭiyaru[[ḷ]]ḷa[p] [[pā]] {window} lu ˚irunāḻikku nicatam nelu ˚aṟu</text:p>
      <text:p text:style-name="P2">(27) ṉāḻiyāka ˚orāṭṭai ṉā[ḷ]ḷaikku ne {window} lu ˚irupattirukalaṉne tuṇippa[ta]</text:p>
      <text:p text:style-name="P3"><text:span text:style-name="T1">(28) ˚āvāṟkkup paricaṭṭam [[˚ut]]tāmaya {window} ṉattu ˚oraṇaiyum </text:span><text:span text:style-name="T5">dekṣiṇa</text:span><text:span text:style-name="T1">maya[[nat]]</text:span></text:p>
      <text:p text:style-name="P2">(29) tukku ˚oraṇaiyum ˚āka [[viraṇai]]kkum {window} kācu ˚iraṇṭāka kācu ˚oṉṟinukku [[ne]]</text:p>
      <text:p text:style-name="P2">(30) llup patikailammāka ˚orāṭṭai {window} ṉāḷḷaikku kācu ˚iraṇṭukku nel [˚i]</text:p>
      <text:p text:style-name="P2">(31) [[ru]][pa]tinkala[[mmu]] [tiru]vo X X [˚o]rāṭ {window} ṭai [[nā]]ḷḷaikku muṉṟāṭai ˚orāṭṭai [[n]]</text:p>
      <text:p text:style-name="P2">(32) [[ā(ḷ)ḷaikku …]] {window} [˚arai]yāl nel {end of the line not possible to read SII = [[kala(m)mu[m*]]]}</text:p>
      <text:p text:style-name="P2">(33) t[[i]]runamani[[kai]] ˚orāṭṭai ṉāḷḷaikku ˚ira {window} ṇṭāka ˚iraṭinukku kā[[cu]] ˚onṟ[[iṉu]]kku ne</text:p>
      <text:p text:style-name="P2">(34) llu pati[[ṉ]]kalammum tiruma[l]lai kaṭ {window} ṭi ˚orāṭṭai nāḷ[ḷai]kku ˚iraṇṭāka ˚i</text:p>
      <text:p text:style-name="P2">(35) raṇṭinuk[[ku k]]ācu ˚oṉṟuka kācu ˚oṉṟi {window} nukku nellup patiṉkalamu[[m]] ṉam</text:p>
      <text:p text:style-name="P3"><text:span text:style-name="T1">(36) ˚orāṭṭai n[[āḷ]]ḷaikku ˚iraṇṭāka ˚iraṇ {window} ṭinukkuk kācu ˚oṉ[[ṟu]]k kācu ˚oṉṟinu</text:span></text:p>
      <text:p text:style-name="P3"><text:span text:style-name="T1">(37) kku nel[[lu]]p patiṉ kalammu </text:span><text:span text:style-name="T5">jala </text:span><text:span text:style-name="T1">{window} </text:span><text:span text:style-name="T5">pavintra</text:span><text:span text:style-name="T1">ttukku ˚o[[rā]]ṭṭi nāḷai</text:span></text:p>
      <text:p text:style-name="P2">(38) puṭavai mu[[ṉ]][ṟu]kap puṭavai muṉṟinuk {window} kuk kācu ˚araiyāka ˚araikkā[[cukku]] nel</text:p>
      <text:p text:style-name="P2">(39) lu ˚aiṅka[[lam]]mu tirunottāviḷakku ˚ai {window} ñciṉukku viḷakku[k]ku ˚oṉ[ṟu] nicata[[m]] </text:p>
      <text:p text:style-name="P2">(40) [[neyi ˚uḻakkāka viḷakku]] nicatam ney[i] {window} X nāḻi {unlegible}</text:p>
      <text:p text:style-name="P3"><text:soft-page-break/><text:span text:style-name="T1">(41)</text:span><text:span text:style-name="Footnote_20_Symbol"><text:span text:style-name="T1"><text:note text:id="ftn9" text:note-class="footnote"><text:note-citation>9</text:note-citation><text:note-body><text:p text:style-name="P4"><text:span text:style-name="T7"><text:s/>From this line, the inscription is on the upper part of the base, on the ledges.</text:span></text:p></text:note-body></text:note></text:span></text:span><text:span text:style-name="T1"> m nellu [˚ai]ṅkuṟuṇiyāka ˚orāṭ[[ṭ]]ai nāḷḷaikku nel {window} llu nuṟṟu [˚ai]mpatiṉ kalammu</text:span></text:p>
      <text:p text:style-name="P3"><text:span text:style-name="T1">(42) </text:span><text:span text:style-name="T5">sandhi</text:span><text:span text:style-name="T1">viḷakkuc ciṟukālai yeṭ[ṭu] ˚ucciyampo {window} tu ˚eṭṭu ˚iravaikku patiṉālum ˚āka</text:span></text:p>
      <text:p text:style-name="P2">(43) viḷakku muppati[ṉu]kku nicatam [[˚eṇṇai nā]]ḻi muḻak[k]e {window} {this side of the widow in not engraved}</text:p>
      <text:p text:style-name="P2"/>
      <text:p text:style-name="P3"><text:span text:style-name="T1">Fortune! Prosperity! This is the fifth year of Kōrājakesarivarman. For Śrī Vijaiyamaṅgaladevar of big Śrī Vāṉavaṉ-mahādevi-caturvedimaṅgalam, a </text:span><text:span text:style-name="T2">brahmadeya</text:span><text:span text:style-name="T1"> of the northern bank, Ampalavaṉ Paḻuvūr Nakkaṉ alias Rājarāja Pallavaraiyaṉ, having bought in the name of this god (</text:span><text:span text:style-name="T2">itēvar</text:span><text:span text:style-name="T1">) of this Vāṉavaṉ-mahādevi-caturvedimaṅgalam, having bought from (</text:span><text:span text:style-name="T2">pakkal</text:span><text:span text:style-name="T1">) the Sabhā of this village for the paddy accrued with the lands of which taxes were remitted (</text:span><text:span text:style-name="T2">iṟaiyiḻicciṉa</text:span><text:span text:style-name="T1">); thus the donation (</text:span><text:span text:style-name="T2">nibandham</text:span><text:span text:style-name="T1">) was made for paddy, gold, </text:span><text:span text:style-name="T2">ghee</text:span><text:span text:style-name="T1"> and oil, tax on looms (</text:span><text:span text:style-name="T2">taṟippuṭavaikkum</text:span><text:span text:style-name="T1">) and iron (</text:span><text:span text:style-name="T2">irumpukkum</text:span><text:span text:style-name="T1">) that have to be paid to the god (</text:span><text:span text:style-name="T2">itēvaṟkku</text:span><text:span text:style-name="T1">) [by] the northern hamlet (</text:span><text:span text:style-name="T2">vaṭapiṭākai</text:span><text:span text:style-name="T1">) of Neṭuvāyil whose taxes were remitted and the hamlets (</text:span><text:span text:style-name="T2">piṭākaikaḷum</text:span><text:span text:style-name="T1">) surrounding (</text:span><text:span text:style-name="T2">cuṟṟiṉa</text:span><text:span text:style-name="T1">) this Neṭuvāyil; <text:s/>as per four </text:span><text:span text:style-name="T2">nāḻi</text:span><text:span text:style-name="T1">s for one time (</text:span><text:span text:style-name="T2">pōtu</text:span><text:span text:style-name="T1">) of holy food offerings (</text:span><text:span text:style-name="T2">tiruvamutu</text:span><text:span text:style-name="T1">), as one </text:span><text:span text:style-name="T2">patakku</text:span><text:span text:style-name="T1"> of rice (</text:span><text:span text:style-name="T2">arici</text:span><text:span text:style-name="T1">) everyday including the middle of the night (</text:span><text:span text:style-name="T2">atdhayāma</text:span><text:span text:style-name="T1"> &gt; </text:span><text:span text:style-name="T2">ardhayāmam</text:span><text:span text:style-name="T1">), as five </text:span><text:span text:style-name="T2">kuṟuṇi</text:span><text:span text:style-name="T1">s of paddy daily accrued by the class (</text:span><text:span text:style-name="T2">vaṇṇattāl</text:span><text:span text:style-name="T1">) of the twice born (</text:span><text:span text:style-name="T2">jantiraṇṭu</text:span><text:span text:style-name="T1">), as one </text:span><text:span text:style-name="T2">uri</text:span><text:span text:style-name="T1"> for one time of </text:span><text:span text:style-name="T2">dhal </text:span><text:span text:style-name="T1">holy food offerings (</text:span><text:span text:style-name="T2">paruppamutu</text:span><text:span text:style-name="T1">) and hundred and fifty </text:span><text:span text:style-name="T2">kalam</text:span><text:span text:style-name="T1"> of paddy accrued for one day (</text:span><text:span text:style-name="T2">nāḷḷaikku</text:span><text:span text:style-name="T1"> &gt; </text:span><text:span text:style-name="T2">nāḷaikku</text:span><text:span text:style-name="T1">) in the year (</text:span><text:span text:style-name="T2">orāṭṭai</text:span><text:span text:style-name="T1">); for four times including the middle of the night, the paddy for two </text:span><text:span text:style-name="T2">nāḻi</text:span><text:span text:style-name="T1">s of </text:span><text:span text:style-name="T2">dhal</text:span><text:span text:style-name="T1"> everyday, as one boiled (</text:span><text:span text:style-name="T2">puḻukku</text:span><text:span text:style-name="T1">) vegetable food offering (</text:span><text:span text:style-name="T2">kaṟiyamutu</text:span><text:span text:style-name="T1">) and one fried vegetable food offering (</text:span><text:span text:style-name="T2">porikkaṟiyamutu</text:span><text:span text:style-name="T1">), for one </text:span><text:span text:style-name="T2">tūṇi</text:span><text:span text:style-name="T1"> and one </text:span><text:span text:style-name="T2">patakku</text:span><text:span text:style-name="T1">, twenty-two </text:span><text:span text:style-name="T2">kalam</text:span><text:span text:style-name="T1">s of paddy for one day in the year; as one </text:span><text:span text:style-name="T2">patakku</text:span><text:span text:style-name="T1"> of paddy for one </text:span><text:span text:style-name="T2">uri</text:span><text:span text:style-name="T1"> everyday for four times … </text:span><text:span text:style-name="T2">ghee</text:span><text:span text:style-name="T1"> food offerings for one </text:span><text:span text:style-name="T2">tūṇi</text:span><text:span text:style-name="T1"> and one </text:span><text:span text:style-name="T2">patakku</text:span><text:span text:style-name="T1">, twenty-two </text:span><text:span text:style-name="T2">kalam</text:span><text:span text:style-name="T1">s of paddy for one day in the year; for four times including cumin seeds </text:span><text:soft-page-break/><text:span text:style-name="T1">(</text:span><text:span text:style-name="T2">cīrakammum</text:span><text:span text:style-name="T1">), mustard seeds (</text:span><text:span text:style-name="T2">kaṭukum</text:span><text:span text:style-name="T1">) and pepper (</text:span><text:span text:style-name="T2">miḷakum</text:span><text:span text:style-name="T1">) for two vegetable food offerings, as one </text:span><text:span text:style-name="T2">uri</text:span><text:span text:style-name="T1"> for one time of curd food offerings (</text:span><text:span text:style-name="T2">tayiramutu</text:span><text:span text:style-name="T1">) and sixty </text:span><text:span text:style-name="T2">kalam</text:span><text:span text:style-name="T1">s of paddy for one day in the year; as five </text:span><text:span text:style-name="T2">nāḻi</text:span><text:span text:style-name="T1">s everyday for two </text:span><text:span text:style-name="T2">nāḻi</text:span><text:span text:style-name="T1">s for four times including the middle of the night, as five </text:span><text:span text:style-name="T2">nāḻi</text:span><text:span text:style-name="T1">s of paddy everyday for one arecanut food offerings (</text:span><text:span text:style-name="T2">aṭaikkāyamutukku</text:span><text:span text:style-name="T1">) for four times including the middle of the night everyday, one bundle (</text:span><text:span text:style-name="T2">paṟṟu</text:span><text:span text:style-name="T1">) of betel leaves (</text:span><text:span text:style-name="T2">veṟṟilai</text:span><text:span text:style-name="T1">) and twenty arecanuts (</text:span><text:span text:style-name="T2">veṟuṅkāy</text:span><text:span text:style-name="T1">), five times of arecanut food offerings, two </text:span><text:span text:style-name="T2">tūṇi</text:span><text:span text:style-name="T1">s and one </text:span><text:span text:style-name="T2">kuṟuṇi</text:span><text:span text:style-name="T1">, eighteen </text:span><text:span text:style-name="T2">kalam</text:span><text:span text:style-name="T1">s of paddy for one day in the year; for one </text:span><text:span text:style-name="T2">uḻakku</text:span><text:span text:style-name="T1"> of mixture (</text:span><text:span text:style-name="T2">kuḻampu</text:span><text:span text:style-name="T1">) of holy sandal paste (</text:span><text:span text:style-name="T2">tiruccantaṉam</text:span><text:span text:style-name="T1">) everyday and with one </text:span><text:span text:style-name="T2">palam</text:span><text:span text:style-name="T1"> and a half everyday of one </text:span><text:span text:style-name="T2">uḻakku</text:span><text:span text:style-name="T1"> of sandal paste for one time for anointment (</text:span><text:span text:style-name="T2">tirumeyppūccu</text:span><text:span text:style-name="T1">), two </text:span><text:span text:style-name="T2">tūṇi</text:span><text:span text:style-name="T1">s and one </text:span><text:span text:style-name="T2">kuṟuṇi</text:span><text:span text:style-name="T1">, eighteen </text:span><text:span text:style-name="T2">kalam</text:span><text:span text:style-name="T1">s of paddy for one day in the year; as two </text:span><text:span text:style-name="T2">nāḻi</text:span><text:span text:style-name="T1">s and one </text:span><text:span text:style-name="T2">kuṟuṇi</text:span><text:span text:style-name="T1"> everyday of paddy for three times, with this, camphor (</text:span><text:span text:style-name="T2">kaṟpūramum</text:span><text:span text:style-name="T1">), juice of storax (</text:span><text:span text:style-name="T2">neriyācamum</text:span><text:span text:style-name="T1">), sandal paste and fragrant woods (</text:span><text:span text:style-name="T2">cītāri akilum</text:span><text:span text:style-name="T1">, i.e. red cedar and eagle-wood), fourty five </text:span><text:span text:style-name="T2">kalam</text:span><text:span text:style-name="T1">s of paddy for one day in the year; as six </text:span><text:span text:style-name="T2">nāḻi</text:span><text:span text:style-name="T1">s of paddy everyday for two </text:span><text:span text:style-name="T2">nāḻi</text:span><text:span text:style-name="T1">s of milk (</text:span><text:span text:style-name="T2">pālu</text:span><text:span text:style-name="T1">) for the holy bath (</text:span><text:span text:style-name="T2">āṭiyaruḷa</text:span><text:span text:style-name="T1">) of him (</text:span><text:span text:style-name="T2">āvāṟku</text:span><text:span text:style-name="T1">), two </text:span><text:span text:style-name="T2">tūṇi</text:span><text:span text:style-name="T1">s and one </text:span><text:span text:style-name="T2">kuṟuṇi</text:span><text:span text:style-name="T1">, thirty-three </text:span><text:span text:style-name="T2">kalam</text:span><text:span text:style-name="T1">s of paddy for one day in the year; as ten </text:span><text:span text:style-name="T2">kalam</text:span><text:span text:style-name="T1">s of paddy for one </text:span><text:span text:style-name="T2">kācu</text:span><text:span text:style-name="T1">, as two </text:span><text:span text:style-name="T2">kācu</text:span><text:span text:style-name="T1">s for pairs, a pair for </text:span><text:span text:style-name="T2">dakṣiṇamayanam</text:span><text:span text:style-name="T1"> and a pair for </text:span><text:span text:style-name="T2">uttāmayanam</text:span><text:span text:style-name="T1">, of cloths (</text:span><text:span text:style-name="T2">paricaṭṭam</text:span><text:span text:style-name="T1">) for him (</text:span><text:span text:style-name="T2">āvāṟkku</text:span><text:span text:style-name="T1">), one </text:span><text:span text:style-name="T2">tūṇi</text:span><text:span text:style-name="T1"> and one </text:span><text:span text:style-name="T2">patakku</text:span><text:span text:style-name="T1"> and twenty-two </text:span><text:span text:style-name="T2">kalam</text:span><text:span text:style-name="T1">s of paddy for one day in the year; … twenty </text:span><text:span text:style-name="T2">kalam</text:span><text:span text:style-name="T1">s of paddy for two </text:span><text:span text:style-name="T2">kācu</text:span><text:span text:style-name="T1">s for one day in the year; three dresses (</text:span><text:span text:style-name="T2">muṉṟāṭai</text:span><text:span text:style-name="T1">) for one day in the year; the sacred bath (</text:span><text:span text:style-name="T2">tirunamaṉikai</text:span><text:span text:style-name="T1">) … </text:span><text:span text:style-name="T2">kalam</text:span><text:span text:style-name="T1">s of paddy with half … for a day in the year; [for] the maker of garlands (</text:span><text:span text:style-name="T2">tirumālaikaṭṭi</text:span><text:span text:style-name="T1">), ten </text:span><text:span text:style-name="T2">kalam</text:span><text:span text:style-name="T1">s of paddy for one </text:span><text:span text:style-name="T2">kācu</text:span><text:span text:style-name="T1"> for two as two for one day in the year; … ten </text:span><text:span text:style-name="T2">kalam</text:span><text:span text:style-name="T1">s of paddy for one </text:span><text:span text:style-name="T2">kācu</text:span><text:span text:style-name="T1">, as one </text:span><text:span text:style-name="T2">kācu</text:span><text:span text:style-name="T1"> for two as two for one day in the year; for the garment for the bath of the idol (</text:span><text:span text:style-name="T2">jalapavittrattukku</text:span><text:span text:style-name="T1">), ten </text:span><text:span text:style-name="T2">kalam</text:span><text:span text:style-name="T1">s of paddy for one </text:span><text:span text:style-name="T2">kācu</text:span><text:span text:style-name="T1">, one </text:span><text:span text:style-name="T2">kācu</text:span><text:span text:style-name="T1"> for two as two for one day in the year; as five </text:span><text:span text:style-name="T2">kuṟuṇi</text:span><text:span text:style-name="T1">s of paddy … </text:span><text:span text:style-name="T2">nāḻi</text:span><text:span text:style-name="T1">s of </text:span><text:span text:style-name="T2">ghee</text:span><text:span text:style-name="T1"> everyday for a lamp (</text:span><text:span text:style-name="T2">viḷakku</text:span><text:span text:style-name="T1">), as one </text:span><text:span text:style-name="T2">uḻakku</text:span><text:span text:style-name="T1"> of </text:span><text:span text:style-name="T2">ghee</text:span><text:span text:style-name="T1"> everyday for one lamp, for five perpetual lamps, five </text:span><text:span text:style-name="T2">kalam</text:span><text:span text:style-name="T1">s of paddy for half a </text:span><text:span text:style-name="T2">kācu</text:span><text:span text:style-name="T1">, as half a </text:span><text:span text:style-name="T2">kācu</text:span><text:span text:style-name="T1"> for three cloths (</text:span><text:span text:style-name="T2">puṭavai</text:span><text:span text:style-name="T1">), as three </text:span><text:soft-page-break/><text:span text:style-name="T1">cloths for one day in the year; … one </text:span><text:span text:style-name="T2">uḻakku</text:span><text:span text:style-name="T1"> and one </text:span><text:span text:style-name="T2">nāḻi</text:span><text:span text:style-name="T1"> of oil (</text:span><text:span text:style-name="T2">eṇṇai</text:span><text:span text:style-name="T1">) everyday for thirty lamps as fourteen for the night, eight for midday (</text:span><text:span text:style-name="T2">uccampōtu</text:span><text:span text:style-name="T1">) and eight for early dawn (</text:span><text:span text:style-name="T2">ciṟukālai</text:span><text:span text:style-name="T1">), for evening lamps, hundred and fifty </text:span><text:span text:style-name="T2">kalam</text:span><text:span text:style-name="T1">s of paddy for one day in the year; …</text:span></text:p>
      <text:p text:style-name="P6"/>
      <text:p text:style-name="P1"><text:span text:style-name="T1">#8. a) Gaṅgājaṭādhara temple of Govindapputtūr; b) ARE 1928–29, no. 165; SII 19, no. 332; SII 32, part 2, no. 122; c) personally located; d) on the upper part of the southernmost wall section of the western façade of the sanctuary</text:span><text:span text:style-name="T4">;</text:span><text:span text:style-name="T1"> e) Regnal year 13 of Kōpparakesarivarman; f) Uttamacōḻa (</text:span><text:span text:style-name="T2">circa</text:span><text:span text:style-name="T1"> 984 C.E.); g) the inscription is unfinished; we notice some unusual mistakes: </text:span><text:span text:style-name="T2">cōḻḻa</text:span><text:span text:style-name="T1"> &gt; </text:span><text:span text:style-name="T2">cōḻa</text:span><text:span text:style-name="T1">, </text:span><text:span text:style-name="T2">vimmā</text:span><text:span text:style-name="T1"> &gt; </text:span><text:span text:style-name="T2">vimāṉa</text:span><text:span text:style-name="T1">, </text:span><text:span text:style-name="T2">paḻuvuṟ</text:span><text:span text:style-name="T1"> &gt; </text:span><text:span text:style-name="T2">paḻuvūr</text:span><text:span text:style-name="T1">, </text:span><text:span text:style-name="T2">hmādevaṟku</text:span><text:span text:style-name="T1"> &gt; </text:span><text:span text:style-name="T2">mahādevaṟku</text:span><text:span text:style-name="T1">.</text:span></text:p>
      <text:p text:style-name="P6"/>
      <text:p text:style-name="P3"><text:span text:style-name="T1">(1) </text:span><text:span text:style-name="T5">svasti śrī</text:span><text:span text:style-name="Footnote_20_Symbol"><text:span text:style-name="T6"><text:note text:id="ftn10" text:note-class="footnote"><text:note-citation>10</text:note-citation><text:note-body><text:p text:style-name="P4"><text:span text:style-name="T7"><text:s/>The </text:span><text:span text:style-name="T8">śrī</text:span><text:span text:style-name="T7"> was forgotten and added under the line, between the </text:span><text:span text:style-name="T8">sti</text:span><text:span text:style-name="T7"> and the </text:span><text:span text:style-name="T8">ko</text:span><text:span text:style-name="T7">.</text:span></text:p></text:note-body></text:note></text:span></text:span><text:span text:style-name="T5"> </text:span><text:span text:style-name="T1">kopparakecaripa</text:span><text:span text:style-name="T2">nma</text:span><text:span text:style-name="T1">ṟku yāṇṭu [1]3 muṉṟāvatu vaṭakarai </text:span><text:span text:style-name="T5">brahmade</text:span><text:span text:style-name="T1">yam pe</text:span></text:p>
      <text:p text:style-name="P3"><text:span text:style-name="T1">(2) riya </text:span><text:span text:style-name="T5">śrī </text:span><text:span text:style-name="T1">vāṉavaṉmāteviccatu</text:span><text:span text:style-name="T5">vve</text:span><text:span text:style-name="T1">timaṅkalattu </text:span><text:span text:style-name="T5">śrī </text:span><text:span text:style-name="T6">vi</text:span><text:span text:style-name="T5">ja</text:span><text:span text:style-name="T1">yamaṅkalat[e]</text:span></text:p>
      <text:p text:style-name="P3"><text:span text:style-name="T1">(3) vaṟ koyi </text:span><text:span text:style-name="T5">śrī </text:span><text:span text:style-name="T6">vi</text:span><text:span text:style-name="T5">m</text:span><text:span text:style-name="T6">mā</text:span><text:span text:style-name="T1"> kallā ˚eḻu[nta]ruḷḷuvicceṉ </text:span><text:span text:style-name="T5">śrī </text:span><text:span text:style-name="T1">˚uta</text:span><text:span text:style-name="T2">m</text:span><text:span text:style-name="T1">macoḻḻatevaṟ peru</text:span></text:p>
      <text:p text:style-name="P3"><text:span text:style-name="T1">(4) ntiṟattu kuvaḷḷālam˚uṭaiyāṉ ˚ampalavaṉ paḻuvuṟ nakkaṉāna vi</text:span><text:span text:style-name="T5">kra</text:span><text:span text:style-name="T1">macoḻḻa</text:span></text:p>
      <text:p text:style-name="P3"><text:span text:style-name="T1">(5) mārā[ya]nne ˚i </text:span><text:span text:style-name="T5">śrī </text:span><text:span text:style-name="T6">vi</text:span><text:span text:style-name="T5">ja</text:span><text:span text:style-name="T1">yamaṅkalattu </text:span><text:span text:style-name="T5">hmāde</text:span><text:span text:style-name="T1">vaṟku ṉā </text:span></text:p>
      <text:p text:style-name="P2"/>
      <text:p text:style-name="P3"><text:span text:style-name="T1">Fortune! Prosperity! This is the 13</text:span><text:span text:style-name="T3">th</text:span><text:span text:style-name="T1"> year of Kōpparakesarivarman. I, Ampalavaṉ Paḻuvūr Nakkaṉ alias Vikramacōḻa Mārāyan, lord (</text:span><text:span text:style-name="T2">uṭaiyāṉ</text:span><text:span text:style-name="T1">) of Kuvaḷḷālam, of the </text:span><text:span text:style-name="T2">peruntaṟam</text:span><text:span text:style-name="T1"> of Śrī Uttamacōḻatēvar, I have graciously caused to raise (</text:span><text:span text:style-name="T2">eḻuntaruḷḷuviccēṉ</text:span><text:span text:style-name="T1">) in stone the holy sanctuary of the temple of Śrī Vijayamaṅgaladevar of the big Śrī Vāṉavaṉ-mahādevi-caturvetimaṅgalam, a </text:span><text:span text:style-name="T2">brahmadeya</text:span><text:span text:style-name="T1"> of the northern bank; for Mahādeva of this Śrī Vijayamaṅkalam …</text:span></text:p>
      <text:p text:style-name="P2"/>
      <text:p text:style-name="Standard"><text:span text:style-name="T1">#9. a) Gaṅgājaṭādhara temple of Govindapputtūr; b) ARE 1928–29, no. 166; SII 19, no. 333; SII 32, part 2, no. 123; c) personally located; d) upper inscription on the lowest stone of the southernmost wall section of the western façade of the sanctuary</text:span><text:span text:style-name="T4">;</text:span><text:span text:style-name="T1"> e) Regnal year 13 of </text:span><text:soft-page-break/><text:span text:style-name="T1">Kōpparakesarivarman; f) Uttamacōḻa (</text:span><text:span text:style-name="T2">circa</text:span><text:span text:style-name="T1"> 984 C.E.); g) there is no </text:span><text:span text:style-name="T2">svasti śrī</text:span><text:span text:style-name="T1"> at the beginning of this inscription.</text:span></text:p>
      <text:p text:style-name="P2"/>
      <text:p text:style-name="P3"><text:span text:style-name="T1">(1) kopparakecariva</text:span><text:span text:style-name="T2">nma</text:span><text:span text:style-name="T1">ṟku yāṇṭu 13 ˚āvatu ˚ittirukkaṟṟaḷ[[i]] ˚eṭuppit</text:span></text:p>
      <text:p text:style-name="P3"><text:span text:style-name="T1">(2) ta </text:span><text:span text:style-name="T2">ku</text:span><text:span text:style-name="T1">vaḷālam uṭaiyāṉ ˚ampalavaṉ paḻuvūr nakkaṉāṉa vikkiramacoḻa mārā</text:span></text:p>
      <text:p text:style-name="P3"><text:span text:style-name="T1">(3) yar ˚akamuṭaiyāḷ ˚aparāyitaṉ ceyyavāymaṇi ca</text:span><text:span text:style-name="T5">ntrā</text:span><text:span text:style-name="T1">tittaval vaitta non</text:span></text:p>
      <text:p text:style-name="P2">(4) taviḷakku ˚oṉṟukku nicata ˚uḻakku neyyāka vaitta ˚āṭu toṇṇūṟṟu ˚āṟu ˚ivai cāvā</text:p>
      <text:p text:style-name="P3"><text:span text:style-name="T1">(5) vā perāṭu pa</text:span><text:span text:style-name="T5">nmāheśvara rakṣai</text:span><text:span text:style-name="T1"> ||</text:span></text:p>
      <text:p text:style-name="P2"/>
      <text:p text:style-name="P3"><text:span text:style-name="T1">This is the 13</text:span><text:span text:style-name="T3">th</text:span><text:span text:style-name="T1"> year of Kōpparakesarivarman. The wife (</text:span><text:span text:style-name="T2">akamuṭaiyāḷ</text:span><text:span text:style-name="T1">) of Ampalavaṉ Paḻuvūr Nakkaṉ alias Vikkiramacōḻa Mārāyar, lord (</text:span><text:span text:style-name="T2">uṭaiyāṉ</text:span><text:span text:style-name="T1">) of Kuvaḷālam who built (</text:span><text:span text:style-name="T2">eṭupitta</text:span><text:span text:style-name="T1">) this stone shrine (</text:span><text:span text:style-name="T2">ittirukkaṟṟaḷi</text:span><text:span text:style-name="T1">), Aparāyitaṉ Ceyyavāymaṇi gave; as long as the sun and the moon endure, for one perpetual lamp, for one </text:span><text:span text:style-name="T2">uḻakku</text:span><text:span text:style-name="T1"> of </text:span><text:span text:style-name="T2">ghee</text:span><text:span text:style-name="T1"> everyday, she gave ninety-six goats. These undying and non ageing great goats are under the protection of the Panmāheśvaras.</text:span></text:p>
      <text:p text:style-name="P2"/>
      <text:p text:style-name="Standard"><text:span text:style-name="T1">#10. a) Gaṅgājaṭādhara temple of Govindapputtūr; b) ARE 1928–29, no. 167; SII 19, no. 334; SII 32, part 2, no. 124; c) personally located; d) lowest inscription on the lowest stone of the southernmost wall section of the western façade of the sanctuary, in continuation of #9; it continues on the pilaster on the southern side</text:span><text:span text:style-name="T4">;</text:span><text:span text:style-name="T1"> e) Regnal year 13 of Kōpparakesarivarman; f) Uttamacōḻa (</text:span><text:span text:style-name="T2">circa</text:span><text:span text:style-name="T1"> 984 C.E.); g) there is no </text:span><text:span text:style-name="T2">svasti śrī</text:span><text:span text:style-name="T1"> at the beginning of this inscription.</text:span></text:p>
      <text:p text:style-name="P2"/>
      <text:p text:style-name="P3"><text:span text:style-name="T1">(1) kopparakecaripa</text:span><text:span text:style-name="T2">nma</text:span><text:span text:style-name="T1">ṟku yāṇṭu 13 ˚āvatu ˚ittirukkaṟṟa</text:span></text:p>
      <text:p text:style-name="P2">(2) ḷi ˚eṭupitta kuvaḷālam uṭaiyāṉ ˚ampalavaṉ paḻuvūr nakkaṉ ˚āṉa vikkiramacoḻa mārāyar</text:p>
      <text:p text:style-name="P3"><text:span text:style-name="T1">(3) ˚akamuṭaiyāḷ ciṅkapa</text:span><text:span text:style-name="T5">nma</text:span><text:span text:style-name="T1">ṉ kañci ˚akkaṉ vaitta nontāviḷa[kku] ˚oṉṟu ˚oṉṟukku nicatam [u]</text:span></text:p>
      <text:p text:style-name="P3"><text:span text:style-name="T1">(4)</text:span><text:span text:style-name="Footnote_20_Symbol"><text:span text:style-name="T1"><text:note text:id="ftn11" text:note-class="footnote"><text:note-citation>11</text:note-citation><text:note-body><text:p text:style-name="P4"><text:span text:style-name="T7"><text:s/>Continues on the pilaster, on the southern side.</text:span></text:p></text:note-body></text:note></text:span></text:span><text:span text:style-name="T1"> ḻakku ney</text:span></text:p>
      <text:p text:style-name="P2">(5) yerikka vai</text:p>
      <text:p text:style-name="P2">(6) tta cāvāmu</text:p>
      <text:p text:style-name="P2"><text:soft-page-break/>(7) vāp perā</text:p>
      <text:p text:style-name="P2">(8) ṭu toṇ</text:p>
      <text:p text:style-name="P2">(9) ṇūṟṟu ˚ā</text:p>
      <text:p text:style-name="P3"><text:span text:style-name="T1">(10) ṟu ˚ivai </text:span><text:span text:style-name="T5">pa</text:span></text:p>
      <text:p text:style-name="P3"><text:span text:style-name="T1">(11) </text:span><text:span text:style-name="T5">nmāheśvara</text:span></text:p>
      <text:p text:style-name="P3"><text:span text:style-name="T1">(12) [</text:span><text:span text:style-name="T5">rakṣai</text:span><text:span text:style-name="T1"> ||]</text:span></text:p>
      <text:p text:style-name="P2"/>
      <text:p text:style-name="P3"><text:span text:style-name="T1">This is the 13</text:span><text:span text:style-name="T3">th</text:span><text:span text:style-name="T1"> regnal year of Kōpparakesarivarman. The wife (</text:span><text:span text:style-name="T2">akamuṭaiyāḷ</text:span><text:span text:style-name="T1">) of Ampalavaṉ Paḻuvūr Nakkaṉ alias Vikkiramacōḻa Mārāyar, lord (</text:span><text:span text:style-name="T2">uṭaiyāṉ</text:span><text:span text:style-name="T1">) of Kuvaḷālam who built (</text:span><text:span text:style-name="T2">eṭupitta</text:span><text:span text:style-name="T1">) this stone shrine (</text:span><text:span text:style-name="T2">ittirukkaṟṟaḷi</text:span><text:span text:style-name="T1">), Ciṅkapanmaṉ Kañci Akkaṉ gave; for one one perpetual lamp, to burn one </text:span><text:span text:style-name="T2">uḻakku</text:span><text:span text:style-name="T1"> of </text:span><text:span text:style-name="T2">ghee</text:span><text:span text:style-name="T1"> everyday she gave ninety-six undying and non ageing great goats. These are under the protection of the Panmāheśvaras.</text:span></text:p>
      <text:p text:style-name="P6"/>
      <text:p text:style-name="Standard"><text:span text:style-name="T1">#11. a) Gaṅgājaṭādhara temple of Govindapputtūr; b) ARE 1928–29, no. 164 (+ part 2, para 28, p. 74); SII 19, no, 357; SII 32, part 2, no. 138; c) personally located; d) begins on the westernmost wall section of the northern façade and continues on the northernmost wall section of the western façade</text:span><text:span text:style-name="T4">;</text:span><text:span text:style-name="T1"> e) Regnal year 14 of Kōpparakesarivarman; f) Uttamacōḻa (</text:span><text:span text:style-name="T2">circa</text:span><text:span text:style-name="T1"> 985 C.E.); g) the translation of this inscription is given above pp. </text:span><text:span text:style-name="T16">XXX</text:span><text:span text:style-name="T1">.</text:span></text:p>
      <text:p text:style-name="P2"/>
      <text:p text:style-name="P3"><text:span text:style-name="T1">(1) ||| </text:span><text:span text:style-name="T2">svasti śrī</text:span><text:span text:style-name="T1"> || </text:span><text:span text:style-name="T2">kuvalāla</text:span><text:span text:style-name="T1">-</text:span><text:span text:style-name="T2">samudbhavaḥ</text:span><text:span text:style-name="T1"> </text:span><text:span text:style-name="T2">su</text:span><text:span text:style-name="T1">-</text:span><text:span text:style-name="T2">kī</text:span><text:span text:style-name="T1">[</text:span><text:span text:style-name="T2">r</text:span><text:span text:style-name="T1">]</text:span><text:span text:style-name="T2">tti</text:span><text:span text:style-name="T1">-</text:span></text:p>
      <text:p text:style-name="P3"><text:span text:style-name="T1">(2) </text:span><text:span text:style-name="T2">pa</text:span><text:span text:style-name="T1">ḻuvūr-</text:span><text:span text:style-name="T2">na</text:span><text:span text:style-name="T1">[k]ka </text:span><text:span text:style-name="T2">˚iti</text:span><text:span text:style-name="T1"> </text:span><text:span text:style-name="T2">pratīta</text:span><text:span text:style-name="T1">-</text:span><text:span text:style-name="T2">nāmā</text:span><text:span text:style-name="T1"> </text:span><text:span text:style-name="T2">muravairīva</text:span><text:span text:style-name="T1"> [</text:span><text:span text:style-name="T2">vira</text:span><text:span text:style-name="T1">]</text:span></text:p>
      <text:p text:style-name="P3"><text:span text:style-name="T1">(3) </text:span><text:span text:style-name="T2">jaḥ</text:span><text:span text:style-name="Footnote_20_Symbol"><text:span text:style-name="T1"><text:note text:id="ftn12" text:note-class="footnote"><text:note-citation>12</text:note-citation><text:note-body><text:p text:style-name="P4"><text:span text:style-name="T7"><text:s/>Swaminathan (SII 32) reads [khya]ḥ.</text:span></text:p></text:note-body></text:note></text:span></text:span><text:span text:style-name="T1"> </text:span><text:span text:style-name="T2">jāta</text:span><text:span text:style-name="T1">-</text:span><text:span text:style-name="T2">varṇṇa</text:span><text:span text:style-name="T1">-[</text:span><text:span text:style-name="T2">pra</text:span><text:span text:style-name="T1">]</text:span><text:span text:style-name="T2">varo</text:span><text:span text:style-name="T1"> </text:span><text:span text:style-name="T2">va</text:span><text:span text:style-name="Footnote_20_Symbol"><text:span text:style-name="T17"><text:note text:id="ftn13" text:note-class="footnote"><text:note-citation>13</text:note-citation><text:note-body><text:p text:style-name="P4"><text:span text:style-name="T7"><text:s/>SII reads </text:span><text:span text:style-name="T8">sa</text:span><text:span text:style-name="T7"> but clearly it is not.</text:span></text:p></text:note-body></text:note></text:span></text:span><text:span text:style-name="T2">ṃśa</text:span><text:span text:style-name="T1">-</text:span><text:span text:style-name="T2">karaḥ</text:span><text:span text:style-name="T1"> </text:span><text:span text:style-name="T2">sam</text:span><text:span text:style-name="T1">-</text:span><text:span text:style-name="T2">āvirāsīt</text:span><text:span text:style-name="T1"> [||]</text:span></text:p>
      <text:p text:style-name="P3"><text:span text:style-name="T12">(4) </text:span><text:span text:style-name="T14">yam artthinas tyāga</text:span><text:span text:style-name="Footnote_20_Symbol"><text:span text:style-name="T17"><text:note text:id="ftn14" text:note-class="footnote"><text:note-citation>14</text:note-citation><text:note-body><text:p text:style-name="P4"><text:span text:style-name="T7"><text:s/>SII reads </text:span><text:span text:style-name="T8">ya</text:span><text:span text:style-name="T7">.</text:span></text:p></text:note-body></text:note></text:span></text:span><text:span text:style-name="T14">m upātta-v</text:span><text:span text:style-name="T12">[</text:span><text:span text:style-name="T14">i</text:span><text:span text:style-name="T12">]</text:span><text:span text:style-name="T14">graham dvi</text:span><text:span text:style-name="Footnote_20_Symbol"><text:span text:style-name="T17"><text:note text:id="ftn15" text:note-class="footnote"><text:note-citation>15</text:note-citation><text:note-body><text:p text:style-name="P4"><text:span text:style-name="T7"><text:s/>SII reads </text:span><text:span text:style-name="T8">bi</text:span><text:span text:style-name="T7">.</text:span></text:p></text:note-body></text:note></text:span></text:span><text:span text:style-name="T14">ṣat-janāḥ </text:span><text:span text:style-name="T12">[</text:span><text:span text:style-name="T14">śau</text:span><text:span text:style-name="T12">]</text:span></text:p>
      <text:p text:style-name="P3"><text:span text:style-name="T12">(5) [</text:span><text:span text:style-name="T14">r</text:span><text:span text:style-name="T12">]</text:span><text:span text:style-name="T14">yya-guṇaṃ śarīriṇam ˚anaṃgam aṃgānvayinam mṛgekṣa</text:span><text:span text:style-name="T12">[</text:span><text:span text:style-name="T14">ṇā</text:span><text:span text:style-name="T12">]</text:span></text:p>
      <text:p text:style-name="P3"><text:span text:style-name="T12">(6) </text:span><text:span text:style-name="T14">vida</text:span><text:span text:style-name="T12">[</text:span><text:span text:style-name="T14">n</text:span><text:span text:style-name="T12">]</text:span><text:span text:style-name="T14">ti dhar</text:span><text:span text:style-name="T12">[</text:span><text:span text:style-name="T14">m</text:span><text:span text:style-name="T12">]</text:span><text:span text:style-name="T14">maṃ satan</text:span><text:span text:style-name="T12">[</text:span><text:span text:style-name="T14">u</text:span><text:span text:style-name="T12">]</text:span><text:span text:style-name="T14">m vipaścitaḥ</text:span><text:span text:style-name="T12"> ||| – </text:span><text:span text:style-name="T14">soyaṃ sva-vikramā</text:span><text:span text:style-name="T12">[</text:span><text:span text:style-name="T14">pta</text:span><text:span text:style-name="T12">]-</text:span></text:p>
      <text:p text:style-name="P3"><text:soft-page-break/><text:span text:style-name="T12">(7) </text:span><text:span text:style-name="T14">khilārṇṇavāṃbarākara-grahād vīryya-toṣitād v</text:span><text:span text:style-name="T12">[</text:span><text:span text:style-name="T14">i</text:span><text:span text:style-name="T12">]</text:span><text:span text:style-name="T14">krama-coḷa-nṛpāl la-</text:span></text:p>
      <text:p text:style-name="P3"><text:span text:style-name="T12">(8) </text:span><text:span text:style-name="T14">bdha-vikrama-coḷa-mahārājābhidho ‘sya rājñaś catu</text:span><text:span text:style-name="T12">[</text:span><text:span text:style-name="T14">r</text:span><text:span text:style-name="T12">]</text:span><text:span text:style-name="T14">daśe varṣe maha-</text:span></text:p>
      <text:p text:style-name="P3"><text:span text:style-name="T12">(9) </text:span><text:span text:style-name="T14">ti śrī-vānavan-mahādevy-agrahare śrī-vijayamaṃgale vasataḥ śa-</text:span></text:p>
      <text:p text:style-name="P3"><text:span text:style-name="T12">(10) </text:span><text:span text:style-name="T14">mbhoḥ mandiraṃ śilā-mayam vidhāyāsyaiva grāmasya svabh</text:span><text:span text:style-name="T12">[</text:span><text:span text:style-name="T14">ū</text:span><text:span text:style-name="T12">]</text:span><text:span text:style-name="T14">tāṃ ne-</text:span></text:p>
      <text:p text:style-name="P3"><text:span text:style-name="T12">(11) </text:span><text:span text:style-name="T14">ṭuvāyil-nāma-grāmaṭikām mahāparṣadaḥ krītvā sva-vitta-dānād aka-</text:span></text:p>
      <text:p text:style-name="P3"><text:span text:style-name="T12">(12) </text:span><text:span text:style-name="T14">rāñ-ca kṛtvā tasyaiva śaṃbhor ā-śaśāṃka-sthiter arccanotsavādy-arttha-</text:span></text:p>
      <text:p text:style-name="P3"><text:span text:style-name="T12">(13) </text:span><text:span text:style-name="T14">m prādāt</text:span><text:span text:style-name="T12"> || – kopparake</text:span><text:span text:style-name="T14">sa</text:span><text:span text:style-name="T12">ripa</text:span><text:span text:style-name="T14">nma</text:span><text:span text:style-name="T12">kku yāṇṭu 14 ˚āvatu ˚uṭaiy</text:span></text:p>
      <text:p text:style-name="P12">(14) ār peru[ṉ]tiṟattu kuvalālam uṭaiyāṉ ˚ampalavan paḻuvūr</text:p>
      <text:p text:style-name="P3"><text:span text:style-name="T12">(15) nakkaṉāṉa vi</text:span><text:span text:style-name="T14">krama</text:span><text:span text:style-name="T12">coḻa </text:span><text:span text:style-name="T14">mahārāja</text:span><text:span text:style-name="T12">neṉ vaṭa ka[r]ai </text:span><text:span text:style-name="T14">brahmade</text:span><text:span text:style-name="T12">ya</text:span></text:p>
      <text:p text:style-name="P3"><text:span text:style-name="T12">(16) m periya [</text:span><text:span text:style-name="T14">śrī</text:span><text:span text:style-name="T12">] vanavaṉ </text:span><text:span text:style-name="T14">mahāde</text:span><text:span text:style-name="T12">vi[catu</text:span><text:span text:style-name="T14">vvedi</text:span><text:span text:style-name="T12">]maṅ[ka]lattu </text:span><text:span text:style-name="T14">śrī</text:span><text:span text:style-name="T12"> vi</text:span><text:span text:style-name="T14">ja</text:span><text:span text:style-name="T12">yamaṅkala[t]</text:span></text:p>
      <text:p text:style-name="P3"><text:span text:style-name="T12">(17) tu </text:span><text:span text:style-name="T14">mahāde</text:span><text:span text:style-name="T12">var </text:span><text:span text:style-name="T14">śrī</text:span><text:span text:style-name="T12"> vimāṉam kallāl ˚eḻuṉtaruḷuvittu ˚i</text:span><text:span text:style-name="T14">de</text:span><text:span text:style-name="T12">vark[ku]t ti</text:span></text:p>
      <text:p text:style-name="P3"><text:span text:style-name="T12">(18) ruvamitukkum tiruviḷakkukkum </text:span><text:span text:style-name="T14">śrī bali</text:span><text:span text:style-name="T12">kkum tirumeypūccukkum tiruppūkaik</text:span></text:p>
      <text:p text:style-name="P3"><text:span text:style-name="T12">(19) kum tirunaṉtavānappuṟattukkum tiruviḻāvukkum </text:span><text:span text:style-name="T14">snapa</text:span><text:span text:style-name="T12">ṉaṅkaḷukkum maṟṟum</text:span></text:p>
      <text:p text:style-name="P3"><text:span text:style-name="T12">(20) ˚i</text:span><text:span text:style-name="T14">de</text:span><text:span text:style-name="T12">varkku veṇṭum ˚ārātiṉaikaḷ ˚eppeṟpaṭṭaṉa ˚avaiccukkum ˚uttama [˚i] X</text:span><text:span text:style-name="Footnote_20_Symbol"><text:span text:style-name="T17"><text:note text:id="ftn16" text:note-class="footnote"><text:note-citation>16</text:note-citation><text:note-body><text:p text:style-name="P4"><text:span text:style-name="T7"><text:s/>This </text:span><text:span text:style-name="T8">uttama X X</text:span><text:span text:style-name="T7"> (SII reads </text:span><text:span text:style-name="T8">gram</text:span><text:span text:style-name="T7"> after uttama but I am not sure it is right) is written in smaller letters and may be connected to the following few lines engraved on the pilaster:</text:span></text:p><text:p text:style-name="P4"><text:span text:style-name="T7">yo</text:span><text:span text:style-name="T8">gi</text:span><text:span text:style-name="T7"> kalamupatu</text:span></text:p><text:p text:style-name="P4"><text:span text:style-name="T7">˚iccivayo</text:span><text:span text:style-name="T8">gi</text:span></text:p><text:p text:style-name="P4"><text:span text:style-name="T8">brāhma</text:span><text:span text:style-name="T7">ṇāvo X</text:span></text:p><text:p text:style-name="P13">vallor[i] ˚a[puvi]</text:p><text:p text:style-name="P13">{unlegible}</text:p></text:note-body></text:note></text:span></text:span><text:span text:style-name="T12"> </text:span></text:p>
      <text:p text:style-name="P3"><text:span text:style-name="T12">(21)</text:span><text:span text:style-name="Footnote_20_Symbol"><text:span text:style-name="T17"><text:note text:id="ftn17" text:note-class="footnote"><text:note-citation>17</text:note-citation><text:note-body><text:p text:style-name="P4"><text:span text:style-name="T7"><text:s/>There are a few words added on the pilaster before the line: ˚aka X na // X X X</text:span></text:p></text:note-body></text:note></text:span></text:span><text:span text:style-name="T12"> mākaṉāṉ kuṭutta ˚ū[r]āva[tu] ˚ipperiya </text:span><text:span text:style-name="T14">śrī</text:span><text:span text:style-name="T12"> vānavaṉ </text:span><text:span text:style-name="T14">mahāde</text:span><text:span text:style-name="T12">vi</text:span><text:span text:style-name="T14">ca</text:span><text:span text:style-name="T12">tu</text:span><text:span text:style-name="T14">rvvedi</text:span><text:span text:style-name="T12">ma</text:span></text:p>
      <text:p text:style-name="P3"><text:span text:style-name="T12">(22)</text:span><text:span text:style-name="Footnote_20_Symbol"><text:span text:style-name="T17"><text:note text:id="ftn18" text:note-class="footnote"><text:note-citation>18</text:note-citation><text:note-body><text:p text:style-name="P4"><text:span text:style-name="T7"><text:s/>First line of the northernmost wall section of the western façade.</text:span></text:p></text:note-body></text:note></text:span></text:span><text:span text:style-name="T12"> ṅkalattu vaṭapiṭākai neṭuvāyilum</text:span></text:p>
      <text:p text:style-name="P3"><text:span text:style-name="T12">(23) ˚itu X ppaṭu</text:span><text:span text:style-name="Footnote_20_Symbol"><text:span text:style-name="T17"><text:note text:id="ftn19" text:note-class="footnote"><text:note-citation>19</text:note-citation><text:note-body><text:p text:style-name="P4"><text:span text:style-name="T7"><text:s/>SII reads </text:span><text:span text:style-name="T8">ca</text:span><text:span text:style-name="T7"> instead of </text:span><text:span text:style-name="T8">ṭu</text:span><text:span text:style-name="T7">.</text:span></text:p></text:note-body></text:note></text:span></text:span><text:span text:style-name="T12">m ˚ūrtāmaraiṉal</text:span></text:p>
      <text:p text:style-name="P12">(24) ˚ārum tiruccen[i]valamum ma[ṇ]kulakku</text:p>
      <text:p text:style-name="P12">(25) ṟucciyum ˚uḷppaṭa ˚ineṭuvāyil vaḷai</text:p>
      <text:p text:style-name="P14">(26) yilc cuṟṟumuṟṟum ˚ivūr ni X[i] la X m paṉ</text:p>
      <text:p text:style-name="P2"><text:soft-page-break/>(27) ceyūm meṉceyum menokk[[i]]na maramum [[ki]][ḻ] </text:p>
      <text:p text:style-name="P2">(28) ṉokkina kiṇaṟum kuḷamum koṭṭakamum paṟṟum teṟṟiyu X</text:p>
      <text:p text:style-name="P2">(29) ṟṟum ˚uṭumpoṭi ˚āmaitavaḻṇtatu ˚eppeṟppaṭa</text:p>
      <text:p text:style-name="P2">(30) tum ˚ivūr ˚ilaikkalam[u]m ta[ṟi]ppuṭavaiyum kaṇ</text:p>
      <text:p text:style-name="P2">(31) ṇālak [[kā]]ṇamum [[i]][kāṟ]ppāṭṭamum ˚ulaiyam ˚ulaippāṭṭamum</text:p>
      <text:p text:style-name="P3"><text:span text:style-name="T1">(32) ˚uḷppa ˚ivū[r] vaḷaiyilc cuṟṟumuṟṟum ˚i[p]periya </text:span><text:span text:style-name="T2">śrī </text:span><text:span text:style-name="T1">vānavaṉ</text:span></text:p>
      <text:p text:style-name="P3"><text:span text:style-name="T1">(33) </text:span><text:span text:style-name="T2">mahāde</text:span><text:span text:style-name="T1">[[vi]][</text:span><text:span text:style-name="T2">cca</text:span><text:span text:style-name="T1">]tu</text:span><text:span text:style-name="T2">vve</text:span><text:span text:style-name="T1">timaṅkalattu peruṅkuṟip peru</text:span><text:span text:style-name="T2">ma</text:span><text:span text:style-name="T1">kkaḷ [[pa]]kkal vilai</text:span></text:p>
      <text:p text:style-name="P3"><text:span text:style-name="T1">(34) koṇṭu ˚uṭaiyeṉṉā ˚im</text:span><text:span text:style-name="T2">mahāsabhai</text:span><text:span text:style-name="T1">yārkke ˚eḻu[ṉūṟu] kācu ku[ṭu]</text:span></text:p>
      <text:p text:style-name="P2">(35) tta ˚iṟai ˚iḻicca ˚ipparicu ˚iṟai ˚iliyāka ṉān ˚uṭai ˚en[ṉā]y ˚iru[ṉ]</text:p>
      <text:p text:style-name="P3"><text:span text:style-name="T1">(36)</text:span><text:span text:style-name="Footnote_20_Symbol"><text:span text:style-name="T1"><text:note text:id="ftn20" text:note-class="footnote"><text:note-citation>20</text:note-citation><text:note-body><text:p text:style-name="P4"><text:span text:style-name="T7"><text:s/>There is a space between the lines 35 and 36. And the writing changes slightly. Is it the same inscription?</text:span></text:p></text:note-body></text:note></text:span></text:span><text:span text:style-name="T1"> ta ˚ineṭuvāyil muṟṟum ˚i </text:span><text:span text:style-name="T2">śrī</text:span><text:span text:style-name="T1"> v[i]</text:span><text:span text:style-name="T2">ja</text:span><text:span text:style-name="T1">yamaṅkalattu </text:span><text:span text:style-name="T2">mahāde</text:span><text:span text:style-name="T1">varkku mu</text:span></text:p>
      <text:p text:style-name="P3"><text:span text:style-name="T1">(37) ṉ cuṭṭappaṭṭa ˚eppeṟppaṭṭa taruvārātiṉaikaḷukkum </text:span><text:span text:style-name="T2">bhogamā</text:span><text:span text:style-name="T1">kak kuṭutte</text:span></text:p>
      <text:p text:style-name="P3"><text:span text:style-name="T1">(38) ṉ kuvalāḷamuṭaiyān ˚ampalavaṉ paḻuvūr nakkaṉāṉa vi</text:span><text:span text:style-name="T2">kramaśo</text:span><text:span text:style-name="T1">ḻa </text:span><text:span text:style-name="T2">mahā</text:span></text:p>
      <text:p text:style-name="P3"><text:span text:style-name="T1">(39) </text:span><text:span text:style-name="T2">rāj</text:span><text:span text:style-name="T1">[ā]naṉ ˚ivai pan</text:span><text:span text:style-name="T2">mahā</text:span><text:span text:style-name="T1"> ˚e[[śva]]ra ra</text:span><text:span text:style-name="T2">kṣai</text:span><text:span text:style-name="T1"> ˚aṟamm aṟavekka ˚aṟamm allatu tuṇaiyilai</text:span></text:p>
      <text:p text:style-name="P3"><text:span text:style-name="T1">(40) ˚i[va] colla ˚eḻutinne ˚ivūr </text:span><text:span text:style-name="T2">maddhastha</text:span><text:span text:style-name="T1">n ninṟān ˚ārā ˚amutān vānavamātevip peruṅk[ā]</text:span></text:p>
      <text:p text:style-name="P2">(41) vitiy ˚ivai ˚enneḻuttu</text:p>
      <text:p text:style-name="P2"/>
      <text:p text:style-name="P3"><text:span text:style-name="T1">#12. a) Gaṅgājaṭādhara temple of Govindapputtūr; b) ARE 1928–29, no. 164; SII 19, no, 357 (lines 41–83); c) personally located; d) begins on the northernmost wall section of the western façade and continues below on the base (lines 1–36); continues on the lowest part of the base of the southern side of the western façade and of the western side of the southern façade (lines 37–42)</text:span><text:span text:style-name="T4">;</text:span><text:span text:style-name="T1"> e) probably regnal year 7 of Rājarājadevar; f) Rājarāja I (</text:span><text:span text:style-name="T2">circa</text:span><text:span text:style-name="T1"> 992 C.E.); g) this inscription provides the details of items given to the temple following the donation of Neṭuvāyil recorded in #11. It was considered by SII 19 as the same inscription than #11, but the mention of the 7</text:span><text:span text:style-name="T3">th</text:span><text:span text:style-name="T1"> year of Rājarāja I in the inscription precludes to consider them as a single record, even if they are related; this is confirmed by the script </text:span><text:soft-page-break/><text:span text:style-name="T1">which is different; the first number of the lines in this edition corresponds to this individual inscription while the second corresponds to the line numbering of the edition in SII 19; I do not provide a translation here because Orr (2000: 117–118) already did.</text:span></text:p>
      <text:p text:style-name="P6"/>
      <text:p text:style-name="P2">(1/41) ˚ineṭuvāyilum neṭuvāyil cuṟṟiṉa paṭākai</text:p>
      <text:p text:style-name="P3"><text:span text:style-name="T1">(2/42) kaḷum mittevakku ˚iṟukka kaṭava ˚iṟai ˚i</text:span><text:span text:style-name="T2">śrī</text:span><text:span text:style-name="T1"> koyiṟkāl ˚ūrkkāl paḻuvūr nakkaṉṉāl</text:span></text:p>
      <text:p text:style-name="P2">(3/43) tirumuṟṟattu ˚aḷakkakaṭa[va] nellu vālli ne X kaṟ X X X [ṟ]cettal nikki kūṭṭal [vetu]m pāta</text:p>
      <text:p text:style-name="P2">(4/44) [ṉ] ˚aṭṭakava nellu ˚āyirakkalammu tuḷai kaḻaiñ[cu] X [po/ṉa]tta poṉ kācu niṟaikkal[lā][[l]]</text:p>
      <text:p text:style-name="P2">(5/45) poṉ nuṟṟu kaḻaicum taṟipuṭavai ˚oṉṟu kālp poṉ peṟuvaṉa p[u]ṭavai paṉniraṇṭum</text:p>
      <text:p text:style-name="P2">(6/46) neyi ˚eṇṇai mukkalam ko[llar] ˚u[laip]pāṭṭam [˚i/o ru pu] ˚āya[r]ppalam neṭuvāyil vata X ˚a[ṭu/˚i]ttu</text:p>
      <text:p text:style-name="P3"><text:span text:style-name="T1">(7/47) kku [ni]</text:span><text:span text:style-name="T2">bedha</text:span><text:span text:style-name="T1"> ceyitapaṭi civayo</text:span><text:span text:style-name="T2">gi brāhma</text:span><text:span text:style-name="T1">ṇa[r] [mu]ppatiṉ[marum] [</text:span><text:span text:style-name="T2">brā</text:span><text:span text:style-name="T1">][[</text:span><text:span text:style-name="T2">hma</text:span><text:span text:style-name="T1">]][ṇar] ˚i[ru]patiṉ marum ˚āka [˚ai]ypatiṉma[ṟ]kku ˚oruvaṉukku nica</text:span></text:p>
      <text:p text:style-name="P2">(8/48) tam ˚arici ˚irunāḻiyāka ˚irunāḻikku nellu ˚aināḻiyāka ˚aim[[p]]patiṉmaṟku nicatam nellu [˚iru]kalaṉe ˚eḻuku[[ṟuṇi]] ˚iru nāḻi</text:p>
      <text:p text:style-name="P3"><text:span text:style-name="T1">(9/49)</text:span><text:span text:style-name="Footnote_20_Symbol"><text:span text:style-name="T1"><text:note text:id="ftn21" text:note-class="footnote"><text:note-citation>21</text:note-citation><text:note-body><text:p text:style-name="P4"><text:span text:style-name="T7"><text:s/>The is a line engraved on the pilaster between the lines 50 and 51: </text:span><text:span text:style-name="T8">brāmaṇar ˚irupatu</text:span></text:p></text:note-body></text:note></text:span></text:span><text:span text:style-name="T1"> yum neyamuṉṉāḻi ˚āḻākkukku [ney] nāḻikku [ne]llu tūṇiyā[[ka ˚im]]muṉṉāḻi ˚āḻākkukku nicatam nellu [[kala]]ṉe n[[ā]]</text:span></text:p>
      <text:p text:style-name="P2">(10/50) ṉāḻiyum ta[ṟi]kku nellu tūṇiyam [[puḷi]][ṅkaṟiya]ṭa[mo]rukku nellu kuṟuṇiyu[m] ˚aṭṭiyu[ṇṇa]morukku nellu [[pa]]takku</text:p>
      <text:p text:style-name="P3"><text:span text:style-name="T1">(11/51)</text:span><text:span text:style-name="Footnote_20_Symbol"><text:span text:style-name="T1"><text:note text:id="ftn22" text:note-class="footnote"><text:note-citation>22</text:note-citation><text:note-body><text:p text:style-name="P4"><text:span text:style-name="T7"><text:s/>First line on the ledge. The others continue below.</text:span></text:p></text:note-body></text:note></text:span></text:span><text:span text:style-name="T1"> ˚u[[ppa]] [nā]ḻikku nellu nāḻi ˚uḻakkāka ˚uppu ˚aiynāḻikku nellu ˚aṟunāḻi ˚uḻakkum veṟṟillaip paṟṟu ˚oṉṟiṉukku [ne]l</text:span></text:p>
      <text:p text:style-name="P2"><text:soft-page-break/>(12/52) [[lu]] ˚irunāḻi[yāka veṟṟillai]p paṟṟu [[muṉ]][ṟi][[ṉu]]kku nellu ˚aṟu[[nā]][ḻi][[yum]][veṟuṅkkāy] nāḻi [nellu]kku patakāka veṟuṅkāy nāṟukku nel</text:p>
      <text:p text:style-name="P2">(13/53) lu [patiṉ] nāḻiy[um] [[āka nicatam]] [nellu] [[nāṟkalaṉe nāṟkalaṉe ˚ai]]y kuṟu[ṇi] [[nāṉāḻi ˚uḻakkāka ˚orāṭṭaināḷi]]kku nellu ˚āyirattaṟu nūṟṟu ˚ai</text:p>
      <text:p text:style-name="P2">(14/54) [kalaṉe] ˚iru tūṇi mu[kku][[ṟu]][ṇi] ˚irunāḻiya[m] viṟakiṭuvāṉ ṉoruva[[ṉu]]kku nicatam ne[[l]]lukku [[kuṟuṇiyum ˚aṭuvāṉ ṉoruvaṉukku]] nicatam nelluk kuṟu[[ṇi]]</text:p>
      <text:p text:style-name="P2">(15/55) yum ˚āka nicatam nellu patakkāka ˚orāṭṭai nāḷaikku nellu ˚aṟupatiṉ kala[[mum]] [˚ivi][[ruvaṟ]][ku][[m]] [[pu]][ṭavai] mutal [˚oruva]ṉukku ˚oru kācukku ne[llu]</text:p>
      <text:p text:style-name="P3"><text:span text:style-name="T1">(16/56) patiṉ kalammāka ˚iruvaṟkkum kāciraṇṭiṉ[āl] [[[ne]l]lu ˚i[[ru]]patiṉ kalammu civayo</text:span><text:span text:style-name="T2">gi brāhma</text:span><text:span text:style-name="T1">ṇar mupatiṉmarum </text:span><text:span text:style-name="T2">brahma</text:span><text:span text:style-name="T1">ṇaṟ ˚irupatiṉmaru</text:span></text:p>
      <text:p text:style-name="P2">(17/57) ˚āka ˚aippatiṉvaṟku caṉivāram [˚eṇṇai] [[nāḻi u]]riyum [˚a]yaṉavāram ˚eṇṇai nāḻi ˚uriyum ˚eṇṇai nāḻikku nellu tūṇiyāka</text:p>
      <text:p text:style-name="P2">(18/58) ˚orāṭṭai nāḷaikku ˚eṇṇai kalaṉe ˚iru tūṇi [˚iru][[nā]]ḻikku nellu ˚aiyppattu nāṟkalamum nicatam payaṟu kuṟuṇi n[ā]ḻiḻiyā</text:p>
      <text:p text:style-name="P2">(19/59) [ka] X X [nāḻi]kku nellu ˚ irunāḻiyāka X X X nā[ṉe]kku payaṟu X la X ta X X yak X mamāka kācu ˚oṉṟuku X yaṟu ˚aiy</text:p>
      <text:p text:style-name="P2">(20/60) kalammāka [payaṟu] X X X X X X [[kalanellu]] [toṇṇū][[ṟṟu] kala kācu ˚oṉṟukku nellu [[patak]] X X X [mā]ka [[˚iru]][nellukku] [[kācu ˚oṉṟu]] [X X]</text:p>
      <text:p text:style-name="P3"><text:span text:style-name="T1">(21/61)</text:span><text:span text:style-name="Footnote_20_Symbol"><text:span text:style-name="T1"><text:note text:id="ftn23" text:note-class="footnote"><text:note-citation>23</text:note-citation><text:note-body><text:p text:style-name="P4"><text:span text:style-name="T7"><text:s/>Lines 21 and 22, at the level of the sculpted panels, are misplaced in SII, where they appear as lines 75 and 76.</text:span></text:p></text:note-body></text:note></text:span></text:span><text:span text:style-name="T1"> caṟka[rai] nicatam [[˚aim]]palam ˚āka ˚orāṭṭai nāḷaikku niṟai patiṉṉeṭṭu [kācu] ˚oṉṟukku [[ni]]ṟai paṉniraṇṭāka niṟai patiṉṉeṭ</text:span></text:p>
      <text:p text:style-name="P2">(22/62) [[ciṉ]]nāl kācu ˚o[ṉṟa]raiyu nicatam [puḷi] [[˚irunāḻiyāka]] ˚orāṭṭai [nāḷaikku] [˚e]ḻunūṟṟu [[˚iru]]patiṉ nāḻiyiṉāl kācu ˚oṉṟu[[m]]</text:p>
      <text:p text:style-name="P3"><text:span text:style-name="T1">(23/63)</text:span><text:span text:style-name="Footnote_20_Symbol"><text:span text:style-name="T1"><text:note text:id="ftn24" text:note-class="footnote"><text:note-citation>24</text:note-citation><text:note-body><text:p text:style-name="P4"><text:span text:style-name="T7"><text:s/>On the ledge under the miniature panels.</text:span></text:p></text:note-body></text:note></text:span></text:span><text:span text:style-name="T1"> [nicatam] miḷaku [˚u]ḻakk[[aria]] [kaṭuku] X X X X X X X [kkāka] ˚orāṭṭai nāḷaikku ˚irukalaṉe tūṇi [˚oru]nāḻikku kācu mu[[ṉṟum]] nicatam cirakam ˚orupiṭiyāka ˚orā</text:span></text:p>
      <text:p text:style-name="P3"><text:soft-page-break/><text:span text:style-name="T1">(24/64)</text:span><text:span text:style-name="Footnote_20_Symbol"><text:span text:style-name="T1"><text:note text:id="ftn25" text:note-class="footnote"><text:note-citation>25</text:note-citation><text:note-body><text:p text:style-name="P4"><text:span text:style-name="T7"><text:s/>On the round part of the base.</text:span></text:p></text:note-body></text:note></text:span></text:span><text:span text:style-name="T1"> ṭṭai nāḷaikku patakku ˚aṟunāḻi ˚uriyu peruṅkāyam nicatam [˚arai][[kka]][ḻai]ntāka orāṭṭai nāḷaikku [nū]ṟṟu [˚eṇpa]ti ḻantiṉnāl kācu ˚onṟum ˚ākā kā[cu]</text:span></text:p>
      <text:p text:style-name="P2">(25/65) patiṉ ˚aintaraikkum kācu ˚oṉṟukku nellu patiṉ kalam ˚āka nel[[lu nūṟ]]ṟu ˚aiypattu ˚aiy kalattāl n[ta]vā[ṉa]kaṭa[ṉai/ḷai] [kā]cil niṅku kācu patiṉ ˚ain[tu]</text:p>
      <text:p text:style-name="P2">(26/66) cālaitukuttu meḻuki piṇṭi ˚aṭṭuvāḷ ḷoruttikku ni[ca]tam nellu ˚iru nāḻiyāka ˚orāṭṭai nākku nellu [˚e]ḻukalane tūṇi putakku [˚e]ccil ˚e</text:p>
      <text:p text:style-name="P3"><text:span text:style-name="T1">(27/67)</text:span><text:span text:style-name="Footnote_20_Symbol"><text:span text:style-name="T1"><text:note text:id="ftn26" text:note-class="footnote"><text:note-citation>26</text:note-citation><text:note-body><text:p text:style-name="P4"><text:span text:style-name="T7"><text:s/>On the lowest part (lotus part) of the base.</text:span></text:p></text:note-body></text:note></text:span></text:span><text:span text:style-name="T1"> ṭuttu ˚eccilama[ṇ]ṭalam ceytu kalam cāmpal [˚i][[ṭu]]vāḷ ˚oruttikku nicatam nellu puṭavai mul ˚eṟṟi nāṉāyāl ˚orāṭṭai nā[[ḷai]]kku [[nel]]</text:span></text:p>
      <text:p text:style-name="P2">(28/68) lu pati[[ṅ]]kalam ti[[ru]]ppatiyam viṇappam ceyvār ˚oruvaṟku puṭavai mutal ˚uḷpaṭa nicatam nellu patakku nāṉāḻiyāka ˚orāṭṭai n[ā]ḷaikku ne</text:p>
      <text:p text:style-name="P2">(29/69) llu ˚eḻupattaiṅkalam kopurattu meykāpp[ā]ṉ no[ru]vaṉ ˚ivaṉṉe cālai ˚uṇ veṇkalan[nū]ṟum ˚eṇṇi pukuvikkavu potavaippikkavu kaṭa</text:p>
      <text:p text:style-name="P2">(30/70) [vā] ˚āka puṭavai mutal ˚uḷpaṭa nicatam nellu kuṟuṇi ˚iru ḻiyāka ˚orāṭṭai nāḷaikku nellu mupattu ˚eḻu kalaṉe tūṇip [pa]takku cālaikku kalam ˚i</text:p>
      <text:p text:style-name="P2">(31/71) ṭu ku[ca]va[ṉ] noruvaṉuku nicatam nellu ˚iru nāḻiyāka ˚orāṭṭai nāḷaikku nellu ˚eḻukalaṉe tūṇip patakkum coti[vi] colluvāṉ ˚irupat[[t]]e</text:p>
      <text:p text:style-name="P3"><text:span text:style-name="T1">(32/72) ḻu nāḷ[u]k k[ū]ṟṟu ˚ol[ai] karpurattu [[tūkka]] [ni]catam nellu ku[[˚ruṇi]]yāka ˚orāṭṭai nāḷai nellu mupati[[ṉ ka]]lamum ˚uttamā</text:span><text:span text:style-name="T2">gra</text:span><text:span text:style-name="T1">ttil ˚uṇṇu </text:span><text:span text:style-name="T2">brahma</text:span><text:span text:style-name="T1">[ṇa]rkku</text:span></text:p>
      <text:p text:style-name="P3"><text:span text:style-name="T1">(33/73) [˚a</text:span><text:span text:style-name="T2">dhya</text:span><text:span text:style-name="T1">yyam ceyvar] X X [[koḷḷum </text:span><text:span text:style-name="T2">brāhma</text:span><text:span text:style-name="T1">ṇaṉ ˚o]ruvaṉukku nicatam nellu kuṟuṇiyāka ˚orāṭ[[ṭai]] [nā]kku nellu mupatiṉ [ka]lamum ˚ivaṉukke[y] [[pu]]</text:span></text:p>
      <text:p text:style-name="P3"><text:span text:style-name="T1">(34/74) [ṭavai mul] kā[cu][[caraiyāl nellu ˚ai]][ykalamu]m [[˚uttamā]]</text:span><text:span text:style-name="T2">gra</text:span><text:span text:style-name="T1">ttu ˚uṇṇu[[m]] </text:span><text:span text:style-name="T2">brāhma</text:span><text:span text:style-name="T1">ṇa civayo[[</text:span><text:span text:style-name="T2">gi</text:span><text:span text:style-name="T1">]]kaḷum </text:span><text:span text:style-name="T2">brāhma</text:span><text:span text:style-name="T1">ṇakku[[ma</text:span><text:span text:style-name="T2">gra</text:span><text:span text:style-name="T1">]]ttu[[ku]] [canta]ṉattukku</text:span></text:p>
      <text:p text:style-name="P3"><text:span text:style-name="T1">(35/75) kācu ˚a[[raiyāl]] [nellu] [[˚aikalamum ˚iru </text:span><text:span text:style-name="T2">śrī beli</text:span><text:span text:style-name="T1">kku </text:span><text:span text:style-name="T2">beli</text:span><text:span text:style-name="T1"> ˚a]]rici nāḻi[[yāl]] nicatam [[nellu ˚i]]runāḻi[yā]ka ˚orāṭ[[ṭai nāḷaikku nellu ˚e]]</text:span></text:p>
      <text:p text:style-name="P3"><text:soft-page-break/><text:span text:style-name="T1">(36/76)</text:span><text:span text:style-name="Footnote_20_Symbol"><text:span text:style-name="T1"><text:note text:id="ftn27" text:note-class="footnote"><text:note-citation>27</text:note-citation><text:note-body><text:p text:style-name="P4"><text:span text:style-name="T7"><text:s/>Last line on the lotus on this side of the base.</text:span></text:p></text:note-body></text:note></text:span></text:span><text:span text:style-name="T1"> ḻu[ka]laṉe [tū][[ṇip patakku]] X </text:span></text:p>
      <text:p text:style-name="P3"><text:span text:style-name="T1">(37/77)</text:span><text:span text:style-name="Footnote_20_Symbol"><text:span text:style-name="T1"><text:note text:id="ftn28" text:note-class="footnote"><text:note-citation>28</text:note-citation><text:note-body><text:p text:style-name="P4"><text:span text:style-name="T7"><text:s/>From this line, the inscription is </text:span><text:span text:style-name="T18">on the southern side of the western base (on the lotus part) and continues on the western side of the southern base</text:span><text:span text:style-name="T7">. A sign // marks the change from the western face to the southern </text:span><text:span text:style-name="T18">face. I wonder if ARE 1928–29, no. 184 or ARE 1928–29, no. 186, that I could not located, do not refer to this inscription since they are dated to the 7</text:span><text:span text:style-name="T19">th</text:span><text:span text:style-name="T18"> regnal year of Rājarāja.</text:span></text:p></text:note-body></text:note></text:span></text:span><text:span text:style-name="T1"> </text:span><text:span text:style-name="T4">˚i</text:span><text:span text:style-name="T15">brahma</text:span><text:span text:style-name="T4">teyam ceta periyat[e]var ˚i</text:span><text:span text:style-name="T15">śrī</text:span><text:span text:style-name="T4"> vi</text:span><text:span text:style-name="T15">ja</text:span><text:span text:style-name="T4">yamaṅkalatevarkku tiruvuṇṇaḻikaip puṟam ˚āka ˚iṟai ˚ili kuṭutta paṅ ‡ </text:span><text:span text:style-name="T1">ku [˚e]ṭṭiṉa nāllu </text:span><text:span text:style-name="T2">śrī </text:span><text:span text:style-name="T1">˚irā</text:span><text:span text:style-name="T2">ja</text:span><text:span text:style-name="T1">rā</text:span><text:span text:style-name="T2">ja</text:span><text:span text:style-name="Footnote_20_Symbol"><text:span text:style-name="T1"><text:note text:id="ftn29" text:note-class="footnote"><text:note-citation>29</text:note-citation><text:note-body><text:p text:style-name="P4"><text:span text:style-name="T7"><text:s/>The </text:span><text:span text:style-name="T8">ja</text:span><text:span text:style-name="T7"> was initially forgotten and added above.</text:span></text:p></text:note-body></text:note></text:span></text:span><text:span text:style-name="T1">tevarku yāṇṭu ˚eḻāvatu mutal ˚i</text:span><text:span text:style-name="T2">śrī </text:span><text:span text:style-name="T1">v[i]māṅ kal X [ā] ˚eḻuntaruḷuvitta ˚irā</text:span><text:span text:style-name="T2">ja</text:span><text:span text:style-name="T1">rā</text:span><text:span text:style-name="T2">ja</text:span><text:span text:style-name="T1"> </text:span><text:span text:style-name="T4">ppalla ˚a[rai][[ya]]</text:span></text:p>
      <text:p text:style-name="P3"><text:span text:style-name="T1">(38/78) </text:span><text:span text:style-name="T4">X ṉṉe ˚ippaṅku ˚eṭṭiṉnālu ceyyum paṭi māṟṟu kalli veṭṭiṉapaṭi tirutarici po[tu] nāṉāḻiyāka mūṉṟu potaikku nicatam ˚arici kuṟu nāṉā ‡ </text:span><text:span text:style-name="T1">ḻi[yā][[l]] [[˚a]]ntiraṇṭu vaṇṇattāl nellu mukkuṟuṇi ˚aṟu nāḻiyum neyamutu potoru pi[ṭi]yāka muṉṟu potaikku neyamutu ˚āḻākke ˚orupiṭi</text:span></text:p>
      <text:p text:style-name="P3"><text:span text:style-name="T1">(39/79) </text:span><text:span text:style-name="T4">kku nāḻikku nellu tūṇiyāka ney ˚aḻākke ˚oru piṭikku nicatam nellu ˚aṟu nāḻiyam porikkaṟiyamutu muṉṟu [[po]]taikku nicatam nel[lu] ‡ </text:span><text:span text:style-name="T1">˚i[ru] nāḻi [[˚uriy ˚aṭaik]]kāyamutu potu nālāka muṉṟu potaikku pākku paṉniraṇṭum veṟṟilaikku nicatam nellu muṉṉāḻiyum tayir ˚amutu po</text:span></text:p>
      <text:p text:style-name="P3"><text:span text:style-name="T1">(40/80) </text:span><text:span text:style-name="T4">tu ˚uriyāka muṉṟu potukku tayir nāḻi ˚urikku nicatam nellu mūṉnāḻi muḻākkum nontāviḷakku ˚aintukku viḷakkoṉṟu[mū] [neyi ˚uk][[kāka]] vi ‡ </text:span><text:span text:style-name="T1">[[ḷakku ˚ai]]ntukku nicatam ney nāḻi [˚u]kkāka ney nāḻikku nellu tūṇiyāka ney nāḻi ˚uḻakuku nicatam nellu ˚aṅkuṟuṇiyum nilamā[li] X ni</text:span></text:p>
      <text:p text:style-name="P3"><text:span text:style-name="T1">(41/81) </text:span><text:span text:style-name="T4">r poka ˚aṭṭuvāṉṉukku ni[ca]ta nellu ˚irunāḻiy uḻakkum kaṇakkeḻutuvāṉṉukku nicatam nellu nāṉāḻiyum ˚irā [śrī]</text:span><text:span text:style-name="T15">be</text:span><text:span text:style-name="T4">[</text:span><text:span text:style-name="T15">li</text:span><text:span text:style-name="T4">] viḷakku ˚i[raṇ] ‡ </text:span><text:span text:style-name="T1">[ṭu]kku ˚eṇṇai [˚ā]ḻ[āk]ke [˚oru] piṭikku ˚e[ṇṇai] nāḻikku nellu tūṇiyāka [˚e]ṇṇai ˚ā[ḻā]kke ˚oru [[piṭi]]kku nicatam nellu ˚aṟu nāḻiy[u]m ˚āka nicatam</text:span></text:p>
      <text:p text:style-name="P3"><text:soft-page-break/><text:span text:style-name="T1">(42/82) </text:span><text:span text:style-name="T4">{space} nellun kalaṉey ˚oru nāḻi ˚uri[[yāka]] ˚o[[rā]]ṭṭai nāḷaikku nellu muṉnūṟṟu ˚aṟupattu ˚aiy kalaṉey ˚eḻu kuṟuṇi nāṉāḻiy[u]m ˚aṟama ‡ </text:span><text:span text:style-name="T1">ṟa [[vel]kka [[˚aṟammalla]]tu tuṇaiyil[lai] ˚iv[ai] paṉ</text:span><text:span text:style-name="T2">māhāheśva</text:span><text:span text:style-name="T1">ra ra</text:span><text:span text:style-name="T2">kṣai</text:span></text:p>
      <text:p text:style-name="P6"/>
      <text:p text:style-name="Standard"><text:span text:style-name="T1">#13. a) Gaṅgājaṭādhara temple of Govindapputtūr; b) ARE 1928–29, no. 158; SII 32, part 2, no. 104; c) personally located; d) </text:span><text:span text:style-name="T4">on the wall section on the eastern side of the niche of Brahmā;</text:span><text:span text:style-name="T1"> e) regnal year 12 of Kōpparakesarivarman; f) Uttamacōḻa (</text:span><text:span text:style-name="T2">circa</text:span><text:span text:style-name="T1"> 983 C.E.); g) it is apparently unfinished.</text:span></text:p>
      <text:p text:style-name="P2"/>
      <text:p text:style-name="P3"><text:span text:style-name="T1">(1) </text:span><text:span text:style-name="T5">svasti śrī</text:span><text:span text:style-name="T1"> kopparake[</text:span><text:span text:style-name="T5">ca</text:span><text:span text:style-name="T1">]ripamṉamārāṉa </text:span><text:span text:style-name="T5">śrī</text:span><text:span text:style-name="T1"> ˚uttamacoḻaku</text:span></text:p>
      <text:p text:style-name="P3"><text:span text:style-name="T1">(2) yāṇṭu 12 ˚āvatu vaṭakarai </text:span><text:span text:style-name="T5">brahma</text:span><text:span text:style-name="T1">teyam p[e]riya vāṉavaṉm[ā]</text:span></text:p>
      <text:p text:style-name="P3"><text:span text:style-name="T1">(3) [[</text:span><text:span text:style-name="T5">de</text:span><text:span text:style-name="T1">]]viccatu[[</text:span><text:span text:style-name="T5">r</text:span><text:span text:style-name="T6">]]</text:span><text:span text:style-name="T5">ve</text:span><text:span text:style-name="T1">timaṅkattu </text:span><text:span text:style-name="T5">śrī</text:span><text:span text:style-name="T1"> kayilā[ya]ttu parama</text:span><text:span text:style-name="T5">śvā</text:span><text:span text:style-name="T1">mika[[ḷu]][k]ku [to]</text:span></text:p>
      <text:p text:style-name="P2">(4) [[toṇ]][ṭ][[ai]][ṉā][ṭu paḻuvūr ko]ṭṭattu [[kāvaṉṉur]] [ce][[kkiḻān ˚araiyaṉ caṅkaranā]]</text:p>
      <text:p text:style-name="P2">(5) [r]āyaṇaṉāṉa coḻamuttaraiyaṉṉeṉ ˚iṉcu periya vāṉavaṉ māteviperuṅkuṟi</text:p>
      <text:p text:style-name="P3"><text:span text:style-name="T1">(6) yāḷḷum kaṇattāruḷ śrīcoḻa[cū]ḻamāṇiceri </text:span><text:span text:style-name="T5">sabhai</text:span><text:span text:style-name="T1">yārku ˚iṟaiyili m[[ikai]]</text:span></text:p>
      <text:p text:style-name="P3"><text:span text:style-name="T1">(7) vicattiṭai ˚iṭṭa nilam vaṭakuṭi ˚erikiḻ ˚inta ceri </text:span><text:span text:style-name="T5">sabhai</text:span><text:span text:style-name="T1">yār pakal nān yiṟai</text:span></text:p>
      <text:p text:style-name="P2">(8) [[y]]ili koṇṭu ˚uṭaiya nilammāvatu yivvūr vaṭa[ku]ṭi ˚erikiḻ parakeycari vāka</text:p>
      <text:p text:style-name="P2">(9) llukku vaṭakkum vaṭakūṭi ˚eri talaikaṇi vākkāllukku kiḻakkum vaṭavāṟṟukku [m]e</text:p>
      <text:p text:style-name="P3"><text:span text:style-name="T1">(10) kkum </text:span><text:span text:style-name="T2">śrī</text:span><text:span text:style-name="T1"> coḻacūḻamaṇi[[ceri]]yār mu[[ṉ viṟṟa ni]]lam iraṇṭā [ka]ṇ[[ṇāṟṟu nikki muṉṟu]]ṅ kaṇṇāṟu X X X [m]</text:span></text:p>
      <text:p text:style-name="P2">(11) [ni]laṅ kaṇṇāṟum ˚añc[[ā]]ṅ [m] ˚ā[ṟu]ṅ kaṇṇāṟum ˚eḻā[[ṅ]] kaṇṇāṟum māka nilam [˚i]raṇṭaraiye mu[[ṉ]]ṟu mākk</text:p>
      <text:p text:style-name="P3"><text:span text:style-name="T1">(12) kāṇiyum ˚ivūr </text:span><text:span text:style-name="T2">śrī</text:span><text:span text:style-name="T1"> kayillāttu </text:span><text:span text:style-name="T2">mahā</text:span><text:span text:style-name="T1">[</text:span><text:span text:style-name="T2">de</text:span><text:span text:style-name="T1">]vaṟku </text:span><text:span text:style-name="T2">cantrādi</text:span><text:span text:style-name="T1">ttavaṟ nivamtam ceytapaṭi ˚āḻvārkku tiru ˚amutukku potu nā</text:span></text:p>
      <text:p text:style-name="P3"><text:span text:style-name="T1">(13) nāḻiyāka muṉṟu </text:span><text:span text:style-name="T2">sandhi</text:span><text:span text:style-name="T1">kkum [[˚arici]] kuṟuṇi nāṉṉāḻi kutal ariciyiṉāl nel mukkuṟuṇi ˚aṟunāḻiyi[[ṉā]]l ˚orrāṭṭai nāḷaikku nel</text:span></text:p>
      <text:p text:style-name="P2"><text:soft-page-break/>(14) nūṟṟu ˚oru pattu ˚irukalane tūṇipatakkukum ceyta nilamāvatu [[mu]][ṉṟu]m kaṇṇāṟṟu kulai ˚araimā ˚arai muṉtikai ˚āḻvāk</text:p>
      <text:p text:style-name="P2">(15) ku ney ˚amutu nicatam ˚uḻakkukku nel kuṟuṇiyum kaṟi ˚amutukku n[e]l ṉānāḻiyum tayiramutukku nel [mu]ṉṉāḻi[[yu]]</text:p>
      <text:p text:style-name="P3"><text:span text:style-name="T4">(16) </text:span><text:span text:style-name="T1">[yu]m ˚aṭaikkāy ˚amutukku nel [[yi]]runāḻiyum ˚āka nel nicatam nel kuṟuṇi ˚eḻu ṉāḻināl ˚orāṭṭai nāḷai nell[[u ˚ai]]mmattu</text:span></text:p>
      <text:p text:style-name="P2">(17) [˚aṟu]kalaney mukkuṟuṇiyināl ˚iṭṭa nilam nālāṅ kaṇṇāṟṟu me[[k]]kaṭaiya nāṉku mākāṇi ˚a[[rai]]kkāṇi nikki ˚iṉ ki[[ḻa]]kku ˚iṭṭa ni</text:p>
      <text:p text:style-name="P3"><text:span text:style-name="T1">(18) lam [mu][[ṉ]]ṟu mākkaṇi muntirikai X [[</text:span><text:span text:style-name="T2">śaṃśrānti</text:span><text:span text:style-name="T1">kaḷ ˚ayanam miraṇṭum vi</text:span><text:span text:style-name="T2">ṣu</text:span><text:span text:style-name="T1">]] ˚iraṇṭum vaiykāci vicākamum ˚āka [˚aiñcu]</text:span><text:span text:style-name="Footnote_20_Symbol"><text:span text:style-name="T1"><text:note text:id="ftn30" text:note-class="footnote"><text:note-citation>30</text:note-citation><text:note-body><text:p text:style-name="P4"><text:span text:style-name="T7"><text:s/>SII seems to read some numbers.</text:span></text:p></text:note-body></text:note></text:span></text:span><text:span text:style-name="T1"> </text:span><text:span text:style-name="T2">saṃ</text:span></text:p>
      <text:p text:style-name="P3"><text:span text:style-name="T1">(19) </text:span><text:span text:style-name="T2">grānti</text:span><text:span text:style-name="T1">yum </text:span><text:span text:style-name="T4">nama</text:span><text:span text:style-name="T1">ṉamāṭi ˚aruḷa ˚a</text:span><text:span text:style-name="T2">bhiṣekadakṣi</text:span><text:span text:style-name="T1">ṇaikku [paṭe]ruḷi t[[i]]ru {one letter space} ˚amutu ceyavum [nel] ˚aimpat[[i]]ṉ kala</text:span></text:p>
      <text:p text:style-name="P2">(20) tāl ˚iṭṭa nilam nālā kaṇṇāṟu mekkaṭaiya munṟu mā ˚araikkāṇi tiruppu[[k]]kaikum tirucantaṇattu ˚orāṭṭai nāḷaikku [n]e</text:p>
      <text:p text:style-name="P2">(21) l ˚irupatin kalattāl ˚iṭṭa nilam nālāṅ kaṇṇāṟṟu ˚itaṉnoṭu paṭaiya mākāṇi tirupaḷḷitāmatoṭuppārkum tirumeḻukku ˚iṭu[[vark]]</text:p>
      <text:p text:style-name="P2">(22) kum ˚iṭṭa nilam nālāṅ kaṇṇāṟṟu kaṟiyamutuku ˚iṭṭa nilattuku kiḻa[ku ˚arai]mā ˚itanoṭum kiḻakkaṭaiya tiruviḻāvuku ˚aṭṭa</text:p>
      <text:p text:style-name="P2">(23) vuku kaṟikkum viṟakukum ˚aṭṭuvitukum nel nicatam kalamāka n[[ā]]ḷ muku ˚eḻukalatāl ˚iṭṭa nilam kāṇi muṉtikai</text:p>
      <text:p text:style-name="P2">(24) yum ˚āka [pa]kaṇṇāṟṟu teṉkiḻaku nilam ˚araikāṇi vaiykāci vicākatuku tiruviḻāvuku ˚aṭa ˚arici patakeḻu kuttal ni</text:p>
      <text:p text:style-name="P2">(25) cata ˚aiṅ kalamāka nāḷ ˚eḻukku ˚arici mupataiṅ kalatāl nel ˚eṇpatiṉ kalatāl nilam ˚aicāṅ kaṇṇāṟṟu kiḻal mel</text:p>
      <text:p text:style-name="P2"><text:soft-page-break/>(26) teṟ[ka]ṭaiya nilam kāl tiruviḻāvukku nicatam ˚eṇṇai mukkuṟuṇi nāḷ ˚eḻukku kalaṉe ˚irutūṇi kuṟuṇiyāka nāḻi ṇ</text:p>
      <text:p text:style-name="P2">(27) [ṇaikku] tūnellā vaṉta nel ˚ampattaṟu kalattāl ˚iṭṭa nilam ˚iti [[va]]ṭakkaṭaiya kiḻal mel ˚iṭṭa nila[m]</text:p>
      <text:p text:style-name="P2">(28) mum māvarai putukku pu[ṟa]ttu [[nel]]lu [nū]ṟṟu kalattāl ˚iṭṭa nilam ˚añcāṅ kaṇṇāṟṟu nilam vaṭakka[[ṭai]]</text:p>
      <text:p text:style-name="P2">(29) ya kālum ˚āṟākaṇṇāṟṟum kāṇi tiruviḷakku nicatam ˚eṇ[[ṇai nāḻi]]kku nel tuṇiyāl [[nū]]ṟṟu ˚iru[patiṉ] kalat[[tu]]</text:p>
      <text:p text:style-name="P3"><text:span text:style-name="T1">(30) ˚āṟāṅ kaṇāṟu mekkaṭai ˚eḻu māvarai ˚api</text:span><text:span text:style-name="T2">ṣe</text:span><text:span text:style-name="T1">kam ceyu nampikku nicatam nel patakinnāl ˚iṭṭa nim</text:span></text:p>
      <text:p text:style-name="P2">(31) ṅ kiḻakku muṉṟu māmukkāṇi ˚uvaiccu ˚āḷ ˚āṟukku ˚iṭa nilam ˚eḻā kaṇṇāṟṟu mekkaṭaiya ˚eṭṭu mā</text:p>
      <text:p text:style-name="P2">(32) kāṇi muṉtirikai tirunantavāṉam muṟukku ˚itaṉ ˚oṭu kiḻakkaṭaiya nilam ˚oru māvarai ˚itaṉ kiḻakku maṇṇu</text:p>
      <text:p text:style-name="P3"><text:span text:style-name="T1">(33) lam ˚oru mā ˚ita ˚oṭum ˚aṭaiya kiḻakku nilam ˚oṟu mā[vu]m yikā pukku paru</text:span><text:span text:style-name="T2">ṣai</text:span><text:span text:style-name="T1">yākku nila kāṇiraikkāṇi mu</text:span><text:span text:style-name="T2">nti</text:span><text:span text:style-name="T1">rikai kaṇākāṇi niṟp </text:span></text:p>
      <text:p text:style-name="P2">(34) pu ˚oruṉ ˚oraṭu ˚aṭai nilam ˚oru mākaṇākāṇikku ˚i</text:p>
      <text:p text:style-name="P2"/>
      <text:p text:style-name="P3"><text:span text:style-name="T1">Fortune! Prosperity! This is the 12</text:span><text:span text:style-name="T3">th</text:span><text:span text:style-name="T1"> year of Kōpparakesarivarman. To the Lord (</text:span><text:span text:style-name="T2">paraśvāmikaḷukku</text:span><text:span text:style-name="T1">) of Śrī Kayilāyam of big Vāṉavaṉ-mahādevi-caturvedimaṅgalam, a </text:span><text:span text:style-name="T2">brahmadeya</text:span><text:span text:style-name="T1"> on the northern bank, I, Cōḻamuttaraiyaṉ alias Cēkkiḻāṉ Araiyaṉ Caṅkara Nārāyaṇaṉ of Kāvaṉṉūr in Paḻuvūr </text:span><text:span text:style-name="T2">kōṭṭam</text:span><text:span text:style-name="T1"> in Toṇṭaināṭu; the land which was placed for the abundant expenses (</text:span><text:span text:style-name="T2">mikai vicattu</text:span><text:span text:style-name="T1">) of the tax-free [land] for those of the Sabhā of Śrī Cōḻacūḻamāṇicēri including the managers (</text:span><text:span text:style-name="T2">kaṇattāruḷ</text:span><text:span text:style-name="T1">) [of?] the great assembly (</text:span><text:span text:style-name="T2">peruṅkuṟiyāḷḷum</text:span><text:span text:style-name="T1">) of this big Vāṉavaṉ-mahādevi, I (</text:span><text:span text:style-name="T2">nān</text:span><text:span text:style-name="T1">) have taken, without taxes, from those of the Sabhā of this quarter (</text:span><text:span text:style-name="T2">inta cēri</text:span><text:span text:style-name="T1">) [which is] under [the irrigation] of the Vaṭakuṭi </text:span><text:soft-page-break/><text:span text:style-name="T1">tank; this is the land (</text:span><text:span text:style-name="T2">nilamāvatu</text:span><text:span text:style-name="T1">) which [I] possess: to the north of the canal Parakesari under [the irrigation of] the Vaṭakuṭi lake of this village; to the east of the canal Talaikaṇi [of] the Vaṭakūṭi lake; and to the west of the northern river; having removed the irrigation canal by the two lands bought before by those of the quarters (</text:span><text:span text:style-name="T2">cēriyār</text:span><text:span text:style-name="T1">) of Śrī Cōḻacūḻamāṇi; three sixteenth [which are] two and a half land as the seventh irrigation canal, the sixth and the fifth irrigation canal, the … irrigation canal …, the third irrigation canal. To Mahādeva of Śrī Kayilāyam (</text:span><text:span text:style-name="T2">kayillāttu</text:span><text:span text:style-name="T1"> &gt; </text:span><text:span text:style-name="T2">kayilāyattu</text:span><text:span text:style-name="T1">) of this village, as per the donation which was made as long as the sun and the moon endure, as four </text:span><text:span text:style-name="T2">nāḻi</text:span><text:span text:style-name="T1">s for one time for food offerings for the Lord (</text:span><text:span text:style-name="T2">āḻvārkku</text:span><text:span text:style-name="T1">), the rice for the three </text:span><text:span text:style-name="T2">sandhi</text:span><text:span text:style-name="T1"> (juncture of the day), with four </text:span><text:span text:style-name="T2">nāḻi</text:span><text:span text:style-name="T1">s and one </text:span><text:span text:style-name="T2">kuṟuṇi</text:span><text:span text:style-name="T1"> of pounded rice (</text:span><text:span text:style-name="T2">kuttal ariciyiṉāl</text:span><text:span text:style-name="T1">), with six </text:span><text:span text:style-name="T2">nāḻi</text:span><text:span text:style-name="T1">s and three </text:span><text:span text:style-name="T2">kuṟuṇi</text:span><text:span text:style-name="T1">s of paddy, for one day in the year, this is the land which made one hundred and twelve </text:span><text:span text:style-name="T2">kalam</text:span><text:span text:style-name="T1">s, one </text:span><text:span text:style-name="T2">tūṇi</text:span><text:span text:style-name="T1"> and a </text:span><text:span text:style-name="T2">patakku</text:span><text:span text:style-name="T1"> [of paddy]: half a </text:span><text:span text:style-name="T2">muntirikai</text:span><text:span text:style-name="T1"> of a fourthieth on the rim of the third irrigation canal; as one </text:span><text:span text:style-name="T2">kuṟuṇi</text:span><text:span text:style-name="T1"> of paddy for one </text:span><text:span text:style-name="T2">uḻakku</text:span><text:span text:style-name="T1"> every day of </text:span><text:span text:style-name="T2">ghee</text:span><text:span text:style-name="T1"> food offering for the Lord (</text:span><text:span text:style-name="T2">āḻvākku</text:span><text:span text:style-name="T1"> &gt; </text:span><text:span text:style-name="T2">āḻvārkku</text:span><text:span text:style-name="T1">), four </text:span><text:span text:style-name="T2">nāḻi</text:span><text:span text:style-name="T1">s of paddy for vegetable food offering, three </text:span><text:span text:style-name="T2">nāḻi</text:span><text:span text:style-name="T1">s of paddy for curd food offering and two </text:span><text:span text:style-name="T2">nāḻi</text:span><text:span text:style-name="T1">s of paddy for arecanut food offering, [these are] seven </text:span><text:span text:style-name="T2">nāḻi</text:span><text:span text:style-name="T1">s and one </text:span><text:span text:style-name="T2">kuṟuṇi</text:span><text:span text:style-name="T1"> of paddy everyday for one day in the year, the land was placed for three </text:span><text:span text:style-name="T2">kuṟuṇi</text:span><text:span text:style-name="T1">s, six </text:span><text:span text:style-name="T2">kalam</text:span><text:span text:style-name="T1">s of (</text:span><text:span text:style-name="T2">aimmattu</text:span><text:span text:style-name="T1">?) of paddy: a </text:span><text:span text:style-name="T2">muntirikai</text:span><text:span text:style-name="T1"> and three sixteenth [is] the land (</text:span><text:span text:style-name="T2">nilam</text:span><text:span text:style-name="T1">) which was placed to the east, having removed four sixteenth of half a </text:span><text:span text:style-name="T2">kāṇi</text:span><text:span text:style-name="T1"> on the western boundary of the fourth irrigation canal; for the ritual fee of </text:span><text:span text:style-name="T2">abhiṣeka</text:span><text:span text:style-name="T1"> (</text:span><text:span text:style-name="T2">abhiṣekadakṣiṇaikku</text:span><text:span text:style-name="T1">) for the gracious holy bath (</text:span><text:span text:style-name="T2">napaṉam āṭi aruḷa</text:span><text:span text:style-name="T1">) on five Saṅkrāntis, that are the Saṅkrāntis of the two </text:span><text:span text:style-name="T2">ayanam</text:span><text:span text:style-name="T1">s, the two </text:span><text:span text:style-name="T2">viṣu</text:span><text:span text:style-name="T1">s, and of the month of Vaikāci Vicākam, the land placed for fifty </text:span><text:span text:style-name="T2">kalam</text:span><text:span text:style-name="T1">s of paddy to make holy food offering, having graciously … , [are] three </text:span><text:span text:style-name="T2">mā</text:span><text:span text:style-name="T1">s and half a </text:span><text:span text:style-name="T2">kāṇi</text:span><text:span text:style-name="T1"> on the western boundary of the fourth irrigation canal; for one day in the year of sandal paste (</text:span><text:span text:style-name="T2">tirucantaṉattu</text:span><text:span text:style-name="T1">) for the holy smoke (</text:span><text:span text:style-name="T2">tiruppukkaikum</text:span><text:span text:style-name="T1">), the land which was placed for twenty </text:span><text:span text:style-name="T2">kalam</text:span><text:span text:style-name="T1">s of paddy [is] a sixteenth of the sluice with this fourth irrigation canal; the land placed for those cleaning the floor with cow-dung (</text:span><text:span text:style-name="T2">tirumeḻukku iṭuvarkkum</text:span><text:span text:style-name="T1">) and those </text:span><text:soft-page-break/><text:span text:style-name="T1">making the holy garlands (</text:span><text:span text:style-name="T2">tirupaḷḷitāmatoṭuppārkum</text:span><text:span text:style-name="T1">) [is] on the eastern boundary with this one-fourthieth to the east of the land placed for the vegetable food offering of the fourth irrigation canal; for the supply of firewood (</text:span><text:span text:style-name="T2">viṟakukum</text:span><text:span text:style-name="T1">) and the vegetables (</text:span><text:span text:style-name="T2">kaṟikkum</text:span><text:span text:style-name="T1">) for the eight festivals (</text:span><text:span text:style-name="T2">tiruviḻāviku aṭṭavukku</text:span><text:span text:style-name="T1">), as the daily </text:span><text:span text:style-name="T2">kalam</text:span><text:span text:style-name="T1">s of paddy, the land which was placed for seven </text:span><text:span text:style-name="T2">kalam</text:span><text:span text:style-name="T1">s and three </text:span><text:span text:style-name="T2">kuṟuṇi</text:span><text:span text:style-name="T1">s per day [is] half a </text:span><text:span text:style-name="T2">kāṇi</text:span><text:span text:style-name="T1"> of land to the south-east of the irrigation canal as a </text:span><text:span text:style-name="T2">kāṇi</text:span><text:span text:style-name="T1"> and a </text:span><text:span text:style-name="T2">muntirikai</text:span><text:span text:style-name="T1">; as five </text:span><text:span text:style-name="T2">kalam</text:span><text:span text:style-name="T1">s everyday of seven </text:span><text:span text:style-name="T2">patakku</text:span><text:span text:style-name="T1">s of pounded rice supplied for the festival of Vaikāci Vicākam, for seven days, for seventy </text:span><text:span text:style-name="T2">kalam</text:span><text:span text:style-name="T1">s of paddy and for thirty-five </text:span><text:span text:style-name="T2">kalam</text:span><text:span text:style-name="T1">s of rice, the land [is] a quarter land on the south-western boundary to the east of the fifth irrigation canal; for the festival (</text:span><text:span text:style-name="T2">tiruviḻāvukku</text:span><text:span text:style-name="T1">), three </text:span><text:span text:style-name="T2">kuṟuṇi</text:span><text:span text:style-name="T1">s of oil everyday, as one </text:span><text:span text:style-name="T2">kuṟuṇi</text:span><text:span text:style-name="T1"> and two </text:span><text:span text:style-name="T2">tūṇi</text:span><text:span text:style-name="T1">s and one </text:span><text:span text:style-name="T2">kalam</text:span><text:span text:style-name="T1"> for seven days, the land placed for fifty-six </text:span><text:span text:style-name="T2">kalam</text:span><text:span text:style-name="T1">s of paddy accrued with pure paddy for one </text:span><text:span text:style-name="T2">nāḻi</text:span><text:span text:style-name="T1"> of oil, [is] the land placed for hundred </text:span><text:span text:style-name="T2">kalam</text:span><text:span text:style-name="T1">s of paddy of the land renovated for a sixteenth [of the whole] land placed on the west, to the east of the northern boundary in this, a </text:span><text:span text:style-name="T2">kāṇi</text:span><text:span text:style-name="T1"> by the sixth irrigation canal and a quarter to the northern boundary of the land of the fifth irrigation canal; for one </text:span><text:span text:style-name="T2">nāḻi</text:span><text:span text:style-name="T1"> of oil every day for a lamp, hundred and twenty </text:span><text:span text:style-name="T2">kalam</text:span><text:span text:style-name="T1">s with one </text:span><text:span text:style-name="T2">tūṇi</text:span><text:span text:style-name="T1"> of paddy, seven sixteenth on the western boundary of the sixth irrigation canal; for Nampi performing the </text:span><text:span text:style-name="T2">abhiṣeka</text:span><text:span text:style-name="T1">, the land placed for one </text:span><text:span text:style-name="T2">patakku</text:span><text:span text:style-name="T1"> of paddy everyday [is] three </text:span><text:span text:style-name="T2">mā</text:span><text:span text:style-name="T1">s and three </text:span><text:span text:style-name="T2">kāṇi</text:span><text:span text:style-name="T1">s to the east; for six men (</text:span><text:span text:style-name="T2">āḷ</text:span><text:span text:style-name="T1">) with drums (</text:span><text:span text:style-name="T2">uvaiccu</text:span><text:span text:style-name="T1">), the land placed is one </text:span><text:span text:style-name="T2">muntirikai</text:span><text:span text:style-name="T1">, one </text:span><text:span text:style-name="T2">kāṇi</text:span><text:span text:style-name="T1"> and eight </text:span><text:span text:style-name="T2">mā</text:span><text:span text:style-name="T1">s on the western boundary of the seventh irrigation canal; one eighth of land on the eastern boundary with this for the existence (</text:span><text:span text:style-name="T2">uṟukku</text:span><text:span text:style-name="T1">?) of a holy garden (</text:span><text:span text:style-name="T2">tirunantavāṉam</text:span><text:span text:style-name="T1">); one </text:span><text:span text:style-name="T2">mā</text:span><text:span text:style-name="T1"> of land to the east which joins with this one </text:span><text:span text:style-name="T2">mā</text:span><text:span text:style-name="T1"> of dry land to the east of this, the land for those of the assembly (</text:span><text:span text:style-name="T2">paruṣaiyārkku</text:span><text:span text:style-name="T1">) who enter (</text:span><text:span text:style-name="T2">pukku</text:span><text:span text:style-name="T1">) [?], one </text:span><text:span text:style-name="T2">muntirikai</text:span><text:span text:style-name="T1"> and half a </text:span><text:span text:style-name="T2">kāṇi</text:span><text:span text:style-name="T1"> and a </text:span><text:span text:style-name="T2">kāṇi</text:span><text:span text:style-name="T1">, one </text:span><text:span text:style-name="T2">mā</text:span><text:span text:style-name="T1"> of land joining with one … of the temple manager (</text:span><text:span text:style-name="T2">kaṇkāṇi</text:span><text:span text:style-name="T1">), for the temple manager (</text:span><text:span text:style-name="T2">kaṇkāṇikku</text:span><text:span text:style-name="T1">) …</text:span></text:p>
      <text:p text:style-name="P2"/>
      <text:p text:style-name="Standard"><text:soft-page-break/><text:span text:style-name="T1">#14. a) Gaṅgājaṭādhara temple of Govindapputtūr; b) ARE 1928–29, no. 157; SII 19, no. 331; c) personally located; d) on the northern façade, on the wall section between the </text:span><text:span text:style-name="T2">ardha-maṇḍapa</text:span><text:span text:style-name="T1"> and the sanctuary; the last ten lines are engraved on the </text:span><text:span text:style-name="T2">ardha-maṇḍapa</text:span><text:span text:style-name="T1">, on the western side of the niche containing Kālārimūrti</text:span><text:span text:style-name="T4">;</text:span><text:span text:style-name="T1"> e) regnal year 13 of Kōpparakesarivarman; f) Uttamacōḻa (</text:span><text:span text:style-name="T2">circa</text:span><text:span text:style-name="T1"> 984 C.E.).</text:span></text:p>
      <text:p text:style-name="P2"/>
      <text:p text:style-name="P3"><text:span text:style-name="T1">(1) [[</text:span><text:span text:style-name="T2">svasti</text:span><text:span text:style-name="T1">]] </text:span><text:span text:style-name="T2">śrī</text:span><text:span text:style-name="T1"> kopparakecaripa</text:span><text:span text:style-name="T5">nma</text:span><text:span text:style-name="T1">kku yāṇṭu [[10]] [3] ˚āvatu [[va]]</text:span></text:p>
      <text:p text:style-name="P3"><text:span text:style-name="T1">(2) ṭaka[rai] </text:span><text:span text:style-name="T5">brahma</text:span><text:span text:style-name="T6">teya</text:span><text:span text:style-name="T1">m periya vāṉavaṉ</text:span><text:span text:style-name="T5">mahādeviścatuvve</text:span><text:span text:style-name="T6">[[</text:span><text:span text:style-name="T5">di</text:span><text:span text:style-name="T6">]]</text:span></text:p>
      <text:p text:style-name="P3"><text:span text:style-name="T1">(3) ma[[ṅka]]lattu </text:span><text:span text:style-name="T5">śivabrāhma</text:span><text:span text:style-name="T1">ṇar kā</text:span><text:span text:style-name="T5">śya</text:span><text:span text:style-name="T6">va</text:span><text:span text:style-name="T1">ṉ kuṉ[[ṟa]]ṉ ciṅkapa</text:span></text:p>
      <text:p text:style-name="P3"><text:span text:style-name="T1">(4) ṭṭa[[ṉu]]m </text:span><text:span text:style-name="T5">bhā</text:span><text:span text:style-name="T6">ra</text:span><text:span text:style-name="T5">dvā</text:span><text:span text:style-name="T1">ci koṟṟaṉ tiruvaraṅkapaṭṭaṉum ˚uḷḷaṭṭ[o]</text:span></text:p>
      <text:p text:style-name="P2">(5) m [˚a]raiyaṉ caṅkaranārāyaṇaṉāṉa coḻamuttaraiyar</text:p>
      <text:p text:style-name="P3"><text:span text:style-name="T1">(6) k[[ku ˚o]]ṭṭik kaittiṭṭu ˚iṭukkuṭutta paricāvatu ˚ivvūr [[˚i]] ‡ var ˚eṭuppit ‡ ta </text:span><text:span text:style-name="T2">śrī</text:span><text:span text:style-name="T1"> kayil[ā]</text:span></text:p>
      <text:p text:style-name="P3"><text:span text:style-name="T1">(7) [[yat]][tu] ˚āḷvarkku vaṭak[ū]ṭi ˚erikkiḻ nilattil [[ni]]vantam ‡ c[[e]]ytapaṭiyi ‡ l nāṅka</text:span></text:p>
      <text:p text:style-name="P3"><text:span text:style-name="T1">(8) [[nilam koṇṭu </text:span><text:span text:style-name="T5">cantrādi</text:span><text:span text:style-name="T6">]]</text:span><text:span text:style-name="T5">tya</text:span><text:span text:style-name="T1">vaṟ cevvomā[ka] [nivantam][[tam]] ‡ tiruccenṉa ‡ ṭaippuṟamum</text:span></text:p>
      <text:p text:style-name="P3"><text:span text:style-name="T1">(9) n[[e]]yyamutum kaṟi[ya]mutum tayiramutum ˚aṭaikkāyamutu ‡ m ˚ayaṉacaṅkirā ‡ nti ˚iraṇṭu</text:span></text:p>
      <text:p text:style-name="P3"><text:span text:style-name="T1">(10) [[kkum]] vi</text:span><text:span text:style-name="T5">ṣu</text:span><text:span text:style-name="T1"> ˚iraṇṭu[[k]]kum vaiykāci vicākamum </text:span><text:span text:style-name="T5">sta</text:span><text:span text:style-name="T2">pa</text:span><text:span text:style-name="T1">nam āṭi ‡ [[˚a]]ruḷi <text:s/>perun tiru ‡ ˚amutu cey</text:span></text:p>
      <text:p text:style-name="P3"><text:span text:style-name="T1">(11) [[vu]]m tiruppukaiyu[m ti]ruccantaṇamum tiruviḷakku ˚eṇṇai nicata ‡ m nāḻikkum ˚i ‡ ttaṉaikkum</text:span></text:p>
      <text:p text:style-name="P3"><text:span text:style-name="T1">(12) [[vai]]yta nilaṅ koṇṭu </text:span><text:span text:style-name="T5">panmāheśvara </text:span><text:span text:style-name="T1">nāṟpatteṇṇāyiravar [[ka]] ‡ ṇkāṇiyākac ‡ ceyvitākavu</text:span></text:p>
      <text:p text:style-name="P3"><text:span text:style-name="T1">(13) [[m tiru]] ˚amutu ˚oru nāḷ [mu]ṭṭil kalanel taṇṭappaṭuvatākavum ‡ maṟṟum nivan ‡ m muṭṭil pa</text:span></text:p>
      <text:p text:style-name="P3"><text:span text:style-name="T1">(14) [[ṭi]] [˚iraṭṭi] ceyvitā[[ka]]vum ˚ittaṉaiy[u]m tiṟampil vāriya[[p]] ‡ perumakkaḷukku ‡ ˚irukaḻañcu</text:span></text:p>
      <text:p text:style-name="P3"><text:soft-page-break/><text:span text:style-name="T1">(15)</text:span><text:span text:style-name="Footnote_20_Symbol"><text:span text:style-name="T1"><text:note text:id="ftn31" text:note-class="footnote"><text:note-citation>31</text:note-citation><text:note-body><text:p text:style-name="P4"><text:span text:style-name="T7"><text:s/>I cannot locate this line on my pictures.</text:span></text:p></text:note-body></text:note></text:span></text:span><text:span text:style-name="T1"> [[poṉ maṉṟuvatākavum ˚ipparicu ˚oṭṭik kaittiṭṭu]]</text:span></text:p>
      <text:p text:style-name="P3"><text:span text:style-name="T1">(16)</text:span><text:span text:style-name="Footnote_20_Symbol"><text:span text:style-name="T1"><text:note text:id="ftn32" text:note-class="footnote"><text:note-citation>32</text:note-citation><text:note-body><text:p text:style-name="P4"><text:span text:style-name="T7"><text:s/>This line is on the vertical ledge below the wall section.</text:span></text:p></text:note-body></text:note></text:span></text:span><text:span text:style-name="T1"> [kuṭu]ttom coḻamuttaraiyarkku kuṉṟaṉ ciṅkapaṉu ‡ [[m]] koṟṟaṉ ‡ tiru ˚araṅ[[ka]]ṉum</text:span></text:p>
      <text:p text:style-name="P3"><text:span text:style-name="T1">(17)</text:span><text:span text:style-name="Footnote_20_Symbol"><text:span text:style-name="T1"><text:note text:id="ftn33" text:note-class="footnote"><text:note-citation>33</text:note-citation><text:note-body><text:p text:style-name="P4"><text:span text:style-name="T7"><text:s/>I cannot read this line on my pictures. It is on the horizontal part below the first ledge.</text:span></text:p></text:note-body></text:note></text:span></text:span><text:span text:style-name="T1"> [[˚uḷḷiṭṭom maṟṟu ˚ikkoyilli paṇceytu munpu niṉṟome ˚ippa]]</text:span></text:p>
      <text:p text:style-name="P3"><text:span text:style-name="T1">(18)</text:span><text:span text:style-name="Footnote_20_Symbol"><text:span text:style-name="T1"><text:note text:id="ftn34" text:note-class="footnote"><text:note-citation>34</text:note-citation><text:note-body><text:p text:style-name="P4"><text:span text:style-name="T7"><text:s/>The following two lines are engraved on the recess, below the first ledge.</text:span></text:p></text:note-body></text:note></text:span></text:span><text:span text:style-name="T1"> ṇi ceyāviṭ[i]l ˚ittaṇṭappaṭuvatāka ˚iṭṭu ‡ kuṭuttom ‡ ˚ivvaṉaivo</text:span></text:p>
      <text:p text:style-name="P3"><text:span text:style-name="T1">(19) [[m]] ˚ivakaḷ veṇṭa ˚eḻutiṉe kāvirit teṉkarai ˚aḷanāṭ ‡ ṭu variñci ‡ yūr </text:span><text:span text:style-name="T5">brahma</text:span><text:span text:style-name="T1">te</text:span></text:p>
      <text:p text:style-name="P3"><text:span text:style-name="T1">(20)</text:span><text:span text:style-name="Footnote_20_Symbol"><text:span text:style-name="T1"><text:note text:id="ftn35" text:note-class="footnote"><text:note-citation>35</text:note-citation><text:note-body><text:p text:style-name="P4"><text:span text:style-name="T7"><text:s/>These last ten lines are on the </text:span><text:span text:style-name="T8">ardha-maṇḍapa</text:span><text:span text:style-name="T7">, on the western side of the niche of the Kālārimūrti.</text:span></text:p></text:note-body></text:note></text:span></text:span><text:span text:style-name="T1"> yattu </text:span><text:span text:style-name="T2">kā</text:span><text:span text:style-name="T5">śya</text:span><text:span text:style-name="T6">va</text:span><text:span text:style-name="T1">ṉ </text:span><text:span text:style-name="T5">śrī </text:span><text:span text:style-name="T1">kaṇṭan tā</text:span></text:p>
      <text:p text:style-name="P2">(21) motirapaṭṭaneṉ ˚ivai yeṉ</text:p>
      <text:p text:style-name="P2">(22) ˚eḻuttu ˚ippaṭa yoṭṭa ˚ip</text:p>
      <text:p text:style-name="P2">(23) paṇi ceyvatāka ˚iṭṭukkuṭutto</text:p>
      <text:p text:style-name="P3"><text:span text:style-name="T1">(24) m </text:span><text:span text:style-name="T5">bhāradvā</text:span><text:span text:style-name="T1">ci koṟṟaṉ tiruvaraṅkkaṉu</text:span></text:p>
      <text:p text:style-name="P3"><text:span text:style-name="T1">(25) kā</text:span><text:span text:style-name="T5">śya</text:span><text:span text:style-name="T6">va</text:span><text:span text:style-name="T1">ṉ kuṉṟaṉ ciṅkapaṭṭaṉum</text:span></text:p>
      <text:p text:style-name="P2">(26) ˚uḷḷiṭṭa ˚ivvaṉaivom ˚ivakaḷ</text:p>
      <text:p text:style-name="P2">(27) kammāṭṭāṅkiṉāl ˚eḻutiṉāṉum</text:p>
      <text:p text:style-name="P2">(28) ˚iṭṭuk kuṭutteṉ kuṉṟaṉ ciṅ</text:p>
      <text:p text:style-name="P2">(29) kapaṭṭaṉeṉ ˚ivai yeṉ ṉeḻu</text:p>
      <text:p text:style-name="P3"><text:span text:style-name="T1">(30) [ttu ˚ivai </text:span><text:span text:style-name="T5">panmāheśvara rakṣai</text:span></text:p>
      <text:p text:style-name="P2"/>
      <text:p text:style-name="P3"><text:span text:style-name="T1">Fortune! Prosperity! This is the 13</text:span><text:span text:style-name="T3">th</text:span><text:span text:style-name="T1"> year of Kōpparakesarivarman. [We] the Śivabrāhmaṇars of big Vāṉavaṉ-mahādevi-caturvedimaṅgalam, a </text:span><text:span text:style-name="T2">brahmadeya</text:span><text:span text:style-name="T1"> of the northern bank, we, including Kāśyavaṉ Kuṉṟaṉ Ciṅkapaṭṭaṉ and </text:span><text:span text:style-name="T6">Bhāradvāci</text:span><text:span text:style-name="T1"> Koṟṟaṉ Tiruvaraṅkapaṭṭaṉ, having undertaken for Araiyaṉ Caṅkaranārāyaṇaṉ alias Cōḻamuttaraiyar, having granted the document, we gave in this manner: in the order which made the endowment (</text:span><text:span text:style-name="T2">nivantam</text:span><text:span text:style-name="T1">) in </text:span><text:soft-page-break/><text:span text:style-name="T1">the land under [the irrigation of] the Vaṭakūṭi lake for the lord (</text:span><text:span text:style-name="T2">āḷvarkku</text:span><text:span text:style-name="T1">) of the Śrī Kayilāyam, built (</text:span><text:span text:style-name="T2">eṭupitta</text:span><text:span text:style-name="T1">) by him (</text:span><text:span text:style-name="T2">ivar</text:span><text:span text:style-name="T1">) of this village, having taken our land, as long as the sun and the moon endure, we will have to make the endowment; the lands (</text:span><text:span text:style-name="T2">puṟam</text:span><text:span text:style-name="T1">) for the temple expenses (</text:span><text:span text:style-name="T2">tiruccenṉaṭai</text:span><text:span text:style-name="T1">), the </text:span><text:span text:style-name="T2">ghee</text:span><text:span text:style-name="T1"> food offerings, the vegetable food offerings, the curd food offerings, the arecanut food offerings, the making of the big holy food offerings for the gracious holy bath on the month of Vaikāci Vicākam for two </text:span><text:span text:style-name="T2">viṣu</text:span><text:span text:style-name="T1"> and for two </text:span><text:span text:style-name="T2">ayaṉa</text:span><text:span text:style-name="T1"> Sankirāntis, the holy smoke, the holy sandal paste, for a </text:span><text:span text:style-name="T2">nāḻi</text:span><text:span text:style-name="T1"> of oil daily for a holy lamp; for all this [we] gave, having taken the land; the forty-eight thousand Panmāheśvaras, as supervisers (</text:span><text:span text:style-name="T2">kaṇkāṇiyāka</text:span><text:span text:style-name="T1">), will have to perform. If the holy food offerings, for one day, are hindered, a fine of one </text:span><text:span text:style-name="T2">kalam</text:span><text:span text:style-name="T1"> of paddy will fall; if the endowment is hindered besides [this], it will have to be done, having beaten the drum (</text:span><text:span text:style-name="T2">iraṭṭi</text:span><text:span text:style-name="T1">) for the order; if the supervision committee (</text:span><text:span text:style-name="T2">vāriyam</text:span><text:span text:style-name="T1">) deviates from all these, two </text:span><text:span text:style-name="T2">kaḻañcu</text:span><text:span text:style-name="T1">s of gold for the Lord (</text:span><text:span text:style-name="T2">perumakkaḷukku</text:span><text:span text:style-name="T1">) will have to be collected; in this manner, having undertaken [the endowment], we gave the document (</text:span><text:span text:style-name="T2">kaittīṭṭu</text:span><text:span text:style-name="T1">) for Cōḻamuttaraiyar, we, having stood before, having made the service in this temple beside us, Kuṉṟaṉ Ciṅkapaṉ and Kōṟṟaṉ Tiru Araṅkaṉ; if this service is not accomplished this fine will have to fall; having granted, we gave, we of those. I have written for the need of those, I, Kāśyavaṉ </text:span><text:span text:style-name="T6">Śrī</text:span><text:span text:style-name="T5"> </text:span><text:span text:style-name="T1">Kaṇṭan Tāmotirapaṭṭan, of the </text:span><text:span text:style-name="T2">brahmadeya</text:span><text:span text:style-name="T1"> Variñciyūr of Aḷanāṭu of the southern bank of the Kāviri; those are my letters. This service undertaken in this manner will have to be made; having granted, we gave, we of those, including Kā</text:span><text:span text:style-name="T5">śya</text:span><text:span text:style-name="T6">va</text:span><text:span text:style-name="T1">ṉ Kuṉṟaṉ Ciṅkapaṭṭaṉ and </text:span><text:span text:style-name="T6">Bhāradvāci</text:span><text:span text:style-name="T1"> Kōṟṟaṉ Tiruvaraṅkkaṉ. I have </text:span><text:span text:style-name="T4">written with the support (</text:span><text:span text:style-name="T15">tāṅkiṉāl</text:span><text:span text:style-name="T4">?) of Kammāḷ (?) [among] them</text:span><text:span text:style-name="T1">, having granted, I gave, I, Kuṉṟaṉ Ciṅkapaṭṭaṉ; those are my letters. This is under the protection of the Panmāheśvaras.</text:span></text:p>
      <text:p text:style-name="P2"/>
      <text:p text:style-name="Standard"><text:span text:style-name="T1">#15. a) Gaṅgājaṭādhara temple of Govindapputtūr; b) ARE 1928–29, no. 163; c) personally located; d) on the upper part of the base on the western side of the central projection of the </text:span><text:soft-page-break/><text:span text:style-name="T1">northern façade of the sanctuary</text:span><text:span text:style-name="T4">;</text:span><text:span text:style-name="T1"> e) regnal year 7 of Kōrājarājakesarivarman; f) Rājarāja I (</text:span><text:span text:style-name="T2">circa</text:span><text:span text:style-name="T1"> 992 C.E.); g) there is no </text:span><text:span text:style-name="T2">svasti śrī</text:span><text:span text:style-name="T1"> at the beginning of this inscription.</text:span></text:p>
      <text:p text:style-name="P2"/>
      <text:p text:style-name="P3"><text:span text:style-name="T1">(1) ko ˚irā</text:span><text:span text:style-name="T2">ja</text:span><text:span text:style-name="T1">rā ‡ </text:span><text:span text:style-name="T2">ja</text:span><text:span text:style-name="T1">ke[ca]ri</text:span><text:span text:style-name="T2">nma</text:span><text:span text:style-name="T1">kki yāṇṭu 7-vatu va X karai </text:span><text:span text:style-name="T2">brahmade</text:span><text:span text:style-name="T1">yam p[[e]]riya </text:span><text:span text:style-name="T2">śrī</text:span><text:span text:style-name="T1"> [vā] X vaṉ</text:span><text:span text:style-name="T2">mahāde</text:span><text:span text:style-name="T1">vi X X </text:span><text:span text:style-name="T2">vve</text:span><text:span text:style-name="T1">timaṅkalattu</text:span></text:p>
      <text:p text:style-name="P3"><text:span text:style-name="T1">(2) </text:span><text:span text:style-name="T2">śrī</text:span><text:span text:style-name="T1"> vi</text:span><text:span text:style-name="T2">ja</text:span><text:span text:style-name="T1"> ‡ yamaṅkalatevaṟku </text:span><text:span text:style-name="T2">śrī</text:span><text:span text:style-name="T1"> vimāṉam ka X lā ˚eḻuntaruḷḷuvitta ˚uṭaiyār peruntiṟattu ku X X X X muṭaiyaṉ ˚am</text:span></text:p>
      <text:p text:style-name="P3"><text:span text:style-name="T1">(3) palava ‡ ṉ pa[ḻu]vūr [ṉa]kkaṉṉāṉa ˚irā X rā</text:span><text:span text:style-name="T2">ja</text:span><text:span text:style-name="T1">pallar[ai]ya[ṉ] X X X ˚ikkoyil [vimāṉa] ˚eḻuntaruḷḷuvit[tu] [kū]ttaperumāḷ</text:span></text:p>
      <text:p text:style-name="P3"><text:span text:style-name="T1">(4) kkum X ‡ ˚umā</text:span><text:span text:style-name="T2">bha</text:span><text:span text:style-name="T1">ṭṭāla[ni]ku[m] tiruvāparaṇattuku varakkāṭṭiṉa X X X X X niṟai poṉ ˚irunūṟṟuk ka[ḻaintu] X X X tti[l vai]</text:span></text:p>
      <text:p text:style-name="P3"><text:span text:style-name="T1">(5) ttatu ‡ X</text:span></text:p>
      <text:p text:style-name="P6"/>
      <text:p text:style-name="Standard"><text:span text:style-name="T1">This is the 7</text:span><text:span text:style-name="T3">th</text:span><text:span text:style-name="T1"> year of Kōrājarākesarivarman. Rājarājapallavaraiyaṉ alias Ampalavaṉ Paḻuvūr Nakkaṉ, lord (</text:span><text:span text:style-name="T2">uṭaiyaṉ</text:span><text:span text:style-name="T1">) of </text:span><text:span text:style-name="T12">Ku{{vaḷḷālam}}, of the superior grade (</text:span><text:span text:style-name="T14">peruntiṟattu</text:span><text:span text:style-name="T12">) of the Lord (</text:span><text:span text:style-name="T14">uṭaiyār</text:span><text:span text:style-name="T12">), who graciously caused to raise (</text:span><text:span text:style-name="T2">eḻuntaruḷḷuvitta</text:span><text:span text:style-name="T1">) in stone the sanctuary (</text:span><text:span text:style-name="T2">śrī</text:span><text:span text:style-name="T1"> </text:span><text:span text:style-name="T2">vimāṉam</text:span><text:span text:style-name="T1">) for Śrī Vijayamaṅgalatēvar of big Śrī Vā{{ṉa}}vaṉ-mahādevi-{{catur}}vedimaṅgalam, a </text:span><text:span text:style-name="T2">brahmadeya</text:span><text:span text:style-name="T1"> of the northern bank; having </text:span><text:span text:style-name="T12">graciously caused to raise (</text:span><text:span text:style-name="T2">eḻuntaruḷḷuvittu</text:span><text:span text:style-name="T1">) the sanctuary (</text:span><text:span text:style-name="T2">vimāṉa</text:span><text:span text:style-name="T1">) of this temple (</text:span><text:span text:style-name="T2">ikkōyil</text:span><text:span text:style-name="T1">), the weight of two hundred </text:span><text:span text:style-name="T2">kaḻañcu</text:span><text:span text:style-name="T1">s of gold … sent for the jewels (</text:span><text:span text:style-name="T2">tiruvāparaṇattuku</text:span><text:span text:style-name="T1">) for Kūttaperumāḷ and Umābhaṭṭāl, were given …</text:span></text:p>
      <text:p text:style-name="P6"/>
      <text:p text:style-name="Standard"><text:span text:style-name="T1">#16. a) Gaṅgājaṭādhara temple of Govindapputtūr; b) ARE 1928–29, no. 160 (+ part 2, para 29); c) personally located; d) </text:span><text:span text:style-name="T12">on the lowest part of the base of the northern façade; begins on the western side of the </text:span><text:span text:style-name="T14">gomukha</text:span><text:span text:style-name="T12"> on the </text:span><text:span text:style-name="T14">ardha-maṇḍapa</text:span><text:span text:style-name="T12"> and continues on the </text:span><text:span text:style-name="T14">antarala</text:span><text:span text:style-name="T4">; the last part is on the lowest part of the base of the eastern section of the sanctuary;</text:span><text:span text:style-name="T1"> e) regnal year 7 of Kōrājarājakesarivarman; f) Rājarāja I (</text:span><text:span text:style-name="T2">circa</text:span><text:span text:style-name="T1"> 992 C.E.); g) there is no </text:span><text:span text:style-name="T2">svasti śrī</text:span><text:span text:style-name="T1"> at the beginning of this inscription; many passages of this inscription remain illegible, and the translation is thus fragmentary.</text:span></text:p>
      <text:p text:style-name="P6"/>
      <text:p text:style-name="P3"><text:soft-page-break/><text:span text:style-name="T12">(1) ko ˚irā</text:span><text:span text:style-name="T14">ja</text:span><text:span text:style-name="T12">rā</text:span><text:span text:style-name="T14">ja</text:span><text:span text:style-name="T12">kecari</text:span><text:span text:style-name="T14">nma</text:span><text:span text:style-name="T12">kki yāṇṭu ˚eḻāvatu vaṭa karai </text:span><text:span text:style-name="T14">brahmade</text:span><text:span text:style-name="T12">yam periya </text:span><text:span text:style-name="T14">śrī</text:span><text:span text:style-name="T12"> X ṉavaṉ</text:span><text:span text:style-name="T14">mahā</text:span><text:span text:style-name="T12">tevi</text:span><text:span text:style-name="T14">ca</text:span><text:span text:style-name="T12">tu</text:span><text:span text:style-name="T14">rvve</text:span><text:span text:style-name="T12">timaṅkalattu peruṅkuṟip ‡ [pe]rumma[kka] ‡ ḷ[o]m ˚i X [ṭ]ṭait tu[lānā]yaṟṟuc cani[k]</text:span></text:p>
      <text:p text:style-name="P3"><text:span text:style-name="T12">(2) X ḻamai peṟṟa ˚iraivati nāṉṟu peruṅku[ṟi] kāṭṭi p[o]ntu nammuṭaiya </text:span><text:span text:style-name="T14">śrī</text:span><text:span text:style-name="T12"> vi</text:span><text:span text:style-name="T14">ja</text:span><text:span text:style-name="T12">yamaṅkalamuṭaiya </text:span><text:span text:style-name="T14">mahā</text:span><text:span text:style-name="T12">tevar koyil tirumuṟṟa X tay kūṭṭa kuṟai va ‡ X X ṭi ˚iruntu X ‡ X [n]tu ˚i [X] </text:span><text:span text:style-name="T14">śrī</text:span><text:span text:style-name="T12"> vi</text:span><text:span text:style-name="T14">ja</text:span><text:span text:style-name="T12">yamaṅ[kalat]evar</text:span></text:p>
      <text:p text:style-name="P3"><text:span text:style-name="T12">(3) koyil </text:span><text:span text:style-name="T14">śrī</text:span><text:span text:style-name="T12">vimāṉam kallā ˚eḻuntaruḷḷuvitta ˚uṭaiyār peruntiṟattu kuvaḷḷālamuṭaiyāṉ ˚ampalavaṉ [paḻu]vūr nakkaṉṉāṉa ˚irā X rā</text:span><text:span text:style-name="T14">ja</text:span><text:span text:style-name="T12">pallavaraiyaṟ ‡ {unlegible on my pictures} ‡ [l ˚e] X X [˚amayṭṭa] </text:span><text:span text:style-name="T14">śrī</text:span><text:span text:style-name="T12"> k[ā]</text:span><text:span text:style-name="T14">yya</text:span><text:span text:style-name="T12">mmam ceytu</text:span></text:p>
      <text:p text:style-name="P3"><text:span text:style-name="T12">(4) X [X] naṟ ˚ivaka</text:span><text:span text:style-name="T14">mi</text:span><text:span text:style-name="T12"> vaṅkippuṟattu caṭṭapocaṉ veṇṇa[ya] X X vittaṉukku paṇippaṇiyā[l pa]ṇittu </text:span><text:span text:style-name="T14">śrī </text:span><text:span text:style-name="T12">koyil X X X X [ṭu]tta nāṅkaḷai X X X X ceytu ku[ṭu] ‡ t[ta] X X X X X ‡ X [ko] X lil [</text:span><text:span text:style-name="T14">śrī</text:span><text:span text:style-name="T12">]</text:span><text:span text:style-name="T14"> </text:span><text:span text:style-name="T12">X rā</text:span><text:span text:style-name="T14">ja</text:span><text:span text:style-name="T12">rā</text:span><text:span text:style-name="T14">ja</text:span><text:span text:style-name="T12">m [pa]raiya</text:span></text:p>
      <text:p text:style-name="P3"><text:span text:style-name="T12">(5) cXyvitta ni</text:span><text:span text:style-name="T14">bedha</text:span><text:span text:style-name="T12">m ˚eperppaṭṭa [ṉ/˚e] vama [X] llil [X] vaṭṭaṭuvikkap peṟuvāṉṉākavXm ˚i </text:span><text:span text:style-name="T14">śrī</text:span><text:span text:style-name="T12"> vi</text:span><text:span text:style-name="T14">ja</text:span><text:span text:style-name="T12">yamaṅkala X [var] X [yi]llil [˚i] X X X X X X X X X X ‡ {unlegible} ‡ X [m] [˚ik] X [yil] X X X [ṇi] X X X</text:span></text:p>
      <text:p text:style-name="P3"><text:span text:style-name="T12">(6) X X [vā] X X X X X X X X X [m ˚i]vaṉ coḷḷa/ṉṉa vaṇṇa X y[ka]ṭavār X X [lam] X X [ya] X X X X [ḻa]ṉai X X [ā]rai ve X X X X X X X X X X [ya/</text:span><text:span text:style-name="T14">dha</text:span><text:span text:style-name="T12"> ṟu] X X X X vu X X X X X X X ‡ {unlegible} ‡ {unlegible}</text:span></text:p>
      <text:p text:style-name="P3"><text:span text:style-name="T1">(7)</text:span><text:span text:style-name="Footnote_20_Symbol"><text:span text:style-name="T1"><text:note text:id="ftn36" text:note-class="footnote"><text:note-citation>36</text:note-citation><text:note-body><text:p text:style-name="P4"><text:span text:style-name="T7"><text:s/>These last five lines are on the lowest part of the base of the sanctuary, on the eastern side.</text:span></text:p></text:note-body></text:note></text:span></text:span><text:span text:style-name="T1"> ˚irupattu ˚aiy ḻaintu poṉ koḷḷap pe[ṟu]vāṉā[vem ˚ippa]ricu taṇṭit[tu] ˚i </text:span><text:span text:style-name="T2">śrī</text:span><text:span text:style-name="T1"> koy[iyalaṉmār?] ce[yiyap pe]</text:span></text:p>
      <text:p text:style-name="P3"><text:span text:style-name="T1">(8) ṟuvāṉṉār kappa[ṭa]m kuṭuttu [tāṉpal] kuṭuttu [pa]ṇi[ppa]ṇiyāl paṇittu [</text:span><text:span text:style-name="T2">vya</text:span><text:span text:style-name="T1">]va[X ṭai] ceytom peruṅkuṟi ppe</text:span></text:p>
      <text:p text:style-name="P3"><text:span text:style-name="T1">(9) rummakkaḷom paṇittār cāttamaṅkalattu [cana]ppeti[X ṭṭa][kavaṉṉārum] ˚ālika X [ḷḷaṟai] ˚iy </text:span><text:span text:style-name="T2">sahaśrā</text:span><text:span text:style-name="T1"> [cantuve]</text:span></text:p>
      <text:p text:style-name="P3"><text:soft-page-break/><text:span text:style-name="T1">(10) X X kaṅkaṉ/ḷa tiruveṇakām [cappirumi]paṇiya[lai] </text:span><text:span text:style-name="T2">madhyasta</text:span><text:span text:style-name="T1">ṉ niṉṟāṉṉārāva[mu]tāṉ vāṉavaṉ</text:span><text:span text:style-name="T2">mahā</text:span><text:span text:style-name="T1">tevi peruṅkāviti</text:span></text:p>
      <text:p text:style-name="P3"><text:span text:style-name="T1">(11) X X va[ḷḷa] X X X tu ˚aṟam maṟa[ve]kka ˚am[ma]llatu tuṇaiyillai[ye] ˚itu X </text:span><text:span text:style-name="T2">hāheśva</text:span><text:span text:style-name="T1">ra ra</text:span><text:span text:style-name="T2">kṣai</text:span></text:p>
      <text:p text:style-name="P15"/>
      <text:p text:style-name="P3"><text:span text:style-name="T12">This is the seventh year of Kōrājarājakesarivarman. We the great people (</text:span><text:span text:style-name="T14">perummakkaḷōm</text:span><text:span text:style-name="T12">) of the assembly (</text:span><text:span text:style-name="T14">peruṅkuṟi</text:span><text:span text:style-name="T12">) of big Śrī {{Vā}}ṉavaṉ-mahādevi-caturvedimaṅgalam, a </text:span><text:span text:style-name="T14">brahmadeya</text:span><text:span text:style-name="T12"> of the northern bank, on the day of this Rēvati which fell on a Saturday of the month of Tulā of this year, having …, having assembled in full (lit. without deficiency, </text:span><text:span text:style-name="T14">kūṭṭa kuṟai-v-a</text:span><text:span text:style-name="T12">{{</text:span><text:span text:style-name="T14">ṟa-k-kū</text:span><text:span text:style-name="T12">}}</text:span><text:span text:style-name="T14">ṭi iruntu</text:span><text:span text:style-name="T12">) in the holy courtyard (</text:span><text:span text:style-name="T14">tirumuṟṟa</text:span><text:span text:style-name="T12">{{</text:span><text:span text:style-name="T14">ttē</text:span><text:span text:style-name="T12">}}</text:span><text:span text:style-name="T14">y</text:span><text:span text:style-name="T12">) of the temple of Mahādeva of Śrī Vijayamaṅgalam of us who go (?), having shown [to?] the assembly, Ampalavaṉ Paḻuvūr Nakkaṉ alias Rā{{ja}}rā</text:span><text:span text:style-name="T14">ja</text:span><text:span text:style-name="T12">pallavaraiyar, lord of Kuvaḷḷālam, of the superior grade of the Lord (</text:span><text:span text:style-name="T14">uṭaiyār</text:span><text:span text:style-name="T12">), who graciously caused to raise (</text:span><text:span text:style-name="T14">eḻuntaruḷḷuvitta</text:span><text:span text:style-name="T12">) in stone the sanctuary of the temple of this Śrī Vijayamaṅgaladevar, …, having ordered by the given order to Caṭṭapocaṉ Veṇṇaya{{krama}}vittaṉ</text:span><text:span text:style-name="T1"> <text:s/>of V</text:span><text:span text:style-name="T12">aṅkippuṟam, the officer (</text:span><text:span text:style-name="T14">kaṉmi</text:span><text:span text:style-name="T12">) of him …, having made the holy duty (</text:span><text:span text:style-name="T14">śrī kāyyammam ceytu</text:span><text:span text:style-name="T12">), … a fine of twenty-five </text:span><text:span text:style-name="T14">kaḻañcu</text:span><text:span text:style-name="T12">s of gold … the </text:span><text:span text:style-name="T14">madhyastan</text:span><text:span text:style-name="T12"> Niṉṟān Ārā Amutān, great poet (</text:span><text:span text:style-name="T2">peruṅkāviti</text:span><text:span text:style-name="T1">) of Vāṉavaṉ-mahādevi … Do not neglect moral duty (</text:span><text:span text:style-name="T2">aṟam</text:span><text:span text:style-name="T1">); there is no support (</text:span><text:span text:style-name="T2">tuṇai</text:span><text:span text:style-name="T1">) except moral duty. This is under the protection of the Panmāheśvaras.</text:span></text:p>
      <text:p text:style-name="P16"><text:bookmark-end text:name="_Hlk79260357"/></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face style:name="Gentium" svg:font-family="Gentium" style:font-pitch="variable"/>
    <style:font-face style:name="Helvetica" svg:font-family="Helvetica"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pitch="variable"/>
    <style:font-face style:name="Lucida Sans" svg:font-family="'Lucida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fr" fo:country="F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Latha" style:font-family-complex="Latha"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language="en" fo:country="I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style style:name="Standard_20__28_user_29_" style:display-name="Standard (user)" style:family="paragraph">
      <style:paragraph-properties fo:orphans="0" fo:widows="0" fo:hyphenation-ladder-count="no-limit" fo:hyphenation-keep="auto" loext:hyphenation-keep-type="column" style:vertical-align="baseline" style:writing-mode="lr-tb"/>
      <style:text-properties style:use-window-font-color="true" loext:opacity="0%" style:font-name="Times New Roman" fo:font-family="'Times New Roman'" style:font-family-generic="roman" style:font-pitch="variable" fo:font-size="12pt" fo:language="en" fo:country="GB" style:letter-kerning="true" style:font-name-asian="SimSun" style:font-family-asian="SimSun, 宋体" style:font-pitch-asian="variable"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style:style>
    <style:style style:name="Grille_20_claire_20_-_20_Accent_20_3" style:display-name="Grille claire - Accent 3" style:family="paragraph" style:parent-style-name="Standard">
      <style:paragraph-properties fo:margin-left="0.5in" fo:margin-right="0in" fo:margin-top="0in" fo:margin-bottom="0in" style:contextual-spacing="true" fo:text-indent="0in" style:auto-text-indent="false"/>
    </style:style>
    <style:style style:name="WW-Footnote" style:family="paragraph" style:parent-style-name="Standard_20__28_user_29_">
      <style:paragraph-properties fo:margin-left="0.1965in" fo:margin-right="0in" fo:text-indent="-0.1965in" style:auto-text-indent="false" text:number-lines="false" text:line-number="0"/>
      <style:text-properties fo:font-size="10pt" fo:language="en" fo:country="IN" style:font-size-asian="10pt" style:font-size-complex="10pt"/>
    </style:style>
    <style:style style:name="p1" style:family="paragraph" style:parent-style-name="Standard">
      <style:text-properties style:font-name="Helvetica" fo:font-family="Helvetica" style:font-family-generic="swiss" style:font-pitch="variable" fo:font-size="9pt" style:font-size-asian="9pt" style:font-name-complex="Helvetica" style:font-family-complex="Helvetica" style:font-family-generic-complex="swiss" style:font-pitch-complex="variable" style:font-size-complex="9pt" style:language-complex="ta" style:country-complex="IN"/>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exte_20_de_20_bulles" style:display-name="Texte de bulles"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size="10pt" fo:font-weight="bold" style:font-size-asian="10pt" style:font-weight-asian="bold" style:font-size-complex="10pt" style:font-weight-complex="bold"/>
    </style:style>
    <style:style style:name="Grille_20_moyenne_20_1_20_-_20_Accent_20_2" style:display-name="Grille moyenne 1 - Accent 2" style:family="paragraph" style:parent-style-name="Standard">
      <style:paragraph-properties fo:margin-left="0.5in" fo:margin-right="0in" fo:margin-top="0in" fo:margin-bottom="0in" style:contextual-spacing="true" fo:text-indent="0in" style:auto-text-indent="false"/>
    </style:style>
    <style:style style:name="Trame_20_couleur_20_-_20_Accent_20_1" style:display-name="Trame couleur - Accent 1" style:family="paragraph">
      <style:paragraph-properties fo:orphans="2" fo:widows="2" style:writing-mode="lr-tb"/>
      <style:text-properties style:use-window-font-color="true" loext:opacity="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Latha" style:font-family-complex="Latha"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Police_20_par_20_défaut" style:display-name="Police par défaut" style:family="text"/>
    <style:style style:name="Note_20_de_20_bas_20_de_20_page_20_Car" style:display-name="Note de bas de page Car" style:family="text" style:parent-style-name="Police_20_par_20_défaut"/>
    <style:style style:name="Footnote_20_Symbol" style:display-name="Footnote Symbol" style:family="text">
      <style:text-properties style:text-position="super 58%"/>
    </style:style>
    <style:style style:name="s1" style:family="text">
      <style:text-properties fo:color="#021da7" loext:opacity="100%"/>
    </style:style>
    <style:style style:name="s2" style:family="text">
      <style:text-properties fo:color="#f9975e" loext:opacity="100%"/>
    </style:style>
    <style:style style:name="s3" style:family="text">
      <style:text-properties fo:color="#ff9450" loext:opacity="100%"/>
    </style:style>
    <style:style style:name="s4" style:family="text">
      <style:text-properties fo:color="#ab4500" loext:opacity="100%"/>
    </style:style>
    <style:style style:name="s5" style:family="text">
      <style:text-properties fo:color="#007400" loext:opacity="100%"/>
    </style:style>
    <style:style style:name="apple-converted-space" style:family="text" style:parent-style-name="Police_20_par_20_défaut"/>
    <style:style style:name="Pied_20_de_20_page_20_Car" style:display-name="Pied de page Car" style:family="text" style:parent-style-name="Police_20_par_20_défaut"/>
    <style:style style:name="Page_20_Number" style:display-name="Page Number" style:family="text" style:parent-style-name="Police_20_par_20_défaut"/>
    <style:style style:name="Texte_20_de_20_bulles_20_Car" style:display-name="Texte de bulles C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En-tête_20_Car" style:display-name="En-tête Car" style:family="text">
      <style:text-properties fo:font-size="12pt" fo:language="en" fo:country="GB" style:font-size-asian="12pt" style:font-size-complex="12pt"/>
    </style:style>
    <style:style style:name="Marque_20_de_20_commentaire" style:display-name="Marque de commentaire" style:family="text">
      <style:text-properties fo:font-size="9pt" style:font-size-asian="9pt" style:font-size-complex="9pt"/>
    </style:style>
    <style:style style:name="Commentaire_20_Car" style:display-name="Commentaire Car" style:family="text">
      <style:text-properties fo:font-size="12pt" style:font-size-asian="12pt" style:font-size-complex="12pt" style:language-complex="ar" style:country-complex="SA"/>
    </style:style>
    <style:style style:name="Objet_20_du_20_commentaire_20_Car" style:display-name="Objet du commentaire Car" style:family="text">
      <style:text-properties fo:font-size="12pt" fo:font-weight="bold" style:font-size-asian="12pt" style:font-weight-asian="bold" style:font-size-complex="12pt" style:language-complex="ar" style:country-complex="SA"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fr1" style:family="graphic" style:parent-style-name="Frame">
      <style:graphic-properties fo:margin-left="0in" fo:margin-right="0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8in" fo:margin-bottom="0.6508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Header"/>
        <text:p text:style-name="MP1"/>
      </style:header>
      <style:footer>
        <text:p text:style-name="Footer"><draw:frame draw:style-name="Mfr1" draw:name="Frame1" text:anchor-type="paragraph" svg:y="0.0008in" draw:z-index="32"><draw:text-box fo:min-height="0.0228in" fo:min-width="0in"><text:p text:style-name="Footer"><text:span text:style-name="Page_20_Number"><text:page-number text:select-page="current">33</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Microsoft Office User</meta:initial-creator>
    <meta:creation-date>2021-05-19T14:50:00</meta:creation-date>
    <dc:creator>Michaël Meyer</dc:creator>
    <dc:date>2025-06-10T16:24:49.403043373</dc:date>
    <meta:editing-cycles>198</meta:editing-cycles>
    <meta:editing-duration>PT9H33M55S</meta:editing-duration>
    <meta:generator>LibreOffice/24.8.7.2$Linux_X86_64 LibreOffice_project/480$Build-2</meta:generator>
    <meta:document-statistic meta:table-count="0" meta:image-count="0" meta:object-count="0" meta:page-count="33" meta:paragraph-count="359" meta:word-count="8881" meta:character-count="60041" meta:non-whitespace-character-count="51488"/>
  </office:meta>
</office:document-meta>
</file>